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alibri" svg:font-family="Calibri" style:font-family-generic="swiss"/>
    <style:font-face style:name="DejaVu Sans1" svg:font-family="'DejaVu Sans'" style:font-family-generic="swiss"/>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4pt" fo:margin-left="0pt" table:align="left"/>
    </style:style>
    <style:style style:name="Table1.A" style:family="table-column">
      <style:table-column-properties style:column-width="252pt"/>
    </style:style>
    <style:style style:name="Table1.B" style:family="table-column">
      <style:table-column-properties style:column-width="144pt"/>
    </style:style>
    <style:style style:name="Table1.C" style:family="table-column">
      <style:table-column-properties style:column-width="48pt"/>
    </style:style>
    <style:style style:name="Table1.D" style:family="table-column">
      <style:table-column-properties style:column-width="60pt"/>
    </style:style>
    <style:style style:name="Table1.A1" style:family="table-cell">
      <style:table-cell-properties fo:padding="2.75pt" fo:border="none"/>
    </style:style>
    <style:style style:name="Table1.B1" style:family="table-cell">
      <style:table-cell-properties fo:padding="2.75pt" fo:border-left="none" fo:border-right="none" fo:border-top="none" fo:border-bottom="0.05pt solid #000000"/>
    </style:style>
    <style:style style:name="Table1.A2" style:family="table-cell">
      <style:table-cell-properties style:vertical-align="middle" fo:padding="2.75pt" fo:border="none"/>
    </style:style>
    <style:style style:name="Table2" style:family="table">
      <style:table-properties style:width="504pt" fo:margin-left="0pt" table:align="left"/>
    </style:style>
    <style:style style:name="Table2.A" style:family="table-column">
      <style:table-column-properties style:column-width="251.95pt"/>
    </style:style>
    <style:style style:name="Table2.B" style:family="table-column">
      <style:table-column-properties style:column-width="144pt"/>
    </style:style>
    <style:style style:name="Table2.C" style:family="table-column">
      <style:table-column-properties style:column-width="48pt"/>
    </style:style>
    <style:style style:name="Table2.D" style:family="table-column">
      <style:table-column-properties style:column-width="60.05pt"/>
    </style:style>
    <style:style style:name="Table2.A1" style:family="table-cell">
      <style:table-cell-properties fo:padding="0pt" fo:border="none"/>
    </style:style>
    <style:style style:name="Table2.B1" style:family="table-cell">
      <style:table-cell-properties fo:padding="2.75pt" fo:border-left="none" fo:border-right="none" fo:border-top="none" fo:border-bottom="0.05pt solid #000000"/>
    </style:style>
    <style:style style:name="Table2.B2" style:family="table-cell">
      <style:table-cell-properties style:vertical-align="middle" fo:padding="0pt" fo:border="none"/>
    </style:style>
    <style:style style:name="P1" style:family="paragraph" style:parent-style-name="Footer">
      <style:text-properties fo:font-size="8pt" officeooo:rsid="006a6b66" officeooo:paragraph-rsid="006a6b66" style:font-size-asian="8pt" style:font-size-complex="8pt"/>
    </style:style>
    <style:style style:name="P2"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3" style:family="paragraph" style:parent-style-name="Standard">
      <style:paragraph-properties fo:text-align="center" style:justify-single-word="false"/>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text-properties style:text-outline="false" style:text-line-through-style="none" style:text-line-through-type="none" style:font-name="DejaVu Sans"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text-line-through-type="none" style:font-name="DejaVu Sans" fo:font-size="9pt" fo:font-style="normal" fo:text-shadow="none" style:text-underline-style="none" fo:font-weight="normal" officeooo:rsid="00427d7a" officeooo:paragraph-rsid="00427d7a"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text-line-through-type="none" style:font-name="DejaVu Sans" fo:font-size="9pt" fo:font-style="normal" fo:text-shadow="none" style:text-underline-style="none" fo:font-weight="normal" officeooo:paragraph-rsid="0050cff8"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7" style:family="paragraph" style:parent-style-name="Standard">
      <style:text-properties style:text-outline="false" style:text-line-through-style="none" style:text-line-through-type="none" style:font-name="DejaVu Sans" fo:font-size="9pt" fo:font-style="normal" fo:text-shadow="none" style:text-underline-style="none" fo:font-weight="normal" officeooo:rsid="0050cff8" officeooo:paragraph-rsid="0050cff8"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8" style:family="paragraph" style:parent-style-name="Standard">
      <style:text-properties fo:font-size="9pt" officeooo:rsid="00427d7a" officeooo:paragraph-rsid="00427d7a" style:font-size-asian="9pt" style:font-size-complex="9pt"/>
    </style:style>
    <style:style style:name="P9" style:family="paragraph" style:parent-style-name="Standard">
      <style:paragraph-properties fo:margin-top="6.01pt" fo:margin-bottom="0pt" style:contextual-spacing="false"/>
      <style:text-properties style:font-name="DejaVu Sans" fo:font-size="10pt" fo:font-weight="normal" style:font-size-asian="10pt" style:font-weight-asian="normal" style:font-size-complex="10pt" style:font-weight-complex="normal"/>
    </style:style>
    <style:style style:name="P10" style:family="paragraph" style:parent-style-name="Standard">
      <style:paragraph-properties fo:margin-top="6.01pt" fo:margin-bottom="0pt" style:contextual-spacing="false"/>
      <style:text-properties style:font-name="DejaVu Sans" fo:font-size="10pt" fo:font-weight="normal" officeooo:rsid="0036c3ee" officeooo:paragraph-rsid="0036c3ee" style:font-size-asian="10pt" style:font-weight-asian="normal" style:font-size-complex="10pt" style:font-weight-complex="normal"/>
    </style:style>
    <style:style style:name="P11" style:family="paragraph" style:parent-style-name="Standard">
      <style:paragraph-properties fo:margin-top="6.01pt" fo:margin-bottom="0pt" style:contextual-spacing="false"/>
      <style:text-properties style:font-name="DejaVu Sans" fo:font-size="10pt" fo:font-weight="normal" officeooo:rsid="0039380e" officeooo:paragraph-rsid="0039380e" style:font-size-asian="10pt" style:font-weight-asian="normal" style:font-size-complex="10pt" style:font-weight-complex="normal"/>
    </style:style>
    <style:style style:name="P12" style:family="paragraph" style:parent-style-name="Standard">
      <style:paragraph-properties fo:margin-top="6.01pt" fo:margin-bottom="0pt" style:contextual-spacing="false"/>
      <style:text-properties style:font-name="DejaVu Sans" fo:font-size="10pt" fo:font-weight="normal" officeooo:rsid="0039380e" officeooo:paragraph-rsid="003a77f9" style:font-size-asian="10pt" style:font-weight-asian="normal" style:font-size-complex="10pt" style:font-weight-complex="normal"/>
    </style:style>
    <style:style style:name="P13" style:family="paragraph" style:parent-style-name="Standard">
      <style:paragraph-properties fo:margin-top="6.01pt" fo:margin-bottom="0pt" style:contextual-spacing="false"/>
      <style:text-properties style:font-name="DejaVu Sans" fo:font-size="10pt" fo:font-weight="normal" officeooo:paragraph-rsid="0039380e" style:font-size-asian="10pt" style:font-weight-asian="normal" style:font-size-complex="10pt" style:font-weight-complex="normal"/>
    </style:style>
    <style:style style:name="P14" style:family="paragraph" style:parent-style-name="Standard">
      <style:paragraph-properties fo:margin-top="6.01pt" fo:margin-bottom="0pt" style:contextual-spacing="false" fo:text-align="center" style:justify-single-word="false"/>
      <style:text-properties style:font-name="DejaVu Sans" fo:font-size="10pt" fo:font-weight="normal" style:font-size-asian="10pt" style:font-weight-asian="normal" style:font-size-complex="10pt" style:font-weight-complex="normal"/>
    </style:style>
    <style:style style:name="P15" style:family="paragraph" style:parent-style-name="Standard">
      <style:paragraph-properties fo:margin-top="6.01pt" fo:margin-bottom="0pt" style:contextual-spacing="false"/>
      <style:text-properties style:font-name="DejaVu Sans" fo:font-size="10pt" officeooo:paragraph-rsid="002d8ea1" style:font-size-asian="10pt" style:font-size-complex="10pt"/>
    </style:style>
    <style:style style:name="P16" style:family="paragraph" style:parent-style-name="Standard">
      <style:paragraph-properties fo:margin-top="6.01pt" fo:margin-bottom="0pt" style:contextual-spacing="false" fo:keep-with-next="always"/>
    </style:style>
    <style:style style:name="P17" style:family="paragraph" style:parent-style-name="Standard" style:master-page-name="">
      <style:paragraph-properties fo:margin-top="6.01pt" fo:margin-bottom="0pt" style:contextual-spacing="false" style:page-number="auto" fo:keep-with-next="always"/>
      <style:text-properties style:font-name="DejaVu Sans" fo:font-size="10pt" fo:font-weight="normal" style:font-size-asian="10pt" style:font-weight-asian="normal" style:font-size-complex="10pt" style:font-weight-complex="normal"/>
    </style:style>
    <style:style style:name="P18" style:family="paragraph" style:parent-style-name="Standard" style:master-page-name="">
      <style:paragraph-properties fo:margin-top="6.01pt" fo:margin-bottom="0pt" style:contextual-spacing="false" fo:keep-together="auto" style:page-number="auto" fo:keep-with-next="always"/>
      <style:text-properties style:font-name="DejaVu Sans" fo:font-size="10pt" fo:font-weight="normal" officeooo:paragraph-rsid="003a77f9" style:font-size-asian="10pt" style:font-weight-asian="normal" style:font-size-complex="10pt" style:font-weight-complex="normal"/>
    </style:style>
    <style:style style:name="P19" style:family="paragraph" style:parent-style-name="Standard" style:master-page-name="">
      <style:paragraph-properties fo:margin-top="6.01pt" fo:margin-bottom="0pt" style:contextual-spacing="false" style:page-number="auto" fo:keep-with-next="always"/>
      <style:text-properties style:font-name="DejaVu Sans" fo:font-size="10pt" fo:font-weight="normal" officeooo:paragraph-rsid="003a77f9" style:font-size-asian="10pt" style:font-weight-asian="normal" style:font-size-complex="10pt" style:font-weight-complex="normal"/>
    </style:style>
    <style:style style:name="P20" style:family="paragraph" style:parent-style-name="Standard">
      <style:paragraph-properties fo:margin-top="6.01pt" fo:margin-bottom="0pt" style:contextual-spacing="false" fo:text-align="center" style:justify-single-word="false" fo:break-before="page"/>
      <style:text-properties style:font-name="DejaVu Sans" fo:font-size="10pt" fo:font-weight="normal" style:font-size-asian="10pt" style:font-weight-asian="normal" style:font-size-complex="10pt" style:font-weight-complex="normal"/>
    </style:style>
    <style:style style:name="P21" style:family="paragraph" style:parent-style-name="Standard">
      <style:paragraph-properties fo:margin-top="11.99pt" fo:margin-bottom="0pt" style:contextual-spacing="false"/>
      <style:text-properties style:font-name="DejaVu Sans" fo:font-size="10pt" fo:font-weight="normal" style:font-size-asian="10pt" style:font-weight-asian="normal" style:font-size-complex="10pt" style:font-weight-complex="normal"/>
    </style:style>
    <style:style style:name="P22" style:family="paragraph" style:parent-style-name="Standard">
      <style:paragraph-properties fo:margin-top="11.99pt" fo:margin-bottom="0pt" style:contextual-spacing="false"/>
      <style:text-properties style:font-name="DejaVu Sans" fo:font-size="10pt" fo:font-weight="normal" officeooo:paragraph-rsid="003a77f9" style:font-size-asian="10pt" style:font-weight-asian="normal" style:font-size-complex="10pt" style:font-weight-complex="normal"/>
    </style:style>
    <style:style style:name="P23" style:family="paragraph" style:parent-style-name="Standard" style:master-page-name="">
      <style:paragraph-properties fo:margin-top="11.99pt" fo:margin-bottom="0pt" style:contextual-spacing="false" style:page-number="auto" fo:keep-with-next="always"/>
      <style:text-properties style:font-name="DejaVu Sans" fo:font-size="13pt" fo:font-weight="bold" style:font-size-asian="13pt" style:font-weight-asian="bold" style:font-size-complex="13pt" style:font-weight-complex="bold"/>
    </style:style>
    <style:style style:name="P24" style:family="paragraph" style:parent-style-name="Standard" style:master-page-name="">
      <style:paragraph-properties fo:margin-top="11.99pt" fo:margin-bottom="0pt" style:contextual-spacing="false" style:page-number="auto" fo:keep-with-next="always"/>
      <style:text-properties style:font-name="DejaVu Sans" fo:font-size="13pt" fo:font-weight="bold" officeooo:paragraph-rsid="002f2b6e" style:font-size-asian="13pt" style:font-weight-asian="bold" style:font-size-complex="13pt" style:font-weight-complex="bold"/>
    </style:style>
    <style:style style:name="P25" style:family="paragraph" style:parent-style-name="Standard" style:master-page-name="">
      <style:paragraph-properties fo:margin-top="11.99pt" fo:margin-bottom="0pt" style:contextual-spacing="false" style:page-number="auto" fo:keep-with-next="always"/>
      <style:text-properties style:font-name="DejaVu Sans" fo:font-size="13pt" fo:font-weight="bold" officeooo:paragraph-rsid="00241243" style:font-size-asian="13pt" style:font-weight-asian="bold" style:font-size-complex="13pt" style:font-weight-complex="bold"/>
    </style:style>
    <style:style style:name="P26" style:family="paragraph" style:parent-style-name="Standard" style:master-page-name="">
      <style:paragraph-properties fo:margin-top="11.99pt" fo:margin-bottom="0pt" style:contextual-spacing="false" fo:keep-together="always" style:page-number="auto"/>
      <style:text-properties style:font-name="DejaVu Sans" fo:font-size="10pt" fo:font-weight="normal" officeooo:rsid="002f2b6e" officeooo:paragraph-rsid="003a77f9" style:font-size-asian="10pt" style:font-weight-asian="normal" style:font-size-complex="10pt" style:font-weight-complex="normal"/>
    </style:style>
    <style:style style:name="P27" style:family="paragraph" style:parent-style-name="Standard">
      <style:paragraph-properties fo:margin-top="11.99pt" fo:margin-bottom="0pt" style:contextual-spacing="false" fo:keep-with-next="always"/>
      <style:text-properties style:font-name="DejaVu Sans" fo:font-size="10pt" fo:font-weight="normal" officeooo:paragraph-rsid="00241243" style:font-size-asian="10pt" style:font-weight-asian="normal" style:font-size-complex="10pt" style:font-weight-complex="normal"/>
    </style:style>
    <style:style style:name="P28" style:family="paragraph" style:parent-style-name="Table_20_Contents">
      <style:paragraph-properties fo:margin-top="0pt" fo:margin-bottom="0pt" style:contextual-spacing="false"/>
      <style:text-properties style:font-name="DejaVu Sans" fo:font-size="9pt" style:font-size-asian="9pt" style:font-size-complex="9pt"/>
    </style:style>
    <style:style style:name="P29" style:family="paragraph" style:parent-style-name="Table_20_Contents">
      <style:paragraph-properties fo:margin-top="0pt" fo:margin-bottom="0pt" style:contextual-spacing="false" fo:text-align="end" style:justify-single-word="false"/>
      <style:text-properties style:font-name="DejaVu Sans" fo:font-size="9pt" style:font-size-asian="9pt" style:font-size-complex="9pt"/>
    </style:style>
    <style:style style:name="P30" style:family="paragraph" style:parent-style-name="Table_20_Contents">
      <style:paragraph-properties fo:margin-top="0pt" fo:margin-bottom="0pt" style:contextual-spacing="false"/>
      <style:text-properties style:font-name="DejaVu Sans" fo:font-size="9pt" officeooo:paragraph-rsid="005bcf3c" style:font-size-asian="9pt" style:font-size-complex="9pt"/>
    </style:style>
    <style:style style:name="P31" style:family="paragraph" style:parent-style-name="Table_20_Contents">
      <style:paragraph-properties fo:margin-top="0pt" fo:margin-bottom="0pt" style:contextual-spacing="false"/>
      <style:text-properties style:font-name="DejaVu Sans" fo:font-size="11pt" fo:font-weight="bold" style:font-size-asian="11pt" style:font-weight-asian="bold" style:font-size-complex="11pt" style:font-weight-complex="bold"/>
    </style:style>
    <style:style style:name="P32" style:family="paragraph" style:parent-style-name="Table_20_Contents">
      <style:paragraph-properties fo:margin-top="0pt" fo:margin-bottom="0pt" style:contextual-spacing="false"/>
      <style:text-properties style:font-name="DejaVu Sans" fo:font-size="10pt" style:font-size-asian="10pt" style:font-size-complex="10pt"/>
    </style:style>
    <style:style style:name="P33" style:family="paragraph" style:parent-style-name="Standard">
      <style:paragraph-properties fo:margin-top="0pt" fo:margin-bottom="0pt" style:contextual-spacing="false"/>
      <style:text-properties style:text-outline="false" style:text-line-through-style="none" style:text-line-through-type="none" style:font-name="DejaVu Sans"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34" style:family="paragraph" style:parent-style-name="Standard">
      <style:paragraph-properties fo:margin-top="0pt" fo:margin-bottom="0pt" style:contextual-spacing="false" fo:break-before="page"/>
      <style:text-properties style:font-name="DejaVu Sans" fo:font-size="13pt" fo:font-weight="bold" style:font-size-asian="13pt" style:font-weight-asian="bold" style:font-size-complex="13pt" style:font-weight-complex="bold"/>
    </style:style>
    <style:style style:name="P35" style:family="paragraph" style:parent-style-name="Table_20_Contents">
      <style:paragraph-properties fo:margin-top="0pt" fo:margin-bottom="0pt" style:contextual-spacing="false" fo:keep-with-next="always"/>
      <style:text-properties style:font-name="DejaVu Sans" fo:font-size="11pt" fo:font-weight="bold" officeooo:paragraph-rsid="00526fad" style:font-size-asian="11pt" style:font-weight-asian="bold" style:font-size-complex="11pt" style:font-weight-complex="bold"/>
    </style:style>
    <style:style style:name="P36" style:family="paragraph" style:parent-style-name="Standard">
      <style:paragraph-properties fo:margin-left="0pt" fo:margin-right="-2.04pt" fo:margin-top="6.01pt" fo:margin-bottom="0pt" style:contextual-spacing="false" fo:text-indent="0pt" style:auto-text-indent="false"/>
      <style:text-properties style:font-name="DejaVu Sans" fo:font-size="10pt" fo:font-weight="normal" style:font-size-asian="10pt" style:font-weight-asian="normal" style:font-size-complex="10pt" style:font-weight-complex="normal"/>
    </style:style>
    <style:style style:name="P37" style:family="paragraph" style:parent-style-name="Standard">
      <style:paragraph-properties fo:margin-left="0pt" fo:margin-right="0pt" fo:margin-top="6.01pt" fo:margin-bottom="0pt" style:contextual-spacing="false" fo:text-indent="0pt" style:auto-text-indent="false"/>
      <style:text-properties style:font-name="DejaVu Sans" fo:font-size="10pt" fo:font-weight="normal" style:font-size-asian="10pt" style:font-weight-asian="normal" style:font-size-complex="10pt" style:font-weight-complex="normal"/>
    </style:style>
    <style:style style:name="P38" style:family="paragraph" style:parent-style-name="Standard">
      <style:paragraph-properties fo:margin-left="0pt" fo:margin-right="0pt" fo:margin-top="6.01pt" fo:margin-bottom="0pt" style:contextual-spacing="false" fo:text-indent="0pt" style:auto-text-indent="false"/>
      <style:text-properties style:font-name="DejaVu Sans" fo:font-size="10pt" fo:font-weight="normal" officeooo:rsid="002f2b6e" officeooo:paragraph-rsid="002f2b6e" style:font-size-asian="10pt" style:font-weight-asian="normal" style:font-size-complex="10pt" style:font-weight-complex="normal"/>
    </style:style>
    <style:style style:name="P39" style:family="paragraph" style:parent-style-name="Standard" style:master-page-name="">
      <style:paragraph-properties fo:margin-left="0pt" fo:margin-right="0pt" fo:margin-top="6.01pt" fo:margin-bottom="0pt" style:contextual-spacing="false" fo:text-indent="0pt" style:auto-text-indent="false" style:page-number="auto"/>
      <style:text-properties style:font-name="DejaVu Sans" fo:font-size="10pt" fo:font-weight="normal" officeooo:paragraph-rsid="003a77f9" style:font-size-asian="10pt" style:font-weight-asian="normal" style:font-size-complex="10pt" style:font-weight-complex="normal"/>
    </style:style>
    <style:style style:name="P40" style:family="paragraph" style:parent-style-name="Standard" style:master-page-name="">
      <style:paragraph-properties fo:margin-left="0pt" fo:margin-right="0pt" fo:margin-top="6.01pt" fo:margin-bottom="0pt" style:contextual-spacing="false" fo:text-indent="0pt" style:auto-text-indent="false" style:page-number="auto"/>
      <style:text-properties style:font-name="DejaVu Sans" fo:font-size="10pt" fo:font-weight="normal" officeooo:rsid="002e9298" officeooo:paragraph-rsid="002e9298" style:font-size-asian="10pt" style:font-weight-asian="normal" style:font-size-complex="10pt" style:font-weight-complex="normal"/>
    </style:style>
    <style:style style:name="P41" style:family="paragraph" style:parent-style-name="Standard" style:master-page-name="">
      <style:paragraph-properties fo:margin-left="0pt" fo:margin-right="0pt" fo:margin-top="6.01pt" fo:margin-bottom="0pt" style:contextual-spacing="false" fo:keep-together="always" fo:text-indent="0pt" style:auto-text-indent="false" style:page-number="auto"/>
      <style:text-properties style:font-name="DejaVu Sans" fo:font-size="10pt" fo:font-weight="normal" officeooo:rsid="00226227" officeooo:paragraph-rsid="003a77f9" style:font-size-asian="10pt" style:font-weight-asian="normal" style:font-size-complex="10pt" style:font-weight-complex="normal"/>
    </style:style>
    <style:style style:name="P42" style:family="paragraph" style:parent-style-name="Standard" style:master-page-name="">
      <style:paragraph-properties fo:margin-left="0pt" fo:margin-right="0pt" fo:margin-top="6.01pt" fo:margin-bottom="0pt" style:contextual-spacing="false" fo:text-indent="0pt" style:auto-text-indent="false" style:page-number="auto"/>
      <style:text-properties style:font-name="DejaVu Sans" fo:font-size="10pt" style:font-size-asian="10pt" style:font-size-complex="10pt"/>
    </style:style>
    <style:style style:name="P43" style:family="paragraph" style:parent-style-name="Standard" style:master-page-name="">
      <style:paragraph-properties fo:margin-left="0pt" fo:margin-right="0pt" fo:margin-top="6.01pt" fo:margin-bottom="0pt" style:contextual-spacing="false" fo:text-indent="0pt" style:auto-text-indent="false" style:page-number="auto" fo:keep-with-next="always"/>
      <style:text-properties style:font-name="DejaVu Sans" fo:font-size="10pt" fo:font-weight="normal" style:font-size-asian="10pt" style:font-weight-asian="normal" style:font-size-complex="10pt" style:font-weight-complex="normal"/>
    </style:style>
    <style:style style:name="P44" style:family="paragraph" style:parent-style-name="Standard">
      <style:paragraph-properties fo:margin-left="0pt" fo:margin-right="0pt" fo:margin-top="6.01pt" fo:margin-bottom="0pt" style:contextual-spacing="false" fo:text-indent="0pt" style:auto-text-indent="false" fo:keep-with-next="always"/>
      <style:text-properties style:font-name="DejaVu Sans" fo:font-size="10pt" fo:font-weight="normal" officeooo:rsid="002f2b6e" officeooo:paragraph-rsid="002f2b6e" style:font-size-asian="10pt" style:font-weight-asian="normal" style:font-size-complex="10pt" style:font-weight-complex="normal"/>
    </style:style>
    <style:style style:name="P45" style:family="paragraph" style:parent-style-name="Table_20_Contents">
      <style:paragraph-properties fo:margin-left="0pt" fo:margin-right="0pt" fo:text-indent="0pt" style:auto-text-indent="false"/>
      <style:text-properties style:font-name="DejaVu Sans" fo:font-size="10pt" officeooo:paragraph-rsid="0027066d" style:font-size-asian="10pt" style:font-size-complex="10pt"/>
    </style:style>
    <style:style style:name="P46" style:family="paragraph" style:parent-style-name="Table_20_Contents">
      <style:paragraph-properties fo:margin-left="0pt" fo:margin-right="0pt" fo:text-indent="0pt" style:auto-text-indent="false"/>
      <style:text-properties style:font-name="DejaVu Sans" fo:font-size="9pt" fo:font-weight="normal" style:font-size-asian="9pt" style:font-weight-asian="normal" style:font-size-complex="9pt" style:font-weight-complex="normal"/>
    </style:style>
    <style:style style:name="P47" style:family="paragraph" style:parent-style-name="Table_20_Contents">
      <style:paragraph-properties fo:margin-left="0pt" fo:margin-right="0pt" fo:margin-top="4pt" fo:margin-bottom="0pt" style:contextual-spacing="false" fo:text-indent="0pt" style:auto-text-indent="false" fo:keep-with-next="always"/>
      <style:text-properties style:font-name="DejaVu Sans" fo:font-size="11pt" fo:font-weight="bold" style:font-size-asian="11pt" style:font-weight-asian="bold" style:font-size-complex="11pt" style:font-weight-complex="bold"/>
    </style:style>
    <style:style style:name="P48" style:family="paragraph" style:parent-style-name="Table_20_Contents">
      <style:paragraph-properties fo:margin-left="0pt" fo:margin-right="0pt" fo:margin-top="4pt" fo:margin-bottom="0pt" style:contextual-spacing="false" fo:text-indent="0pt" style:auto-text-indent="false" fo:keep-with-next="always"/>
      <style:text-properties style:font-name="DejaVu Sans" fo:font-size="11pt" fo:font-weight="bold" officeooo:rsid="0050cff8" officeooo:paragraph-rsid="0050cff8" style:font-size-asian="11pt" style:font-weight-asian="bold" style:font-size-complex="11pt" style:font-weight-complex="bold"/>
    </style:style>
    <style:style style:name="P49" style:family="paragraph" style:parent-style-name="Table_20_Contents">
      <style:paragraph-properties fo:margin-left="0pt" fo:margin-right="0pt" fo:margin-top="4pt" fo:margin-bottom="0pt" style:contextual-spacing="false" fo:text-indent="0pt" style:auto-text-indent="false"/>
      <style:text-properties style:font-name="DejaVu Sans" fo:font-size="11pt" fo:font-weight="bold" style:font-size-asian="11pt" style:font-weight-asian="bold" style:font-size-complex="11pt" style:font-weight-complex="bold"/>
    </style:style>
    <style:style style:name="P50" style:family="paragraph" style:parent-style-name="Table_20_Contents">
      <style:paragraph-properties fo:margin-left="0pt" fo:margin-right="0pt" fo:margin-top="0.99pt" fo:margin-bottom="0pt" style:contextual-spacing="false" fo:text-indent="0pt" style:auto-text-indent="false"/>
      <style:text-properties style:font-name="DejaVu Sans" fo:font-size="9pt" style:font-size-asian="9pt" style:font-size-complex="9pt"/>
    </style:style>
    <style:style style:name="P51" style:family="paragraph" style:parent-style-name="Table_20_Contents">
      <style:paragraph-properties fo:margin-left="0pt" fo:margin-right="0pt" fo:margin-top="0.99pt" fo:margin-bottom="0pt" style:contextual-spacing="false" fo:text-indent="0pt" style:auto-text-indent="false"/>
      <style:text-properties style:font-name="DejaVu Sans" fo:font-size="9pt" fo:font-weight="normal" style:font-size-asian="9pt" style:font-weight-asian="normal" style:font-size-complex="9pt" style:font-weight-complex="normal"/>
    </style:style>
    <style:style style:name="P52" style:family="paragraph" style:parent-style-name="Table_20_Contents">
      <style:paragraph-properties fo:margin-left="0pt" fo:margin-right="0pt" fo:margin-top="0.99pt" fo:margin-bottom="0pt" style:contextual-spacing="false" fo:text-indent="0pt" style:auto-text-indent="false"/>
      <style:text-properties style:font-name="DejaVu Sans" fo:font-size="10pt" fo:font-weight="normal" style:font-size-asian="10pt" style:font-weight-asian="normal" style:font-size-complex="10pt" style:font-weight-complex="normal"/>
    </style:style>
    <style:style style:name="P53" style:family="paragraph" style:parent-style-name="Table_20_Contents">
      <style:paragraph-properties fo:margin-left="0pt" fo:margin-right="0pt" fo:margin-top="0.99pt" fo:margin-bottom="0pt" style:contextual-spacing="false" fo:text-indent="0pt" style:auto-text-indent="false"/>
      <style:text-properties style:font-name="DejaVu Sans" fo:font-size="11pt" fo:font-weight="normal" style:font-size-asian="11pt" style:font-weight-asian="normal" style:font-size-complex="11pt" style:font-weight-complex="normal"/>
    </style:style>
    <style:style style:name="P54" style:family="paragraph" style:parent-style-name="Table_20_Contents">
      <style:paragraph-properties fo:margin-left="0pt" fo:margin-right="0pt" fo:margin-top="0.99pt" fo:margin-bottom="0pt" style:contextual-spacing="false" fo:text-indent="0pt" style:auto-text-indent="false" fo:keep-with-next="always"/>
      <style:text-properties style:font-name="DejaVu Sans" fo:font-size="9pt" fo:font-weight="normal" style:font-size-asian="9pt" style:font-weight-asian="normal" style:font-size-complex="9pt" style:font-weight-complex="normal"/>
    </style:style>
    <style:style style:name="P55" style:family="paragraph" style:parent-style-name="Table_20_Contents">
      <style:paragraph-properties fo:margin-left="0pt" fo:margin-right="0pt" fo:margin-top="0.99pt" fo:margin-bottom="0pt" style:contextual-spacing="false" fo:text-indent="0pt" style:auto-text-indent="false" fo:keep-with-next="auto"/>
      <style:text-properties style:font-name="DejaVu Sans" fo:font-size="9pt" fo:font-weight="normal" style:font-size-asian="9pt" style:font-weight-asian="normal" style:font-size-complex="9pt" style:font-weight-complex="normal"/>
    </style:style>
    <style:style style:name="P56" style:family="paragraph" style:parent-style-name="Table_20_Contents">
      <style:text-properties style:font-name="DejaVu Sans" fo:font-size="9pt" style:font-size-asian="9pt" style:font-size-complex="9pt"/>
    </style:style>
    <style:style style:name="P57" style:family="paragraph" style:parent-style-name="Table_20_Contents">
      <style:paragraph-properties fo:text-align="end" style:justify-single-word="false"/>
      <style:text-properties style:font-name="DejaVu Sans" fo:font-size="9pt" style:font-size-asian="9pt" style:font-size-complex="9pt"/>
    </style:style>
    <style:style style:name="P58" style:family="paragraph" style:parent-style-name="Table_20_Contents">
      <style:paragraph-properties fo:text-align="end" style:justify-single-word="false"/>
      <style:text-properties style:font-name="DejaVu Sans" fo:font-size="9pt" officeooo:paragraph-rsid="00427d7a" style:font-size-asian="9pt" style:font-size-complex="9pt"/>
    </style:style>
    <style:style style:name="P59" style:family="paragraph" style:parent-style-name="Table_20_Contents">
      <style:paragraph-properties fo:text-align="end" style:justify-single-word="false"/>
      <style:text-properties style:font-name="DejaVu Sans" fo:font-size="9pt" officeooo:rsid="0050cff8" officeooo:paragraph-rsid="0050cff8" style:font-size-asian="9pt" style:font-size-complex="9pt"/>
    </style:style>
    <style:style style:name="P60" style:family="paragraph" style:parent-style-name="Table_20_Contents">
      <style:paragraph-properties fo:text-align="end" style:justify-single-word="false"/>
      <style:text-properties style:font-name="DejaVu Sans" fo:font-size="9pt" officeooo:rsid="005bcf3c" officeooo:paragraph-rsid="005bcf3c" style:font-size-asian="9pt" style:font-size-complex="9pt"/>
    </style:style>
    <style:style style:name="P61" style:family="paragraph" style:parent-style-name="Table_20_Contents">
      <style:text-properties style:font-name="DejaVu Sans" fo:font-size="9pt" officeooo:rsid="005bcf3c" officeooo:paragraph-rsid="005bcf3c" style:font-size-asian="9pt" style:font-size-complex="9pt"/>
    </style:style>
    <style:style style:name="P62" style:family="paragraph" style:parent-style-name="Standard">
      <style:paragraph-properties fo:margin-left="35.49pt" fo:margin-right="49.1pt" fo:margin-top="6.01pt" fo:margin-bottom="0pt" style:contextual-spacing="false" fo:text-indent="0pt" style:auto-text-indent="false"/>
      <style:text-properties style:font-name="DejaVu Sans" fo:font-size="10pt" fo:font-weight="normal" style:font-size-asian="10pt" style:font-weight-asian="normal" style:font-size-complex="10pt" style:font-weight-complex="normal"/>
    </style:style>
    <style:style style:name="P63" style:family="paragraph" style:parent-style-name="Standard">
      <style:paragraph-properties fo:margin-top="18pt" fo:margin-bottom="0pt" style:contextual-spacing="false"/>
      <style:text-properties style:font-name="DejaVu Sans" fo:font-size="10pt" officeooo:paragraph-rsid="002d8ea1" style:font-size-asian="10pt" style:font-size-complex="10pt"/>
    </style:style>
    <style:style style:name="P64" style:family="paragraph" style:parent-style-name="Standard">
      <style:paragraph-properties fo:margin-top="18pt" fo:margin-bottom="0pt" style:contextual-spacing="false" fo:break-before="page"/>
      <style:text-properties style:font-name="DejaVu Sans" fo:font-size="13pt" fo:font-weight="bold" style:font-size-asian="13pt" style:font-weight-asian="bold" style:font-size-complex="13pt" style:font-weight-complex="bold"/>
    </style:style>
    <style:style style:name="P65" style:family="paragraph" style:parent-style-name="Standard" style:master-page-name="">
      <style:paragraph-properties fo:margin-top="18pt" fo:margin-bottom="0pt" style:contextual-spacing="false" style:page-number="auto" fo:keep-with-next="always"/>
      <style:text-properties style:font-name="DejaVu Sans" fo:font-size="13pt" fo:font-weight="bold" officeooo:paragraph-rsid="003a77f9" style:font-size-asian="13pt" style:font-weight-asian="bold" style:font-size-complex="13pt" style:font-weight-complex="bold"/>
    </style:style>
    <style:style style:name="P66" style:family="paragraph" style:parent-style-name="Standard" style:master-page-name="">
      <style:paragraph-properties fo:margin-left="0pt" fo:margin-right="11.99pt" fo:margin-top="6.01pt" fo:margin-bottom="0pt" style:contextual-spacing="false" fo:text-indent="0pt" style:auto-text-indent="false" style:page-number="auto" fo:keep-with-next="always">
        <style:tab-stops/>
      </style:paragraph-properties>
      <style:text-properties style:font-name="DejaVu Sans" fo:font-size="12pt" fo:font-weight="bold" officeooo:rsid="006b93d0" officeooo:paragraph-rsid="006b93d0" style:font-size-asian="12pt" style:font-weight-asian="bold" style:font-size-complex="12pt" style:font-weight-complex="bold"/>
    </style:style>
    <style:style style:name="P67" style:family="paragraph" style:parent-style-name="Standard" style:master-page-name="">
      <style:paragraph-properties fo:margin-left="0pt" fo:margin-right="11.99pt" fo:margin-top="6.01pt" fo:margin-bottom="0pt" style:contextual-spacing="false" fo:text-indent="0pt" style:auto-text-indent="false" style:page-number="auto" fo:keep-with-next="always">
        <style:tab-stops/>
      </style:paragraph-properties>
      <style:text-properties style:font-name="DejaVu Sans" fo:font-size="12pt" fo:font-style="normal" style:text-underline-style="none" fo:font-weight="bold" officeooo:rsid="006b93d0" officeooo:paragraph-rsid="006b93d0" style:font-size-asian="12pt" style:font-style-asian="normal" style:font-weight-asian="bold" style:font-size-complex="12pt" style:font-style-complex="normal" style:font-weight-complex="bold"/>
    </style:style>
    <style:style style:name="P68" style:family="paragraph" style:parent-style-name="Standard">
      <style:paragraph-properties fo:margin-left="0pt" fo:margin-right="11.99pt" fo:margin-top="6.01pt" fo:margin-bottom="0pt" style:contextual-spacing="false" fo:text-indent="0pt" style:auto-text-indent="false" fo:break-before="page">
        <style:tab-stops/>
      </style:paragraph-properties>
      <style:text-properties style:font-name="DejaVu Sans" fo:font-size="12pt" fo:font-style="normal" style:text-underline-style="none" fo:font-weight="bold" officeooo:rsid="006b93d0" officeooo:paragraph-rsid="006b93d0" style:font-size-asian="12pt" style:font-style-asian="normal" style:font-weight-asian="bold" style:font-size-complex="12pt" style:font-style-complex="normal" style:font-weight-complex="bold"/>
    </style:style>
    <style:style style:name="P69" style:family="paragraph" style:parent-style-name="Standard">
      <style:paragraph-properties fo:margin-left="0pt" fo:margin-right="11.99pt" fo:margin-top="6.01pt" fo:margin-bottom="0pt" style:contextual-spacing="false" fo:text-indent="0pt" style:auto-text-indent="false" fo:keep-with-next="always">
        <style:tab-stops/>
      </style:paragraph-properties>
      <style:text-properties style:font-name="DejaVu Sans" fo:font-size="12pt" fo:font-style="normal" style:text-underline-style="none" fo:font-weight="bold" officeooo:rsid="006b93d0" officeooo:paragraph-rsid="006b93d0" style:font-size-asian="12pt" style:font-style-asian="normal" style:font-weight-asian="bold" style:font-size-complex="12pt" style:font-style-complex="normal" style:font-weight-complex="bold"/>
    </style:style>
    <style:style style:name="P70" style:family="paragraph" style:parent-style-name="Standard">
      <style:paragraph-properties fo:keep-together="always" fo:keep-with-next="always"/>
      <style:text-properties style:text-outline="false" style:text-line-through-style="none" style:text-line-through-type="none" style:font-name="DejaVu Sans"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71" style:family="paragraph" style:parent-style-name="Table_20_Contents">
      <style:paragraph-properties fo:text-align="end" style:justify-single-word="false" fo:keep-with-next="always"/>
      <style:text-properties style:font-name="DejaVu Sans" fo:font-size="9pt" style:font-size-asian="9pt" style:font-size-complex="9pt"/>
    </style:style>
    <style:style style:name="P72" style:family="paragraph" style:parent-style-name="Table_20_Contents">
      <style:paragraph-properties fo:keep-together="always" fo:keep-with-next="always"/>
      <style:text-properties style:font-name="DejaVu Sans" fo:font-size="9pt" style:font-size-asian="9pt" style:font-size-complex="9pt"/>
    </style:style>
    <style:style style:name="P73" style:family="paragraph" style:parent-style-name="Standard" style:master-page-name="">
      <style:paragraph-properties fo:margin-top="38.01pt" fo:margin-bottom="0pt" style:contextual-spacing="false" style:page-number="auto" fo:break-before="auto" fo:break-after="auto"/>
      <style:text-properties style:font-name="DejaVu Sans" fo:font-size="13pt" fo:font-weight="bold" style:font-size-asian="13pt" style:font-weight-asian="bold" style:font-size-complex="13pt" style:font-weight-complex="bold"/>
    </style:style>
    <style:style style:name="P74" style:family="paragraph" style:parent-style-name="Standard" style:master-page-name="">
      <style:paragraph-properties fo:margin-left="47.99pt" fo:margin-right="0pt" fo:margin-top="6.01pt" fo:margin-bottom="0pt" style:contextual-spacing="false" fo:text-indent="-11.99pt" style:auto-text-indent="false" style:page-number="auto">
        <style:tab-stops/>
      </style:paragraph-properties>
      <style:text-properties style:font-name="DejaVu Sans" fo:font-size="10pt" officeooo:paragraph-rsid="002d8ea1" style:font-size-asian="10pt" style:font-size-complex="10pt"/>
    </style:style>
    <style:style style:name="P75" style:family="paragraph" style:parent-style-name="Standard">
      <style:paragraph-properties fo:margin-left="47.99pt" fo:margin-right="0pt" fo:margin-top="2.01pt" fo:margin-bottom="0pt" style:contextual-spacing="false" fo:text-indent="-11.99pt" style:auto-text-indent="false">
        <style:tab-stops/>
      </style:paragraph-properties>
      <style:text-properties style:font-name="DejaVu Sans" fo:font-size="10pt" officeooo:paragraph-rsid="002d8ea1" style:font-size-asian="10pt" style:font-size-complex="10pt"/>
    </style:style>
    <style:style style:name="P76" style:family="paragraph" style:parent-style-name="Standard">
      <style:paragraph-properties fo:margin-left="47.99pt" fo:margin-right="0pt" fo:margin-top="2.01pt" fo:margin-bottom="0pt" style:contextual-spacing="false" fo:text-indent="-11.99pt" style:auto-text-indent="false">
        <style:tab-stops/>
      </style:paragraph-properties>
      <style:text-properties style:font-name="DejaVu Sans" fo:font-size="10pt" officeooo:paragraph-rsid="007386d4" style:font-size-asian="10pt" style:font-size-complex="10pt"/>
    </style:style>
    <style:style style:name="P77" style:family="paragraph" style:parent-style-name="Table_20_Contents">
      <style:paragraph-properties fo:margin-top="4pt" fo:margin-bottom="0pt" style:contextual-spacing="false" fo:keep-with-next="always"/>
      <style:text-properties style:font-name="DejaVu Sans" fo:font-size="11pt" fo:font-weight="bold" style:font-size-asian="11pt" style:font-weight-asian="bold" style:font-size-complex="11pt" style:font-weight-complex="bold"/>
    </style:style>
    <style:style style:name="P78" style:family="paragraph" style:parent-style-name="Table_20_Contents">
      <style:paragraph-properties fo:margin-top="4pt" fo:margin-bottom="0pt" style:contextual-spacing="false"/>
      <style:text-properties style:font-name="DejaVu Sans" fo:font-size="10pt" style:font-size-asian="10pt" style:font-size-complex="10pt"/>
    </style:style>
    <style:style style:name="P79" style:family="paragraph" style:parent-style-name="Table_20_Contents">
      <style:paragraph-properties fo:margin-top="4pt" fo:margin-bottom="0pt" style:contextual-spacing="false"/>
      <style:text-properties style:font-name="DejaVu Sans" fo:font-size="8pt" fo:font-style="italic" fo:font-weight="bold" style:font-size-asian="7pt" style:font-style-asian="italic" style:font-weight-asian="bold" style:font-size-complex="8pt" style:font-style-complex="italic" style:font-weight-complex="bold"/>
    </style:style>
    <style:style style:name="P80" style:family="paragraph" style:parent-style-name="Table_20_Contents">
      <style:paragraph-properties fo:margin-top="4pt" fo:margin-bottom="0pt" style:contextual-spacing="false"/>
      <style:text-properties style:font-name="DejaVu Sans" fo:font-size="9pt" fo:font-style="italic" fo:font-weight="bold" style:font-size-asian="9pt" style:font-style-asian="italic" style:font-weight-asian="bold" style:font-size-complex="9pt" style:font-style-complex="italic" style:font-weight-complex="bold"/>
    </style:style>
    <style:style style:name="P81" style:family="paragraph" style:parent-style-name="Table_20_Contents">
      <style:paragraph-properties fo:margin-top="4pt" fo:margin-bottom="0pt" style:contextual-spacing="false" fo:text-align="end" style:justify-single-word="false"/>
      <style:text-properties style:font-name="DejaVu Sans" fo:font-size="9pt" fo:font-style="italic" fo:font-weight="bold" style:font-size-asian="9pt" style:font-style-asian="italic" style:font-weight-asian="bold" style:font-size-complex="9pt" style:font-style-complex="italic" style:font-weight-complex="bold"/>
    </style:style>
    <style:style style:name="P82" style:family="paragraph" style:parent-style-name="Table_20_Contents">
      <style:paragraph-properties fo:margin-top="4pt" fo:margin-bottom="0pt" style:contextual-spacing="false" fo:text-align="end" style:justify-single-word="false"/>
      <style:text-properties style:font-name="DejaVu Sans" fo:font-size="9pt" fo:font-style="italic" fo:font-weight="bold" officeooo:rsid="00427d7a" officeooo:paragraph-rsid="00427d7a" style:font-size-asian="9pt" style:font-style-asian="italic" style:font-weight-asian="bold" style:font-size-complex="9pt" style:font-style-complex="italic" style:font-weight-complex="bold"/>
    </style:style>
    <style:style style:name="P83" style:family="paragraph" style:parent-style-name="Table_20_Contents">
      <style:paragraph-properties fo:margin-top="4pt" fo:margin-bottom="0pt" style:contextual-spacing="false" fo:text-align="end" style:justify-single-word="false"/>
      <style:text-properties style:font-name="DejaVu Sans" fo:font-size="9pt" fo:font-style="italic" fo:font-weight="bold" officeooo:rsid="00427d7a" officeooo:paragraph-rsid="0047c206" style:font-size-asian="9pt" style:font-style-asian="italic" style:font-weight-asian="bold" style:font-size-complex="9pt" style:font-style-complex="italic" style:font-weight-complex="bold"/>
    </style:style>
    <style:style style:name="P84" style:family="paragraph" style:parent-style-name="Standard">
      <style:paragraph-properties fo:margin-top="4pt" fo:margin-bottom="0pt" style:contextual-spacing="false"/>
      <style:text-properties style:font-name="DejaVu Sans" fo:font-size="10pt" fo:font-weight="normal" style:font-size-asian="10pt" style:font-weight-asian="normal" style:font-size-complex="10pt" style:font-weight-complex="normal"/>
    </style:style>
    <style:style style:name="P85" style:family="paragraph" style:parent-style-name="Standard" style:master-page-name="">
      <style:paragraph-properties fo:margin-top="24.01pt" fo:margin-bottom="0pt" style:contextual-spacing="false" style:page-number="auto"/>
      <style:text-properties style:font-name="DejaVu Sans" fo:font-size="13pt" fo:font-weight="bold" style:font-size-asian="13pt" style:font-weight-asian="bold" style:font-size-complex="13pt" style:font-weight-complex="bold"/>
    </style:style>
    <style:style style:name="P86" style:family="paragraph" style:parent-style-name="Standard">
      <style:paragraph-properties fo:margin-left="0pt" fo:margin-right="2.04pt" fo:margin-top="4pt" fo:margin-bottom="0pt" style:contextual-spacing="false" fo:text-indent="0pt" style:auto-text-indent="false"/>
      <style:text-properties style:font-name="DejaVu Sans" fo:font-size="10pt" fo:font-weight="normal" style:font-size-asian="10pt" style:font-weight-asian="normal" style:font-size-complex="10pt" style:font-weight-complex="normal"/>
    </style:style>
    <style:style style:name="P87" style:family="paragraph" style:parent-style-name="Standard">
      <style:paragraph-properties fo:margin-left="0pt" fo:margin-right="2.04pt" fo:margin-top="4pt" fo:margin-bottom="0pt" style:contextual-spacing="false" fo:text-indent="0pt" style:auto-text-indent="false"/>
      <style:text-properties style:font-name="DejaVu Sans" fo:font-size="10pt" fo:font-weight="normal" officeooo:rsid="004cef68" officeooo:paragraph-rsid="004cef68" style:font-size-asian="10pt" style:font-weight-asian="normal" style:font-size-complex="10pt" style:font-weight-complex="normal"/>
    </style:style>
    <style:style style:name="P88" style:family="paragraph" style:parent-style-name="Standard">
      <style:paragraph-properties fo:margin-left="0pt" fo:margin-right="9.55pt" fo:margin-top="4pt" fo:margin-bottom="0pt" style:contextual-spacing="false" fo:text-indent="0pt" style:auto-text-indent="false"/>
      <style:text-properties style:font-name="DejaVu Sans" fo:font-size="10pt" fo:font-weight="normal" style:font-size-asian="10pt" style:font-weight-asian="normal" style:font-size-complex="10pt" style:font-weight-complex="normal"/>
    </style:style>
    <style:style style:name="P89" style:family="paragraph" style:parent-style-name="Standard">
      <style:paragraph-properties fo:margin-left="0pt" fo:margin-right="4.76pt" fo:margin-top="4pt" fo:margin-bottom="0pt" style:contextual-spacing="false" fo:text-indent="0pt" style:auto-text-indent="false"/>
    </style:style>
    <style:style style:name="P90" style:family="paragraph" style:parent-style-name="Standard" style:master-page-name="">
      <style:paragraph-properties fo:margin-left="0pt" fo:margin-right="-11.99pt" fo:margin-top="4pt" fo:margin-bottom="0pt" style:contextual-spacing="false" fo:text-indent="0pt" style:auto-text-indent="false" style:page-number="auto"/>
      <style:text-properties style:font-name="DejaVu Sans" fo:font-size="10pt" fo:font-weight="normal" style:font-size-asian="10pt" style:font-weight-asian="normal" style:font-size-complex="10pt" style:font-weight-complex="normal"/>
    </style:style>
    <style:style style:name="P91" style:family="paragraph" style:parent-style-name="Standard">
      <style:paragraph-properties fo:margin-left="0pt" fo:margin-right="-3.4pt" fo:margin-top="6.01pt" fo:margin-bottom="0pt" style:contextual-spacing="false" fo:text-indent="0pt" style:auto-text-indent="false"/>
      <style:text-properties style:font-name="DejaVu Sans" fo:font-size="10pt" fo:font-weight="normal" style:font-size-asian="10pt" style:font-weight-asian="normal" style:font-size-complex="10pt" style:font-weight-complex="normal"/>
    </style:style>
    <style:style style:name="P92" style:family="paragraph" style:parent-style-name="Table_20_Contents">
      <style:paragraph-properties fo:margin-left="24.01pt" fo:margin-right="0pt" fo:text-indent="0pt" style:auto-text-indent="false" text:number-lines="false" text:line-number="0"/>
      <style:text-properties style:font-name="DejaVu Sans" fo:font-size="9pt" fo:font-weight="normal" officeooo:paragraph-rsid="0027066d" style:font-size-asian="9pt" style:font-weight-asian="normal" style:font-size-complex="9pt" style:font-weight-complex="normal"/>
    </style:style>
    <style:style style:name="P93" style:family="paragraph" style:parent-style-name="Standard" style:list-style-name="L1">
      <style:paragraph-properties fo:margin-top="6.01pt" fo:margin-bottom="0pt" style:contextual-spacing="false"/>
    </style:style>
    <style:style style:name="P94" style:family="paragraph" style:parent-style-name="Standard" style:list-style-name="L2">
      <style:paragraph-properties fo:margin-top="6.01pt" fo:margin-bottom="0pt" style:contextual-spacing="false"/>
      <style:text-properties style:font-name="DejaVu Sans" fo:font-size="10pt" fo:font-weight="normal" style:font-size-asian="10pt" style:font-weight-asian="normal" style:font-size-complex="10pt" style:font-weight-complex="normal"/>
    </style:style>
    <style:style style:name="P95" style:family="paragraph" style:parent-style-name="Standard" style:list-style-name="L3">
      <style:paragraph-properties fo:margin-top="6.01pt" fo:margin-bottom="0pt" style:contextual-spacing="false"/>
      <style:text-properties style:font-name="DejaVu Sans" fo:font-size="10pt" fo:font-weight="normal" officeooo:paragraph-rsid="003a77f9" style:font-size-asian="10pt" style:font-weight-asian="normal" style:font-size-complex="10pt" style:font-weight-complex="normal"/>
    </style:style>
    <style:style style:name="P96" style:family="paragraph" style:parent-style-name="Standard" style:list-style-name="L7">
      <style:paragraph-properties fo:margin-top="6.01pt" fo:margin-bottom="0pt" style:contextual-spacing="false"/>
      <style:text-properties style:font-name="DejaVu Sans" fo:font-size="10pt" fo:font-weight="normal" officeooo:paragraph-rsid="00241243" style:font-size-asian="10pt" style:font-weight-asian="normal" style:font-size-complex="10pt" style:font-weight-complex="normal"/>
    </style:style>
    <style:style style:name="P97" style:family="paragraph" style:parent-style-name="Standard" style:list-style-name="L7">
      <style:paragraph-properties fo:margin-top="6.01pt" fo:margin-bottom="0pt" style:contextual-spacing="false"/>
      <style:text-properties style:font-name="DejaVu Sans" fo:font-size="10pt" fo:font-weight="normal" officeooo:paragraph-rsid="0041a389" style:font-size-asian="10pt" style:font-weight-asian="normal" style:font-size-complex="10pt" style:font-weight-complex="normal"/>
    </style:style>
    <style:style style:name="P98" style:family="paragraph" style:parent-style-name="Standard" style:list-style-name="L8">
      <style:paragraph-properties fo:margin-top="6.01pt" fo:margin-bottom="0pt" style:contextual-spacing="false"/>
      <style:text-properties style:font-name="DejaVu Sans" fo:font-size="10pt" fo:font-weight="normal" style:font-size-asian="10pt" style:font-weight-asian="normal" style:font-size-complex="10pt" style:font-weight-complex="normal"/>
    </style:style>
    <style:style style:name="P99" style:family="paragraph" style:parent-style-name="Standard" style:list-style-name="L10">
      <style:paragraph-properties fo:margin-top="6.01pt" fo:margin-bottom="0pt" style:contextual-spacing="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00" style:family="paragraph" style:parent-style-name="Standard" style:list-style-name="L11">
      <style:paragraph-properties fo:margin-top="6.01pt" fo:margin-bottom="0pt" style:contextual-spacing="false">
        <style:tab-stops/>
      </style:paragraph-properties>
      <style:text-properties style:font-name="DejaVu Sans" fo:font-size="11pt" fo:font-weight="normal" officeooo:rsid="006ce8ac" officeooo:paragraph-rsid="006ce8ac" style:font-size-asian="11pt" style:font-weight-asian="normal" style:font-size-complex="11pt" style:font-weight-complex="normal"/>
    </style:style>
    <style:style style:name="P101" style:family="paragraph" style:parent-style-name="Standard" style:list-style-name="L11">
      <style:paragraph-properties fo:margin-top="6.01pt" fo:margin-bottom="0pt" style:contextual-spacing="false">
        <style:tab-stops/>
      </style:paragraph-properties>
      <style:text-properties style:font-name="DejaVu Sans" fo:font-size="11pt" fo:font-weight="normal" officeooo:rsid="006ce8ac" officeooo:paragraph-rsid="006dcac5" style:font-size-asian="11pt" style:font-weight-asian="normal" style:font-size-complex="11pt" style:font-weight-complex="normal"/>
    </style:style>
    <style:style style:name="P102" style:family="paragraph" style:parent-style-name="Standard" style:list-style-name="L5" style:master-page-name="">
      <style:paragraph-properties fo:margin-top="6.01pt" fo:margin-bottom="0pt" style:contextual-spacing="false" fo:keep-together="auto" style:page-number="auto" fo:keep-with-next="always"/>
      <style:text-properties style:font-name="DejaVu Sans" fo:font-size="10pt" fo:font-weight="normal" officeooo:paragraph-rsid="003a77f9" style:font-size-asian="10pt" style:font-weight-asian="normal" style:font-size-complex="10pt" style:font-weight-complex="normal"/>
    </style:style>
    <style:style style:name="P103" style:family="paragraph" style:parent-style-name="Standard" style:list-style-name="L7">
      <style:paragraph-properties fo:margin-top="6.01pt" fo:margin-bottom="0pt" style:contextual-spacing="false" fo:keep-with-next="always"/>
      <style:text-properties style:font-name="DejaVu Sans" fo:font-size="10pt" fo:font-weight="normal" officeooo:paragraph-rsid="00241243" style:font-size-asian="10pt" style:font-weight-asian="normal" style:font-size-complex="10pt" style:font-weight-complex="normal"/>
    </style:style>
    <style:style style:name="P104" style:family="paragraph" style:parent-style-name="Standard" style:master-page-name="Landscape">
      <style:paragraph-properties fo:margin-top="6.01pt" fo:margin-bottom="0pt" style:contextual-spacing="false" fo:text-align="center" style:justify-single-word="false" style:page-number="auto"/>
      <style:text-properties style:font-name="DejaVu Sans" fo:font-size="10pt" fo:font-weight="normal" style:font-size-asian="10pt" style:font-weight-asian="normal" style:font-size-complex="10pt" style:font-weight-complex="normal"/>
    </style:style>
    <style:style style:name="P105" style:family="paragraph" style:parent-style-name="Standard" style:list-style-name="L1" style:master-page-name="">
      <style:paragraph-properties fo:margin-top="0.99pt" fo:margin-bottom="0pt" style:contextual-spacing="false" style:page-number="auto">
        <style:tab-stops/>
      </style:paragraph-properties>
    </style:style>
    <style:style style:name="P106" style:family="paragraph" style:parent-style-name="Standard" style:list-style-name="L2" style:master-page-name="">
      <style:paragraph-properties fo:margin-top="0.99pt" fo:margin-bottom="0pt" style:contextual-spacing="false" style:page-number="auto"/>
      <style:text-properties style:font-name="DejaVu Sans" fo:font-size="10pt" fo:font-weight="normal" style:font-size-asian="10pt" style:font-weight-asian="normal" style:font-size-complex="10pt" style:font-weight-complex="normal"/>
    </style:style>
    <style:style style:name="P107" style:family="paragraph" style:parent-style-name="Standard" style:list-style-name="L1">
      <style:paragraph-properties fo:margin-top="0.99pt" fo:margin-bottom="0pt" style:contextual-spacing="false"/>
    </style:style>
    <style:style style:name="P108" style:family="paragraph" style:parent-style-name="Standard" style:list-style-name="L1">
      <style:paragraph-properties fo:margin-top="0.99pt" fo:margin-bottom="0pt" style:contextual-spacing="false"/>
      <style:text-properties officeooo:paragraph-rsid="001ec587"/>
    </style:style>
    <style:style style:name="P109" style:family="paragraph" style:parent-style-name="Standard" style:list-style-name="L2">
      <style:paragraph-properties fo:margin-top="0.99pt" fo:margin-bottom="0pt" style:contextual-spacing="false"/>
      <style:text-properties officeooo:paragraph-rsid="002e9298"/>
    </style:style>
    <style:style style:name="P110" style:family="paragraph" style:parent-style-name="Standard" style:list-style-name="L2">
      <style:paragraph-properties fo:margin-top="0.99pt" fo:margin-bottom="0pt" style:contextual-spacing="false"/>
      <style:text-properties style:font-name="DejaVu Sans" fo:font-size="10pt" fo:font-weight="normal" style:font-size-asian="10pt" style:font-weight-asian="normal" style:font-size-complex="10pt" style:font-weight-complex="normal"/>
    </style:style>
    <style:style style:name="P111" style:family="paragraph" style:parent-style-name="Standard" style:list-style-name="L3" style:master-page-name="">
      <style:paragraph-properties fo:margin-left="0pt" fo:margin-right="0pt" fo:margin-top="11.99pt" fo:margin-bottom="0pt" style:contextual-spacing="false" fo:keep-together="always" fo:text-indent="-18pt" style:auto-text-indent="false" style:page-number="auto"/>
      <style:text-properties style:font-name="DejaVu Sans" fo:font-size="10pt" fo:font-weight="normal" officeooo:paragraph-rsid="002d8ea1" style:font-size-asian="10pt" style:font-weight-asian="normal" style:font-size-complex="10pt" style:font-weight-complex="normal"/>
    </style:style>
    <style:style style:name="P112" style:family="paragraph" style:parent-style-name="Standard" style:list-style-name="L4" style:master-page-name="">
      <style:paragraph-properties fo:margin-left="11.99pt" fo:margin-right="0pt" fo:margin-top="6.01pt" fo:margin-bottom="0pt" style:contextual-spacing="false" fo:text-indent="-11.99pt" style:auto-text-indent="false" style:page-number="auto">
        <style:tab-stops/>
      </style:paragraph-properties>
      <style:text-properties fo:font-size="10pt" officeooo:paragraph-rsid="0036c3ee" style:font-size-asian="10pt" style:font-size-complex="10pt"/>
    </style:style>
    <style:style style:name="P113" style:family="paragraph" style:parent-style-name="Standard" style:list-style-name="L4">
      <style:paragraph-properties fo:margin-left="11.99pt" fo:margin-right="0pt" fo:margin-top="2.01pt" fo:margin-bottom="0pt" style:contextual-spacing="false" fo:text-indent="-11.99pt" style:auto-text-indent="false">
        <style:tab-stops/>
      </style:paragraph-properties>
      <style:text-properties fo:font-size="10pt" officeooo:rsid="0036c3ee" officeooo:paragraph-rsid="0036c3ee" style:font-size-asian="10pt" style:font-size-complex="10pt"/>
    </style:style>
    <style:style style:name="P114" style:family="paragraph" style:parent-style-name="Standard" style:list-style-name="L4">
      <style:paragraph-properties fo:margin-left="11.99pt" fo:margin-right="0pt" fo:margin-top="2.01pt" fo:margin-bottom="0pt" style:contextual-spacing="false" fo:text-indent="-11.99pt" style:auto-text-indent="false">
        <style:tab-stops/>
      </style:paragraph-properties>
      <style:text-properties fo:font-size="10pt" officeooo:rsid="00381166" officeooo:paragraph-rsid="00381166" style:font-size-asian="10pt" style:font-size-complex="10pt"/>
    </style:style>
    <style:style style:name="P115" style:family="paragraph" style:parent-style-name="Standard" style:list-style-name="L4">
      <style:paragraph-properties fo:margin-left="11.99pt" fo:margin-right="0pt" fo:margin-top="2.01pt" fo:margin-bottom="0pt" style:contextual-spacing="false" fo:text-indent="-11.99pt" style:auto-text-indent="false">
        <style:tab-stops/>
      </style:paragraph-properties>
      <style:text-properties fo:font-size="10pt" officeooo:rsid="004d2822" officeooo:paragraph-rsid="004d2822" style:font-size-asian="10pt" style:font-size-complex="10pt"/>
    </style:style>
    <style:style style:name="P116" style:family="paragraph" style:parent-style-name="Standard" style:list-style-name="L4" style:master-page-name="">
      <style:paragraph-properties fo:margin-left="11.99pt" fo:margin-right="0pt" fo:margin-top="2.01pt" fo:margin-bottom="0pt" style:contextual-spacing="false" fo:text-indent="-11.99pt" style:auto-text-indent="false" style:page-number="auto">
        <style:tab-stops/>
      </style:paragraph-properties>
      <style:text-properties fo:font-size="10pt" officeooo:rsid="004d2822" officeooo:paragraph-rsid="004d4887" style:font-size-asian="10pt" style:font-size-complex="10pt"/>
    </style:style>
    <style:style style:name="P117" style:family="paragraph" style:parent-style-name="Standard" style:list-style-name="L5" style:master-page-name="">
      <style:paragraph-properties fo:margin-left="36pt" fo:margin-right="47.99pt" fo:margin-top="2.01pt" fo:margin-bottom="0pt" style:contextual-spacing="false" fo:keep-together="auto" fo:text-indent="-24.01pt" style:auto-text-indent="false" style:page-number="auto" fo:keep-with-next="always">
        <style:tab-stops/>
      </style:paragraph-properties>
      <style:text-properties style:font-name="DejaVu Sans" fo:font-size="10pt" fo:font-weight="normal" officeooo:paragraph-rsid="003a77f9" style:font-size-asian="10pt" style:font-weight-asian="normal" style:font-size-complex="10pt" style:font-weight-complex="normal"/>
    </style:style>
    <style:style style:name="P118" style:family="paragraph" style:parent-style-name="Standard" style:list-style-name="L5">
      <style:paragraph-properties fo:margin-top="2.01pt" fo:margin-bottom="0pt" style:contextual-spacing="false" fo:keep-together="auto" fo:keep-with-next="always"/>
      <style:text-properties style:font-name="DejaVu Sans" fo:font-size="10pt" fo:font-weight="normal" officeooo:paragraph-rsid="003a77f9" style:font-size-asian="10pt" style:font-weight-asian="normal" style:font-size-complex="10pt" style:font-weight-complex="normal"/>
    </style:style>
    <style:style style:name="P119" style:family="paragraph" style:parent-style-name="Standard" style:list-style-name="L5">
      <style:paragraph-properties fo:margin-top="2.01pt" fo:margin-bottom="0pt" style:contextual-spacing="false"/>
      <style:text-properties style:font-name="DejaVu Sans" fo:font-size="10pt" fo:font-weight="normal" officeooo:paragraph-rsid="003a77f9" style:font-size-asian="10pt" style:font-weight-asian="normal" style:font-size-complex="10pt" style:font-weight-complex="normal"/>
    </style:style>
    <style:style style:name="P120" style:family="paragraph" style:parent-style-name="Standard" style:list-style-name="L3">
      <style:paragraph-properties fo:margin-top="2.01pt" fo:margin-bottom="0pt" style:contextual-spacing="false"/>
      <style:text-properties style:font-name="DejaVu Sans" fo:font-size="10pt" fo:font-weight="normal" officeooo:paragraph-rsid="003a77f9" style:font-size-asian="10pt" style:font-weight-asian="normal" style:font-size-complex="10pt" style:font-weight-complex="normal"/>
    </style:style>
    <style:style style:name="P121" style:family="paragraph" style:parent-style-name="Standard" style:list-style-name="L10">
      <style:paragraph-properties fo:margin-top="2.01pt" fo:margin-bottom="0pt" style:contextual-spacing="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22" style:family="paragraph" style:parent-style-name="Standard" style:list-style-name="L11">
      <style:paragraph-properties fo:margin-top="2.01pt" fo:margin-bottom="0pt" style:contextual-spacing="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23" style:family="paragraph" style:parent-style-name="Standard" style:list-style-name="L11">
      <style:paragraph-properties fo:margin-top="2.01pt" fo:margin-bottom="0pt" style:contextual-spacing="false">
        <style:tab-stops/>
      </style:paragraph-properties>
      <style:text-properties style:font-name="DejaVu Sans" fo:font-size="11pt" fo:font-style="normal" style:text-underline-style="none" fo:font-weight="normal" officeooo:rsid="006dcac5" officeooo:paragraph-rsid="006dcac5" style:font-size-asian="11pt" style:font-style-asian="normal" style:font-weight-asian="normal" style:font-size-complex="11pt" style:font-style-complex="normal" style:font-weight-complex="normal"/>
    </style:style>
    <style:style style:name="P124" style:family="paragraph" style:parent-style-name="Standard" style:list-style-name="L11">
      <style:paragraph-properties fo:margin-top="2.01pt" fo:margin-bottom="0pt" style:contextual-spacing="false">
        <style:tab-stops/>
      </style:paragraph-properties>
      <style:text-properties officeooo:rsid="006dcac5" officeooo:paragraph-rsid="006dcac5"/>
    </style:style>
    <style:style style:name="P125" style:family="paragraph" style:parent-style-name="Standard" style:list-style-name="L3" style:master-page-name="">
      <style:paragraph-properties fo:margin-top="2.01pt" fo:margin-bottom="0pt" style:contextual-spacing="false" style:page-number="auto"/>
      <style:text-properties style:font-name="DejaVu Sans" fo:font-size="10pt" fo:font-weight="normal" officeooo:paragraph-rsid="003a77f9" style:font-size-asian="10pt" style:font-weight-asian="normal" style:font-size-complex="10pt" style:font-weight-complex="normal"/>
    </style:style>
    <style:style style:name="P126" style:family="paragraph" style:parent-style-name="Standard" style:list-style-name="L10" style:master-page-name="">
      <style:paragraph-properties fo:margin-top="2.01pt" fo:margin-bottom="0pt" style:contextual-spacing="false" style:page-number="auto">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27" style:family="paragraph" style:parent-style-name="Standard" style:list-style-name="L11" style:master-page-name="">
      <style:paragraph-properties fo:margin-top="2.01pt" fo:margin-bottom="0pt" style:contextual-spacing="false" style:page-number="auto">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28" style:family="paragraph" style:parent-style-name="Standard" style:list-style-name="L11" style:master-page-name="">
      <style:paragraph-properties fo:margin-top="2.01pt" fo:margin-bottom="0pt" style:contextual-spacing="false" style:page-number="auto">
        <style:tab-stops/>
      </style:paragraph-properties>
      <style:text-properties style:font-name="DejaVu Sans" fo:font-size="11pt" fo:font-style="normal" style:text-underline-style="none" fo:font-weight="normal" officeooo:rsid="006dcac5" officeooo:paragraph-rsid="006dcac5" style:font-size-asian="11pt" style:font-style-asian="normal" style:font-weight-asian="normal" style:font-size-complex="11pt" style:font-style-complex="normal" style:font-weight-complex="normal"/>
    </style:style>
    <style:style style:name="P129" style:family="paragraph" style:parent-style-name="Standard" style:list-style-name="L6">
      <style:paragraph-properties fo:margin-top="4pt" fo:margin-bottom="0pt" style:contextual-spacing="false" fo:keep-with-next="always"/>
      <style:text-properties style:font-name="DejaVu Sans" fo:font-size="10pt" fo:font-weight="normal" officeooo:paragraph-rsid="003a77f9" style:font-size-asian="10pt" style:font-weight-asian="normal" style:font-size-complex="10pt" style:font-weight-complex="normal"/>
    </style:style>
    <style:style style:name="P130" style:family="paragraph" style:parent-style-name="Standard" style:list-style-name="L6">
      <style:paragraph-properties fo:margin-top="4pt" fo:margin-bottom="0pt" style:contextual-spacing="false"/>
      <style:text-properties style:font-name="DejaVu Sans" fo:font-size="10pt" fo:font-weight="normal" officeooo:paragraph-rsid="003a77f9" style:font-size-asian="10pt" style:font-weight-asian="normal" style:font-size-complex="10pt" style:font-weight-complex="normal"/>
    </style:style>
    <style:style style:name="P131" style:family="paragraph" style:parent-style-name="Standard" style:list-style-name="L6">
      <style:paragraph-properties fo:margin-left="71.01pt" fo:margin-right="0pt" fo:margin-top="2.01pt" fo:margin-bottom="0pt" style:contextual-spacing="false" fo:text-indent="-18pt" style:auto-text-indent="false"/>
      <style:text-properties style:font-name="DejaVu Sans" fo:font-size="10pt" fo:font-weight="normal" officeooo:rsid="00226227" officeooo:paragraph-rsid="003a77f9" style:font-size-asian="10pt" style:font-weight-asian="normal" style:font-size-complex="10pt" style:font-weight-complex="normal"/>
    </style:style>
    <style:style style:name="P132" style:family="paragraph" style:parent-style-name="Standard" style:list-style-name="L10">
      <style:paragraph-properties fo:margin-left="71.01pt" fo:margin-right="0pt" fo:margin-top="2.01pt" fo:margin-bottom="0pt" style:contextual-spacing="false" fo:text-indent="-18pt" style:auto-text-indent="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33" style:family="paragraph" style:parent-style-name="Standard" style:list-style-name="L11">
      <style:paragraph-properties fo:margin-left="71.01pt" fo:margin-right="0pt" fo:margin-top="2.01pt" fo:margin-bottom="0pt" style:contextual-spacing="false" fo:text-indent="-18pt" style:auto-text-indent="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34" style:family="paragraph" style:parent-style-name="Standard" style:list-style-name="L11">
      <style:paragraph-properties fo:margin-left="71.01pt" fo:margin-right="0pt" fo:margin-top="2.01pt" fo:margin-bottom="0pt" style:contextual-spacing="false" fo:text-indent="-18pt" style:auto-text-indent="false">
        <style:tab-stops/>
      </style:paragraph-properties>
      <style:text-properties style:font-name="DejaVu Sans" fo:font-size="11pt" fo:font-style="normal" style:text-underline-style="none" fo:font-weight="normal" officeooo:rsid="006dcac5" officeooo:paragraph-rsid="006dcac5" style:font-size-asian="11pt" style:font-style-asian="normal" style:font-weight-asian="normal" style:font-size-complex="11pt" style:font-style-complex="normal" style:font-weight-complex="normal"/>
    </style:style>
    <style:style style:name="P135" style:family="paragraph" style:parent-style-name="Standard" style:list-style-name="L11" style:master-page-name="">
      <style:paragraph-properties fo:margin-left="71.01pt" fo:margin-right="0pt" fo:margin-top="2.01pt" fo:margin-bottom="0pt" style:contextual-spacing="false" fo:text-indent="-18pt" style:auto-text-indent="false" style:page-number="auto">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36" style:family="paragraph" style:parent-style-name="Standard" style:list-style-name="L6">
      <style:paragraph-properties fo:margin-left="71.01pt" fo:margin-right="0pt" fo:margin-top="0pt" fo:margin-bottom="0pt" style:contextual-spacing="false" fo:text-indent="-18pt" style:auto-text-indent="false"/>
      <style:text-properties style:font-name="DejaVu Sans" fo:font-size="10pt" fo:font-weight="normal" officeooo:paragraph-rsid="003a77f9" style:font-size-asian="10pt" style:font-weight-asian="normal" style:font-size-complex="10pt" style:font-weight-complex="normal"/>
    </style:style>
    <style:style style:name="P137" style:family="paragraph" style:parent-style-name="Standard" style:list-style-name="L6">
      <style:paragraph-properties fo:margin-left="71.01pt" fo:margin-right="0pt" fo:margin-top="0pt" fo:margin-bottom="0pt" style:contextual-spacing="false" fo:text-indent="-18pt" style:auto-text-indent="false"/>
      <style:text-properties style:font-name="DejaVu Sans" fo:font-size="10pt" fo:font-weight="normal" officeooo:rsid="00662b11" officeooo:paragraph-rsid="00662b11" style:font-size-asian="10pt" style:font-weight-asian="normal" style:font-size-complex="10pt" style:font-weight-complex="normal"/>
    </style:style>
    <style:style style:name="P138" style:family="paragraph" style:parent-style-name="Standard" style:list-style-name="L6">
      <style:paragraph-properties fo:margin-left="71.01pt" fo:margin-right="0pt" fo:margin-top="0pt" fo:margin-bottom="0pt" style:contextual-spacing="false" fo:text-indent="-18pt" style:auto-text-indent="false"/>
      <style:text-properties style:font-name="DejaVu Sans" fo:font-size="10pt" fo:font-weight="normal" officeooo:rsid="003a77f9" officeooo:paragraph-rsid="003a77f9" style:font-size-asian="10pt" style:font-weight-asian="normal" style:font-size-complex="10pt" style:font-weight-complex="normal"/>
    </style:style>
    <style:style style:name="P139" style:family="paragraph" style:parent-style-name="Standard" style:list-style-name="L11">
      <style:paragraph-properties fo:margin-left="71.01pt" fo:margin-right="0pt" fo:margin-top="0pt" fo:margin-bottom="0pt" style:contextual-spacing="false" fo:text-indent="-18pt" style:auto-text-indent="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40" style:family="paragraph" style:parent-style-name="Standard" style:list-style-name="L11">
      <style:paragraph-properties fo:margin-left="71.01pt" fo:margin-right="0pt" fo:margin-top="0pt" fo:margin-bottom="0pt" style:contextual-spacing="false" fo:text-indent="-18pt" style:auto-text-indent="false">
        <style:tab-stops/>
      </style:paragraph-properties>
      <style:text-properties style:font-name="DejaVu Sans" fo:font-size="11pt" fo:font-style="normal" style:text-underline-style="none" fo:font-weight="normal" officeooo:rsid="006dcac5" officeooo:paragraph-rsid="006dcac5" style:font-size-asian="11pt" style:font-style-asian="normal" style:font-weight-asian="normal" style:font-size-complex="11pt" style:font-style-complex="normal" style:font-weight-complex="normal"/>
    </style:style>
    <style:style style:name="P141" style:family="paragraph" style:parent-style-name="Standard" style:list-style-name="L6" style:master-page-name="">
      <style:paragraph-properties fo:margin-left="71.01pt" fo:margin-right="0pt" fo:margin-top="0pt" fo:margin-bottom="0pt" style:contextual-spacing="false" fo:text-indent="-18pt" style:auto-text-indent="false" style:page-number="auto"/>
      <style:text-properties style:font-name="DejaVu Sans" fo:font-size="10pt" fo:font-weight="normal" officeooo:paragraph-rsid="003a77f9" style:font-size-asian="10pt" style:font-weight-asian="normal" style:font-size-complex="10pt" style:font-weight-complex="normal"/>
    </style:style>
    <style:style style:name="P142" style:family="paragraph" style:parent-style-name="Standard" style:list-style-name="L3">
      <style:paragraph-properties fo:margin-left="36pt" fo:margin-right="0pt" fo:margin-top="2.01pt" fo:margin-bottom="0pt" style:contextual-spacing="false" fo:text-indent="-18pt" style:auto-text-indent="false">
        <style:tab-stops/>
      </style:paragraph-properties>
      <style:text-properties style:font-name="DejaVu Sans" fo:font-size="10pt" fo:font-weight="normal" officeooo:rsid="0021ef86" officeooo:paragraph-rsid="003a77f9" style:font-size-asian="10pt" style:font-weight-asian="normal" style:font-size-complex="10pt" style:font-weight-complex="normal"/>
    </style:style>
    <style:style style:name="P143" style:family="paragraph" style:parent-style-name="Standard" style:list-style-name="L8">
      <style:paragraph-properties fo:margin-left="36pt" fo:margin-right="94pt" fo:margin-top="6.01pt" fo:margin-bottom="0pt" style:contextual-spacing="false" fo:text-indent="-18pt" style:auto-text-indent="false">
        <style:tab-stops/>
      </style:paragraph-properties>
      <style:text-properties style:font-name="DejaVu Sans" fo:font-size="10pt" fo:font-weight="normal" style:font-size-asian="10pt" style:font-weight-asian="normal" style:font-size-complex="10pt" style:font-weight-complex="normal"/>
    </style:style>
    <style:style style:name="P144" style:family="paragraph" style:parent-style-name="Standard" style:list-style-name="L9">
      <style:paragraph-properties fo:margin-left="36pt" fo:margin-right="8.19pt" fo:margin-top="6.01pt" fo:margin-bottom="0pt" style:contextual-spacing="false" fo:text-indent="-18.4pt" style:auto-text-indent="false">
        <style:tab-stops/>
      </style:paragraph-properties>
      <style:text-properties style:font-name="DejaVu Sans" fo:font-size="10pt" fo:font-weight="normal" style:font-size-asian="10pt" style:font-weight-asian="normal" style:font-size-complex="10pt" style:font-weight-complex="normal"/>
    </style:style>
    <style:style style:name="P145" style:family="paragraph" style:parent-style-name="Standard" style:list-style-name="L9">
      <style:paragraph-properties fo:margin-left="36pt" fo:margin-right="8.19pt" fo:margin-top="6.01pt" fo:margin-bottom="0pt" style:contextual-spacing="false" fo:text-indent="-18.4pt" style:auto-text-indent="false">
        <style:tab-stops/>
      </style:paragraph-properties>
      <style:text-properties style:font-name="DejaVu Sans" fo:font-size="10pt" fo:font-weight="normal" officeooo:rsid="00542a5c" officeooo:paragraph-rsid="00542a5c" style:font-size-asian="10pt" style:font-weight-asian="normal" style:font-size-complex="10pt" style:font-weight-complex="normal"/>
    </style:style>
    <style:style style:name="P146" style:family="paragraph" style:parent-style-name="Standard" style:list-style-name="L10">
      <style:paragraph-properties fo:margin-left="106.5pt" fo:margin-right="0pt" fo:margin-top="2.01pt" fo:margin-bottom="0pt" style:contextual-spacing="false" fo:text-indent="-18pt" style:auto-text-indent="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47" style:family="paragraph" style:parent-style-name="Standard" style:list-style-name="L11">
      <style:paragraph-properties fo:margin-left="106.5pt" fo:margin-right="0pt" fo:margin-top="2.01pt" fo:margin-bottom="0pt" style:contextual-spacing="false" fo:text-indent="-18pt" style:auto-text-indent="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48" style:family="paragraph" style:parent-style-name="Standard" style:list-style-name="L10">
      <style:paragraph-properties fo:margin-left="106.5pt" fo:margin-right="0pt" fo:margin-top="0pt" fo:margin-bottom="0pt" style:contextual-spacing="false" fo:text-indent="-18pt" style:auto-text-indent="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49" style:family="paragraph" style:parent-style-name="Standard" style:list-style-name="L11">
      <style:paragraph-properties fo:margin-left="106.5pt" fo:margin-right="0pt" fo:margin-top="0pt" fo:margin-bottom="0pt" style:contextual-spacing="false" fo:text-indent="-18pt" style:auto-text-indent="false">
        <style:tab-stops/>
      </style:paragraph-properties>
      <style:text-properties style:font-name="DejaVu Sans" fo:font-size="11pt" fo:font-style="normal" style:text-underline-style="none" fo:font-weight="normal" officeooo:rsid="006ce8ac" officeooo:paragraph-rsid="006ce8ac" style:font-size-asian="11pt" style:font-style-asian="normal" style:font-weight-asian="normal" style:font-size-complex="11pt" style:font-style-complex="normal" style:font-weight-complex="normal"/>
    </style:style>
    <style:style style:name="P150" style:family="paragraph" style:parent-style-name="Standard" style:master-page-name="">
      <style:paragraph-properties fo:margin-left="11.99pt" fo:margin-right="-11.99pt" fo:margin-top="6.01pt" fo:margin-bottom="0pt" style:contextual-spacing="false" fo:text-align="start" style:justify-single-word="false" fo:text-indent="0pt" style:auto-text-indent="false" style:page-number="auto" fo:keep-with-next="auto"/>
      <style:text-properties style:font-name="DejaVu Sans" fo:font-size="8pt" fo:font-weight="normal" officeooo:rsid="0047c206" officeooo:paragraph-rsid="0047c206" style:font-size-asian="7pt" style:font-weight-asian="normal" style:font-size-complex="8pt" style:font-weight-complex="normal"/>
    </style:style>
    <style:style style:name="P151" style:family="paragraph" style:parent-style-name="Table_20_Contents">
      <style:paragraph-properties fo:margin-left="0pt" fo:margin-right="0pt" fo:margin-top="4pt" fo:margin-bottom="0pt" style:contextual-spacing="false" fo:text-indent="0pt" style:auto-text-indent="false" fo:keep-with-next="always"/>
      <style:text-properties style:font-name="DejaVu Sans" fo:font-size="11pt" fo:font-weight="bold" officeooo:paragraph-rsid="0075f3e0" style:font-size-asian="11pt" style:font-weight-asian="bold" style:font-size-complex="11pt" style:font-weight-complex="bold"/>
    </style:style>
    <style:style style:name="P152" style:family="paragraph" style:parent-style-name="Table_20_Contents">
      <style:paragraph-properties fo:margin-left="0pt" fo:margin-right="0pt" fo:margin-top="4pt" fo:margin-bottom="0pt" style:contextual-spacing="false" fo:text-indent="0pt" style:auto-text-indent="false" fo:keep-with-next="always"/>
      <style:text-properties style:font-name="DejaVu Sans" fo:font-size="11pt" fo:font-weight="bold" officeooo:rsid="00427d7a" officeooo:paragraph-rsid="0076bcdf" style:font-size-asian="11pt" style:font-weight-asian="bold" style:font-size-complex="11pt" style:font-weight-complex="bold"/>
    </style:style>
    <style:style style:name="P153" style:family="paragraph" style:parent-style-name="Table_20_Contents">
      <style:paragraph-properties fo:margin-left="0pt" fo:margin-right="0pt" fo:margin-top="4pt" fo:margin-bottom="0pt" style:contextual-spacing="false" fo:text-indent="0pt" style:auto-text-indent="false"/>
      <style:text-properties style:font-name="DejaVu Sans" fo:font-size="11pt" fo:font-weight="bold" officeooo:rsid="005bcf3c" officeooo:paragraph-rsid="0075f3e0" style:font-size-asian="11pt" style:font-weight-asian="bold" style:font-size-complex="11pt" style:font-weight-complex="bold"/>
    </style:style>
    <style:style style:name="P15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ec587" style:font-weight-asian="bold" style:font-weight-complex="bold"/>
    </style:style>
    <style:style style:name="T3" style:family="text">
      <style:text-properties fo:font-weight="bold" officeooo:rsid="0021ef86" style:font-weight-asian="bold" style:font-weight-complex="bold"/>
    </style:style>
    <style:style style:name="T4" style:family="text">
      <style:text-properties fo:font-weight="bold" officeooo:rsid="002d8ea1" style:font-weight-asian="bold" style:font-weight-complex="bold"/>
    </style:style>
    <style:style style:name="T5" style:family="text">
      <style:text-properties fo:font-weight="bold" officeooo:rsid="0039380e" style:font-weight-asian="bold" style:font-weight-complex="bold"/>
    </style:style>
    <style:style style:name="T6" style:family="text">
      <style:text-properties fo:font-weight="bold" officeooo:rsid="003a77f9" style:font-weight-asian="bold" style:font-weight-complex="bold"/>
    </style:style>
    <style:style style:name="T7" style:family="text">
      <style:text-properties fo:font-weight="bold" officeooo:rsid="00488c91" style:font-weight-asian="bold" style:font-weight-complex="bold"/>
    </style:style>
    <style:style style:name="T8" style:family="text">
      <style:text-properties fo:font-weight="bold" officeooo:rsid="005b32a6" style:font-weight-asian="bold" style:font-weight-complex="bold"/>
    </style:style>
    <style:style style:name="T9" style:family="text">
      <style:text-properties fo:font-weight="bold" officeooo:rsid="007386d4"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ec587" style:font-weight-asian="normal" style:font-weight-complex="normal"/>
    </style:style>
    <style:style style:name="T12" style:family="text">
      <style:text-properties fo:font-weight="normal" officeooo:rsid="002d8ea1" style:font-weight-asian="normal" style:font-weight-complex="normal"/>
    </style:style>
    <style:style style:name="T13" style:family="text">
      <style:text-properties fo:font-weight="normal" officeooo:rsid="00452eae" style:font-weight-asian="normal" style:font-weight-complex="normal"/>
    </style:style>
    <style:style style:name="T14" style:family="text">
      <style:text-properties fo:font-weight="normal" officeooo:rsid="00488c91" style:font-weight-asian="normal" style:font-weight-complex="normal"/>
    </style:style>
    <style:style style:name="T15" style:family="text">
      <style:text-properties fo:font-weight="normal" officeooo:rsid="007386d4" style:font-weight-asian="normal" style:font-weight-complex="normal"/>
    </style:style>
    <style:style style:name="T16" style:family="text">
      <style:text-properties style:font-name="DejaVu Sans Mono"/>
    </style:style>
    <style:style style:name="T17" style:family="text">
      <style:text-properties fo:font-style="italic" style:font-style-asian="italic" style:font-style-complex="italic"/>
    </style:style>
    <style:style style:name="T18" style:family="text">
      <style:text-properties fo:font-style="italic" officeooo:rsid="0039380e" style:font-style-asian="italic" style:font-style-complex="italic"/>
    </style:style>
    <style:style style:name="T19" style:family="text">
      <style:text-properties fo:font-style="italic" officeooo:rsid="004a5489" style:font-style-asian="italic" style:font-style-complex="italic"/>
    </style:style>
    <style:style style:name="T20" style:family="text">
      <style:text-properties fo:font-style="italic" fo:font-weight="bold" officeooo:rsid="007386d4"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52f6d" style:font-style-asian="italic"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352f6d" style:font-style-asian="normal" style:font-style-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DejaVu Sans" fo:font-size="10pt" fo:font-weight="normal" style:font-size-asian="10pt" style:font-weight-asian="normal" style:font-size-complex="10pt" style:font-weight-complex="normal"/>
    </style:style>
    <style:style style:name="T29" style:family="text">
      <style:text-properties style:font-name="DejaVu Sans" fo:font-size="10pt" fo:font-weight="normal" officeooo:rsid="00488c91" style:font-size-asian="10pt" style:font-weight-asian="normal" style:font-size-complex="10pt" style:font-weight-complex="normal"/>
    </style:style>
    <style:style style:name="T30" style:family="text">
      <style:text-properties style:font-name="DejaVu Sans" fo:font-size="10pt" fo:font-weight="normal" officeooo:rsid="001ec587" style:font-size-asian="10pt" style:font-weight-asian="normal" style:font-size-complex="10pt" style:font-weight-complex="normal"/>
    </style:style>
    <style:style style:name="T31" style:family="text">
      <style:text-properties style:font-name="DejaVu Sans" fo:font-size="10pt" fo:font-weight="normal" officeooo:rsid="0021ef86" style:font-size-asian="10pt" style:font-weight-asian="normal" style:font-size-complex="10pt" style:font-weight-complex="normal"/>
    </style:style>
    <style:style style:name="T32" style:family="text">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style:font-name="DejaVu Sans" fo:font-size="9pt" style:text-underline-style="none" style:font-size-asian="9pt" style:font-size-complex="9pt"/>
    </style:style>
    <style:style style:name="T34" style:family="text">
      <style:text-properties style:font-name="DejaVu Sans" fo:font-weight="bold" officeooo:rsid="007386d4" style:font-weight-asian="bold" style:font-weight-complex="bold"/>
    </style:style>
    <style:style style:name="T35" style:family="text">
      <style:text-properties style:font-name="DejaVu Sans" fo:font-weight="normal" style:font-weight-asian="normal" style:font-weight-complex="normal"/>
    </style:style>
    <style:style style:name="T36" style:family="text">
      <style:text-properties style:font-name="DejaVu Sans" fo:font-weight="normal" officeooo:rsid="0036c3ee" style:font-weight-asian="normal" style:font-weight-complex="normal"/>
    </style:style>
    <style:style style:name="T37" style:family="text">
      <style:text-properties style:font-name="DejaVu Sans" fo:font-weight="normal" officeooo:rsid="00381166" style:font-weight-asian="normal" style:font-weight-complex="normal"/>
    </style:style>
    <style:style style:name="T38" style:family="text">
      <style:text-properties style:font-name="DejaVu Sans" fo:font-weight="normal" officeooo:rsid="004f1cda" style:font-weight-asian="normal" style:font-weight-complex="normal"/>
    </style:style>
    <style:style style:name="T39" style:family="text">
      <style:text-properties style:font-name="DejaVu Sans" fo:font-weight="normal" officeooo:rsid="007386d4" style:font-weight-asian="normal" style:font-weight-complex="normal"/>
    </style:style>
    <style:style style:name="T40" style:family="text">
      <style:text-properties style:font-name="DejaVu Sans" fo:font-style="italic" fo:font-weight="normal" style:font-style-asian="italic" style:font-weight-asian="normal" style:font-style-complex="italic" style:font-weight-complex="normal"/>
    </style:style>
    <style:style style:name="T41" style:family="text">
      <style:text-properties style:font-name="DejaVu Sans" fo:font-style="italic" fo:font-weight="normal" officeooo:rsid="0036c3ee" style:font-style-asian="italic" style:font-weight-asian="normal" style:font-style-complex="italic" style:font-weight-complex="normal"/>
    </style:style>
    <style:style style:name="T42" style:family="text">
      <style:text-properties style:font-name="DejaVu Sans" fo:font-size="11pt" fo:font-style="normal" style:text-underline-style="none" fo:font-weight="normal" style:font-size-asian="11pt" style:font-style-asian="normal" style:font-weight-asian="normal" style:font-size-complex="11pt" style:font-style-complex="normal" style:font-weight-complex="normal"/>
    </style:style>
    <style:style style:name="T43" style:family="text">
      <style:text-properties style:font-name="DejaVu Sans" fo:font-size="11pt" fo:font-style="normal" style:text-underline-style="none" fo:font-weight="normal" officeooo:rsid="006b93d0" style:font-size-asian="11pt" style:font-style-asian="normal" style:font-weight-asian="normal" style:font-size-complex="11pt" style:font-style-complex="normal" style:font-weight-complex="normal"/>
    </style:style>
    <style:style style:name="T44" style:family="text">
      <style:text-properties fo:font-size="9pt" style:font-size-asian="9pt" style:font-size-complex="9pt"/>
    </style:style>
    <style:style style:name="T45" style:family="text">
      <style:text-properties fo:font-size="9pt" officeooo:rsid="005bcf3c" style:font-size-asian="9pt" style:font-size-complex="9pt"/>
    </style:style>
    <style:style style:name="T46" style:family="text">
      <style:text-properties fo:font-size="9pt" fo:font-weight="normal" style:font-size-asian="9pt" style:font-weight-asian="normal" style:font-size-complex="9pt" style:font-weight-complex="normal"/>
    </style:style>
    <style:style style:name="T47" style:family="text">
      <style:text-properties fo:font-size="9pt" style:text-underline-style="none" style:font-size-asian="9pt" style:font-size-complex="9pt"/>
    </style:style>
    <style:style style:name="T48" style:family="text">
      <style:text-properties fo:color="#000080" style:font-name="DejaVu Sans" fo:font-size="9pt" fo:language="zxx" fo:country="none" style:text-underline-style="none" style:font-size-asian="9pt" style:language-asian="zxx" style:country-asian="none" style:font-size-complex="9pt" style:language-complex="zxx" style:country-complex="none"/>
    </style:style>
    <style:style style:name="T49" style:family="text">
      <style:text-properties style:text-underline-style="solid" style:text-underline-width="auto" style:text-underline-color="font-color"/>
    </style:style>
    <style:style style:name="T50" style:family="text">
      <style:text-properties style:text-outline="false" style:text-line-through-style="none" style:text-line-through-typ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51" style:family="text">
      <style:text-properties style:text-outline="false" style:text-line-through-style="none" style:text-line-through-type="none" fo:font-style="normal" fo:text-shadow="none" style:text-underline-style="none" officeooo:rsid="0027ef13" style:font-name-asian="Arial" style:font-style-asian="normal" style:font-name-complex="Arial" style:font-style-complex="normal" style:text-emphasize="none" style:text-overline-style="none" style:text-overline-color="font-color"/>
    </style:style>
    <style:style style:name="T52" style:family="text">
      <style:text-properties officeooo:rsid="001ec587"/>
    </style:style>
    <style:style style:name="T53" style:family="text">
      <style:text-properties style:text-position="super 58%"/>
    </style:style>
    <style:style style:name="T54" style:family="text">
      <style:text-properties style:text-position="super 58%" fo:font-weight="normal" officeooo:rsid="001ec587" style:font-weight-asian="normal" style:font-weight-complex="normal"/>
    </style:style>
    <style:style style:name="T55" style:family="text">
      <style:text-properties style:text-position="super 58%" officeooo:rsid="0047c206"/>
    </style:style>
    <style:style style:name="T56" style:family="text">
      <style:text-properties style:text-position="super 58%" fo:font-size="9pt" fo:font-style="italic" fo:font-weight="bold" style:font-size-asian="9pt" style:font-style-asian="italic" style:font-weight-asian="bold" style:font-size-complex="9pt" style:font-style-complex="italic" style:font-weight-complex="bold"/>
    </style:style>
    <style:style style:name="T57" style:family="text">
      <style:text-properties style:text-position="super 58%" fo:font-size="10pt" fo:font-weight="normal" officeooo:rsid="00526fad" style:font-size-asian="10pt" style:font-weight-asian="normal" style:font-size-complex="10pt" style:font-weight-complex="normal"/>
    </style:style>
    <style:style style:name="T58" style:family="text">
      <style:text-properties style:text-position="super 58%" fo:font-size="10pt" officeooo:rsid="00526fad" style:font-size-asian="10pt" style:font-size-complex="10pt"/>
    </style:style>
    <style:style style:name="T59" style:family="text">
      <style:text-properties style:text-position="super 58%" officeooo:rsid="00526fad"/>
    </style:style>
    <style:style style:name="T60" style:family="text">
      <style:text-properties officeooo:rsid="0021ef86"/>
    </style:style>
    <style:style style:name="T61" style:family="text">
      <style:text-properties officeooo:rsid="00241243"/>
    </style:style>
    <style:style style:name="T62" style:family="text">
      <style:text-properties officeooo:rsid="002447f4"/>
    </style:style>
    <style:style style:name="T63" style:family="text">
      <style:text-properties style:text-underline-style="none"/>
    </style:style>
    <style:style style:name="T64" style:family="text">
      <style:text-properties officeooo:rsid="00262bc6"/>
    </style:style>
    <style:style style:name="T65" style:family="text">
      <style:text-properties officeooo:rsid="0029118c"/>
    </style:style>
    <style:style style:name="T66" style:family="text">
      <style:text-properties officeooo:rsid="0029ab31"/>
    </style:style>
    <style:style style:name="T67" style:family="text">
      <style:text-properties officeooo:rsid="002ba58e"/>
    </style:style>
    <style:style style:name="T68" style:family="text">
      <style:text-properties officeooo:rsid="002d8ea1"/>
    </style:style>
    <style:style style:name="T69" style:family="text">
      <style:text-properties officeooo:rsid="002e9298"/>
    </style:style>
    <style:style style:name="T70" style:family="text">
      <style:text-properties officeooo:rsid="002f2b6e"/>
    </style:style>
    <style:style style:name="T71" style:family="text">
      <style:text-properties officeooo:rsid="00305a68"/>
    </style:style>
    <style:style style:name="T72" style:family="text">
      <style:text-properties officeooo:rsid="00352f6d"/>
    </style:style>
    <style:style style:name="T73" style:family="text">
      <style:text-properties officeooo:rsid="0039380e"/>
    </style:style>
    <style:style style:name="T74" style:family="text">
      <style:text-properties officeooo:rsid="003a77f9"/>
    </style:style>
    <style:style style:name="T75" style:family="text">
      <style:text-properties officeooo:rsid="003bfcb6"/>
    </style:style>
    <style:style style:name="T76" style:family="text">
      <style:text-properties officeooo:rsid="003cc880"/>
    </style:style>
    <style:style style:name="T77" style:family="text">
      <style:text-properties officeooo:rsid="003fabe0"/>
    </style:style>
    <style:style style:name="T78" style:family="text">
      <style:text-properties officeooo:rsid="0041a389"/>
    </style:style>
    <style:style style:name="T79" style:family="text">
      <style:text-properties officeooo:rsid="00427d7a"/>
    </style:style>
    <style:style style:name="T80" style:family="text">
      <style:text-properties officeooo:rsid="0043e1a6"/>
    </style:style>
    <style:style style:name="T81" style:family="text">
      <style:text-properties officeooo:rsid="00465b72"/>
    </style:style>
    <style:style style:name="T82" style:family="text">
      <style:text-properties officeooo:rsid="00488c91"/>
    </style:style>
    <style:style style:name="T83" style:family="text">
      <style:text-properties officeooo:rsid="004a5489"/>
    </style:style>
    <style:style style:name="T84" style:family="text">
      <style:text-properties officeooo:rsid="004c43b5"/>
    </style:style>
    <style:style style:name="T85" style:family="text">
      <style:text-properties officeooo:rsid="004cef68"/>
    </style:style>
    <style:style style:name="T86" style:family="text">
      <style:text-properties style:font-name="DejaVu Sans1" fo:font-weight="normal" style:font-weight-asian="normal" style:font-weight-complex="normal"/>
    </style:style>
    <style:style style:name="T87" style:family="text">
      <style:text-properties style:font-name="DejaVu Sans1" fo:font-weight="normal" officeooo:rsid="004f1cda" style:font-weight-asian="normal" style:font-weight-complex="normal"/>
    </style:style>
    <style:style style:name="T88" style:family="text">
      <style:text-properties style:font-name="DejaVu Sans1" fo:font-style="italic" fo:font-weight="normal" style:font-style-asian="italic" style:font-weight-asian="normal" style:font-style-complex="italic" style:font-weight-complex="normal"/>
    </style:style>
    <style:style style:name="T89" style:family="text">
      <style:text-properties style:font-name="DejaVu Sans1" fo:font-style="italic" style:text-underline-style="none" fo:font-weight="normal" style:font-style-asian="italic" style:font-weight-asian="normal" style:font-style-complex="italic" style:font-weight-complex="normal"/>
    </style:style>
    <style:style style:name="T90" style:family="text">
      <style:text-properties style:font-name="DejaVu Sans1" fo:font-style="normal" fo:font-weight="normal" style:font-style-asian="normal" style:font-weight-asian="normal" style:font-style-complex="normal" style:font-weight-complex="normal"/>
    </style:style>
    <style:style style:name="T91" style:family="text">
      <style:text-properties style:font-name="DejaVu Sans1" fo:font-style="normal" style:text-underline-style="none" fo:font-weight="normal" style:font-style-asian="normal" style:font-weight-asian="normal" style:font-style-complex="normal" style:font-weight-complex="normal"/>
    </style:style>
    <style:style style:name="T92" style:family="text">
      <style:text-properties fo:font-size="10pt" fo:font-weight="normal" style:font-size-asian="10pt" style:font-weight-asian="normal" style:font-size-complex="10pt" style:font-weight-complex="normal"/>
    </style:style>
    <style:style style:name="T93" style:family="text">
      <style:text-properties fo:font-size="10pt" fo:font-weight="normal" officeooo:rsid="00526fad" style:font-size-asian="10pt" style:font-weight-asian="normal" style:font-size-complex="10pt" style:font-weight-complex="normal"/>
    </style:style>
    <style:style style:name="T94" style:family="text">
      <style:text-properties fo:font-size="10pt" fo:font-weight="normal" officeooo:rsid="0029118c" style:font-size-asian="10pt" style:font-weight-asian="normal" style:font-size-complex="10pt" style:font-weight-complex="normal"/>
    </style:style>
    <style:style style:name="T95" style:family="text">
      <style:text-properties fo:font-size="10pt" style:font-size-asian="10pt" style:font-size-complex="10pt"/>
    </style:style>
    <style:style style:name="T96" style:family="text">
      <style:text-properties officeooo:rsid="004f1cda"/>
    </style:style>
    <style:style style:name="T97" style:family="text">
      <style:text-properties officeooo:rsid="0050cff8"/>
    </style:style>
    <style:style style:name="T98" style:family="text">
      <style:text-properties officeooo:rsid="00537bfb"/>
    </style:style>
    <style:style style:name="T99" style:family="text">
      <style:text-properties officeooo:rsid="005a1655"/>
    </style:style>
    <style:style style:name="T100" style:family="text">
      <style:text-properties officeooo:rsid="005b32a6"/>
    </style:style>
    <style:style style:name="T101" style:family="text">
      <style:text-properties fo:font-size="6pt" fo:font-style="italic" style:font-size-asian="6pt" style:font-style-asian="italic" style:font-size-complex="6pt" style:font-style-complex="italic"/>
    </style:style>
    <style:style style:name="T102" style:family="text">
      <style:text-properties fo:font-size="6pt" fo:font-style="italic" style:text-underline-style="solid" style:text-underline-width="auto" style:text-underline-color="font-color" style:font-size-asian="6pt" style:font-style-asian="italic" style:font-size-complex="6pt" style:font-style-complex="italic"/>
    </style:style>
    <style:style style:name="T103" style:family="text">
      <style:text-properties officeooo:rsid="005bcf3c"/>
    </style:style>
    <style:style style:name="T104" style:family="text">
      <style:text-properties officeooo:rsid="00629c7e"/>
    </style:style>
    <style:style style:name="T105" style:family="text">
      <style:text-properties officeooo:rsid="0065f1cf"/>
    </style:style>
    <style:style style:name="T106" style:family="text">
      <style:text-properties officeooo:rsid="00662b11"/>
    </style:style>
    <style:style style:name="T107" style:family="text">
      <style:text-properties officeooo:rsid="00226227"/>
    </style:style>
    <style:style style:name="T108" style:family="text">
      <style:text-properties officeooo:rsid="006b93d0"/>
    </style:style>
    <style:style style:name="T109" style:family="text">
      <style:text-properties officeooo:rsid="006dcac5"/>
    </style:style>
    <style:style style:name="T110" style:family="text">
      <style:text-properties officeooo:rsid="006f642c"/>
    </style:style>
    <style:style style:name="T111" style:family="text">
      <style:text-properties officeooo:rsid="007386d4"/>
    </style:style>
    <style:style style:name="T112" style:family="text">
      <style:text-properties officeooo:rsid="0075f3e0"/>
    </style:style>
    <style:style style:name="T113" style:family="text">
      <style:text-properties officeooo:rsid="0076bcdf"/>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9">PARSEC </text:span>Ruby Bootcamp</text:p>
      <text:p text:style-name="P2">Syllabus &amp; Curriculum</text:p>
      <text:p text:style-name="P3">— Lorin Ricker, developer and instructor —</text:p>
      <text:p text:style-name="P63">This document presents the Syllabus and Curriculum for the <text:span text:style-name="T7">PARSEC </text:span><text:span text:style-name="T1">Ruby Bootcamp</text:span><text:span text:style-name="T10">, a </text:span><text:span text:style-name="T14">multi</text:span><text:span text:style-name="T10">-week professional course in </text:span><text:span text:style-name="T12">the</text:span><text:span text:style-name="T10"> </text:span><text:span text:style-name="T12">Ruby programming language, </text:span><text:span text:style-name="T10">software engineering and </text:span><text:span text:style-name="T14">develop­ment methodologies.</text:span><text:span text:style-name="T10"> <text:s/></text:span><text:span text:style-name="T12">The Bootcamp is conducted </text:span><text:span text:style-name="T14">as a series of classes</text:span><text:span text:style-name="T12"> in three parts:</text:span></text:p>
      <text:p text:style-name="P74"><text:span text:style-name="T4">1</text:span><text:span text:style-name="T12">) </text:span><text:span text:style-name="T20">Newbie</text:span><text:span text:style-name="T12">, a</text:span><text:span text:style-name="T15"> one-week</text:span><text:span text:style-name="T12"> intensive introduction to Ruby and software development, </text:span><text:span text:style-name="T13">using real-world code and projects, not just textbook “toy” examples</text:span><text:span text:style-name="T12">;</text:span></text:p>
      <text:p text:style-name="P75"><text:span text:style-name="T9">2</text:span><text:span text:style-name="T12">) </text:span><text:span text:style-name="T20">Foundational</text:span><text:span text:style-name="T12">, a one-week follow-on which </text:span><text:span text:style-name="T15">builds a complete foundation of Ruby on the basis of the introductory material of the previous week</text:span><text:span text:style-name="T12">;</text:span></text:p>
      <text:p text:style-name="P76"><text:span text:style-name="T9">3</text:span><text:span text:style-name="T12">) </text:span><text:span text:style-name="T20">Essentials</text:span><text:span text:style-name="T12">, a one-week follow-on which refines and extends material from the </text:span><text:span text:style-name="T15">Founda­tional</text:span><text:span text:style-name="T12"> class, </text:span><text:span text:style-name="T13">focusing on production-quality command-line programs</text:span><text:span text:style-name="T12">;</text:span></text:p>
      <text:p text:style-name="P76"><text:span text:style-name="T9">4</text:span><text:span text:style-name="T12">) </text:span><text:span text:style-name="T20">(Meta)Mastery</text:span><text:span text:style-name="T12">, a one-week class for experienced developers which emphasizes </text:span><text:span text:style-name="T13">and explores</text:span><text:span text:style-name="T12"> object-oriented programming techniques, metaprogramming and reflection.</text:span></text:p>
      <text:p text:style-name="P15"><text:span text:style-name="T12">The </text:span><text:span text:style-name="T15">PARSEC </text:span><text:span text:style-name="T12">Ruby Bootcamp series is </text:span><text:span text:style-name="T10">designed to produce (graduate) “World Class Beginners” who, upon successful completion of this coursework, will be: <text:s/></text:span><text:span text:style-name="T2">a</text:span><text:span text:style-name="T11">) </text:span><text:span text:style-name="T10">ready for hire into entry-level technical/team software programming positions throughout business and industry; </text:span><text:span text:style-name="T2">b</text:span><text:span text:style-name="T11">) ready to participate in Ruby-based software development projects and activities within their own workplace.</text:span></text:p>
      <text:p text:style-name="P42"><text:span text:style-name="T10">Th</text:span><text:span text:style-name="T11">e</text:span><text:span text:style-name="T10"> </text:span><text:span text:style-name="T15">PARSEC </text:span><text:span text:style-name="T10">Ruby Bootcamp course</text:span><text:span text:style-name="T11">s</text:span><text:span text:style-name="T10"> </text:span><text:span text:style-name="T11">are</text:span><text:span text:style-name="T10"> created, produced and conducted by </text:span><text:span text:style-name="T11">The PARSEC Group, 999 18</text:span><text:span text:style-name="T54">th</text:span><text:span text:style-name="T11"> Street, Suite 1725, Denver Colorado 80202</text:span><text:span text:style-name="T10">.</text:span></text:p>
      <text:p text:style-name="P21">The <text:span text:style-name="T17">purpose</text:span><text:span text:style-name="T19">s</text:span><text:span text:style-name="T17"> and goal</text:span><text:span text:style-name="T19">s</text:span> of th<text:span text:style-name="T52">e Bootcamp</text:span> <text:span text:style-name="T83">are</text:span> to teach and develop students' core competencies in the following areas:</text:p>
      <text:list xml:id="list7389711491682056198" text:style-name="L1">
        <text:list-item>
          <text:p text:style-name="P93"><text:span text:style-name="T29">Mastery of t</text:span><text:span text:style-name="T28">he Ruby programming language </text:span><text:span text:style-name="T30">― this is the </text:span><text:span text:style-name="T31">top-priority</text:span><text:span text:style-name="T30"> goal of these classes.</text:span></text:p>
        </text:list-item>
        <text:list-item>
          <text:p text:style-name="P105"><text:span text:style-name="T28">Proficient use of prevalent software development tools and environments, including Linux, command-line utilities, Git (repository), and a high-productivity text editor/IDE </text:span><text:span text:style-name="T31">― this is a high-priority goal.</text:span></text:p>
        </text:list-item>
        <text:list-item>
          <text:p text:style-name="P107"><text:span text:style-name="T28">Basic and key Software Development skills and methodologies, with emphasis on </text:span><text:span text:style-name="T29">colla­borative, </text:span><text:span text:style-name="T28">team-oriented approaches and participation </text:span><text:span text:style-name="T31">― this is also a high-priority goal.</text:span></text:p>
        </text:list-item>
        <text:list-item>
          <text:p text:style-name="P108"><text:span text:style-name="T30">Orientation to t</text:span><text:span text:style-name="T28">he Ruby on Rails application development framework </text:span><text:span text:style-name="T30">and other relevant Ruby-based software packages.</text:span></text:p>
        </text:list-item>
      </text:list>
      <text:p text:style-name="P21">These goals will be reached and/or supported by the following <text:span text:style-name="T17">teaching methodologies</text:span>:</text:p>
      <text:list xml:id="list6352970764301718953" text:style-name="L2">
        <text:list-item>
          <text:p text:style-name="P94">Instructor-lead lecture/discussion presentations of key concepts and ideas, with intentional focus on student participation — including student-to-student presentations — throughout.</text:p>
        </text:list-item>
        <text:list-item>
          <text:p text:style-name="P106">Individual and team-oriented participation in exercises, labs and hands-on class projects.</text:p>
        </text:list-item>
        <text:list-item>
          <text:p text:style-name="P109"><text:span text:style-name="T28">Preparatory readings and investigations, done by students outside of regular classroom time (</text:span><text:span text:style-name="T32">e.g.</text:span><text:span text:style-name="T28">, evenings) to optimize the next-day formal presentation of selected material.</text:span></text:p>
        </text:list-item>
        <text:list-item>
          <text:p text:style-name="P110">Guest speaker presentations on key contemporary topics relevant to software engineering and product/project development issues, with extensive opportunities for guest speaker-to-student interactions (Q&amp;A, discussions and conversation following presentations).</text:p>
        </text:list-item>
      </text:list>
      <text:list xml:id="list3967801280834327374" text:style-name="L3">
        <text:list-header>
          <text:p text:style-name="P111">Class Mechanics: <text:s/>The <text:span text:style-name="T84">PARSEC Ruby </text:span>Bootcamp will be run over <text:span text:style-name="T69">four</text:span> consecutive weeks, with classes convening at <text:span text:style-name="T52">9</text:span>:00am <text:span text:style-name="T111">(MT)</text:span> Monday through Friday, with a one-hour lunch break, at least one short break during each morning and afternoon session, and concluding at <text:span text:style-name="T69">5:0</text:span>0pm.</text:p>
        </text:list-header>
      </text:list>
      <text:p text:style-name="P40">The <text:span text:style-name="T111">Newbie and Foundational c</text:span>lass<text:span text:style-name="T111">es</text:span> <text:span text:style-name="T111">are</text:span> held over two consecutive weeks as a single, cohesive training; students are required to attend the full two-week session as a unit. <text:s/><text:span text:style-name="T105">Although each class cohort will be encouraged to “stay together” for all four levels,</text:span> students may return to attend <text:span text:style-name="T111">the Essentials and/or (Meta)Mastery</text:span> classes at any time after completing the <text:span text:style-name="T111">Newbie and Foundational</text:span> <text:span text:style-name="T111">c</text:span>lass<text:span text:style-name="T111">es</text:span>; <text:span text:style-name="T111">Essentials</text:span> must be completed before taking the <text:span text:style-name="T111">(Meta)Mastery</text:span> <text:span text:style-name="T111">c</text:span>lass.</text:p>
      <text:p text:style-name="P34">Bootcamp Course Justification by Career Opportun<text:span text:style-name="T80">i</text:span>ties —</text:p>
      <text:p text:style-name="P16"><text:span text:style-name="T28">According to Dice, Inc. president Shravan Goli (as quoted in CIO Magazine Online article “</text:span><text:span text:style-name="T32">Open Source Career Opportunities Continue to Abound</text:span><text:span text:style-name="T28">”, by Sharon Florentine, Wednesday, September 4th, 2013, </text:span><text:a xlink:type="simple" xlink:href="http://www.cio.com/article/739097/Open_Source_Career_Opportunities_Continue_to_Abound"><text:span text:style-name="T33">http://www.cio.com/article/739097/Open_Source_Career_Opportunities_Continue_to_Abound</text:span></text:a><text:span text:style-name="T28">):</text:span></text:p>
      <text:p text:style-name="P62">“<text:span text:style-name="T1">The number of available Ruby on Rails positions grew 15 percent year-over-year from 2,307 to 2,654</text:span>.”</text:p>
      <text:p text:style-name="P9">This statistic is based on job posted on Dice.com from August-2012 to August-2013. <text:s/>A similar growth rate is evident for Python programmers, and although the number of Perl positions fell b<text:span text:style-name="T84">y </text:span>~3% and PHP positions remained stable over the same time period, “<text:span text:style-name="T17">...the numbers show a continued demand for open source developers.</text:span>”</text:p>
      <text:p text:style-name="P84">Goli says that <text:span text:style-name="T17">the open source's community approach to development</text:span> is what makes it so appealing, because <text:span text:style-name="T17">it can accelerate an organization's technology development and adoption.</text:span></text:p>
      <text:p text:style-name="P88">“Ten years ago, open source was all about Linux and Linux-based technologies," Goli says. "Now, with the cloud, social media, big data and analysis, search and mobile applications all maturing so rapidly, <text:span text:style-name="T17">it makes more sense for companies to leverage the community effort</text:span> to accelerate development and deployment.”</text:p>
      <text:p text:style-name="P89"><text:span text:style-name="T28">Colorado ranks among the top-10 states exhibiting the greatest job opportunities (according to CIO Magazine Online's article “</text:span><text:span text:style-name="T32">Top 10 States for Tech Job Growth</text:span><text:span text:style-name="T28">”, by Rich Hein, Tuesday, August 10th, 2013, </text:span><text:a xlink:type="simple" xlink:href="http://www.cio.com/article/738463/Top_10_States_for_Tech_Jobs_Growth"><text:span text:style-name="T48">http://www.cio.com/article/738463/Top_10_States_for_Tech_Jobs_Growth</text:span></text:a><text:span text:style-name="T28">), conclusions which are based on statistics of growth from the Bureau of Labor Statistics Computer Systems Design and Related Services category. <text:s/>The other nine states are: New Jersey, Massachusetts, Missouri, Texas, New York, Washington, Maryland (including Washington DC), Illinois and Pennsylvania.</text:span></text:p>
      <text:p text:style-name="P86">And while projections continue to show that corporations are soaking up open source programmer talent at increasing levels, there are strong opportunities for those same employees in entrepre<text:span text:style-name="T85">­</text:span>neurial start-ups, funded start-ups and established small business enterprises as well.</text:p>
      <text:p text:style-name="P87">Some employers note with concern that a great many candidates for Ruby on Rails positions are not particularly well prepared with mastery of Ruby programming language fundamentals.</text:p>
      <text:p text:style-name="P90"><text:span text:style-name="T85">Thus</text:span>, th<text:span text:style-name="T85">e</text:span> Bootcamp's primary goal is to <text:span text:style-name="T85">train and </text:span>prepare World Class Beginners, <text:span text:style-name="T85">with excellent grounding in Ruby programming foundations,</text:span> who are qualified to <text:span text:style-name="T85">gain</text:span> employment or professional assignments in precisely this marketplace.</text:p>
      <text:p text:style-name="P85"><text:span text:style-name="T68">Prerequisites</text:span> (per student) —</text:p>
      <text:p text:style-name="P10"><text:span text:style-name="T6">A. </text:span><text:span text:style-name="T1">Student prerequisites</text:span> for the components of the Bootcamp are as follows:</text:p>
      <text:list xml:id="list8356703767161245587" text:style-name="L4">
        <text:list-item>
          <text:p text:style-name="P112"><text:span text:style-name="T34">Newbie</text:span><text:span text:style-name="T39"> and </text:span><text:span text:style-name="T34">Foundational</text:span><text:span text:style-name="T36"> ― Although this two-week class </text:span><text:span text:style-name="T39">sequence</text:span><text:span text:style-name="T36"> is designed for </text:span><text:span text:style-name="T38">newcom</text:span><text:span text:style-name="T39">­</text:span><text:span text:style-name="T38">ers to</text:span><text:span text:style-name="T36"> the Ruby programming language and general software development, exposure to college-level computer science coursework and/or on-the-job software development experience will give the student considerable advantage in this class.</text:span></text:p>
        </text:list-item>
        <text:list-item>
          <text:p text:style-name="P113"><text:span text:style-name="T34">Essentials</text:span><text:span text:style-name="T35"> ― Completion of the </text:span><text:span text:style-name="T34">Newbie</text:span><text:span text:style-name="T39"> and </text:span><text:span text:style-name="T34">Foundational</text:span><text:span text:style-name="T35"> two-week class </text:span><text:span text:style-name="T39">sequence</text:span><text:span text:style-name="T35">, or equivalent other coursework (at Instructor’s and/</text:span><text:span text:style-name="T37">or</text:span><text:span text:style-name="T35"> PARSEC’s discretion and acceptance), or equivalent </text:span><text:span text:style-name="T37">programming </text:span><text:span text:style-name="T35">experience.</text:span></text:p>
        </text:list-item>
        <text:list-item>
          <text:p text:style-name="P114"><text:span text:style-name="T9">(Meta)Mastery</text:span> ― <text:s/><text:span text:style-name="T36">Completion of the </text:span><text:span text:style-name="T34">Newbie</text:span><text:span text:style-name="T39">, </text:span><text:span text:style-name="T34">Foundational</text:span><text:span text:style-name="T36"> </text:span><text:span text:style-name="T35">and </text:span><text:span text:style-name="T34">Essentials</text:span><text:span text:style-name="T35"> </text:span><text:span text:style-name="T36">class</text:span><text:span text:style-name="T35">es</text:span><text:span text:style-name="T36"> or equivalent other coursework (at Instructor’s and/</text:span><text:span text:style-name="T35">or</text:span><text:span text:style-name="T36"> PARSEC’s discretion and acceptance), or equivalent </text:span><text:span text:style-name="T35">programming</text:span><text:span text:style-name="T36"> experience.</text:span></text:p>
        </text:list-item>
        <text:list-item>
          <text:p text:style-name="P116"><text:span text:style-name="T41">G</text:span><text:span text:style-name="T40">eneral</text:span><text:span text:style-name="T35"> ― On-the-job and/or coursework </text:span><text:span text:style-name="T38">experience </text:span><text:span text:style-name="T35">with at least one (or more) of the following will give the student considerable advantage in these Bootcamp classes: </text:span><text:span text:style-name="T86">• Text editing • </text:span><text:span text:style-name="T87">Appli­cations in</text:span><text:span text:style-name="T86"> a “classical” language (</text:span><text:span text:style-name="T88">e.g.</text:span><text:span text:style-name="T86">, C, Pascal, Fortran, VB, </text:span><text:span text:style-name="T88">etc</text:span><text:span text:style-name="T86">.) • Debugging • Shell scripting (</text:span><text:span text:style-name="T88">e.g.</text:span><text:span text:style-name="T86">, bash, DCL, </text:span><text:span text:style-name="T88">etc</text:span><text:span text:style-name="T86">.) • Command-line utilities • Operating systems fundamentals •</text:span></text:p>
        </text:list-item>
        <text:list-item>
          <text:p text:style-name="P115"><text:span text:style-name="T86">This Bootcamp class series is </text:span><text:span text:style-name="T89">not</text:span><text:span text:style-name="T91"> </text:span><text:span text:style-name="T89">appropriate</text:span><text:span text:style-name="T90"> for absolute beginners in software development.</text:span></text:p>
        </text:list-item>
      </text:list>
      <text:p text:style-name="P26"><text:soft-page-break/><text:span text:style-name="T6">B. </text:span><text:span text:style-name="T1">Laptop</text:span>: <text:s/><text:span text:style-name="T73">Because it is commonly accepted in most professional environments that a software developer will possess and use his or her own personal laptop computer for programming and project activities, including both employment/on-the-job work and community/volunteer projects, the Ruby Bootcamp requires that </text:span><text:span text:style-name="T18">each student bring their own laptop computer to each class</text:span><text:span text:style-name="T73">. <text:s/>Each student must provide and use his or her own laptop computer throughout the class, configured for: </text:span><text:span text:style-name="T3">a</text:span><text:span text:style-name="T60">) dedicated/single boot with Ubuntu Linux (preferred); or </text:span><text:span text:style-name="T3">b</text:span><text:span text:style-name="T60">) for dual-boot with Ubuntu and Windows; or </text:span><text:span text:style-name="T3">c</text:span><text:span text:style-name="T60">) Mac/OSX; or </text:span><text:span text:style-name="T8">d</text:span><text:span text:style-name="T100">) a Virtual Machine, hosted on the laptop’s native operating system, running Ubuntu Linux as a guest ― VirtualBox is recommended, with the VM’s guest disk (container file) sized at no less than 60 GB capacity, with NAT networking enabled, and with Guest Additions installed.</text:span></text:p>
      <text:p text:style-name="P41">Although a student may have a<text:span text:style-name="T74">n employment-related and/or</text:span> personal need and/or desire to work within the Mac/OSX <text:span text:style-name="T106">or Windows </text:span>environment, this coursework will focus primarily on software development within the Linux (Ubuntu) environment, with minimal coverage of the specifics of Mac/OSX, <text:span text:style-name="T106">and near silence on Windows</text:span>.</text:p>
      <text:p text:style-name="P12">Coursework will be almost entirely Linux (Ubuntu) oriented, so it is strongly recommended that the student’s laptop have the latest Ubuntu release (currently v14.04-LTS, “Trusty Tahr”) installed either as the sole OS or as a dual-boot option alongside an existing Windows partition. <text:s/><text:span text:style-name="T76">Other Linux distros (non-Ubuntu) are acceptable if cleared with the Bootcamp’s Instructor. <text:s/></text:span>A Mac computer with OSX is also acceptable. <text:s/><text:span text:style-name="T76">A Windows-only laptop is not acceptable for this Bootcamp.</text:span></text:p>
      <text:p text:style-name="P11"><text:span text:style-name="T76">Each s</text:span>tudent should arrange to pre-configure <text:span text:style-name="T76">his or her own</text:span> laptop computer (<text:span text:style-name="T17">i.e.</text:span>, install Ubuntu, if necessary) prior to arrival for the Introductory class, and should maintain the Ubuntu (and added software packages) configuration for the subsequent Intermediate and Advanced classes. <text:s/>The Bootcamp Instructor can provide written OS-installation and configuration instructions to any student who requests them, provided that such request is made at least <text:span text:style-name="T76">fourteen</text:span> (<text:span text:style-name="T76">14</text:span>) days prior to the start of class.</text:p>
      <text:p text:style-name="P13"><text:span text:style-name="T6">C. </text:span><text:span text:style-name="T5">Wireless network access</text:span><text:span text:style-name="T73">, both to the Internet and among participants’ laptops, will be provided during each class.</text:span></text:p>
      <text:p text:style-name="P39"><text:span text:style-name="T6">D. Software</text:span><text:span text:style-name="T74">: </text:span>Students will learn sufficient skills about installing and configuring Linux (Ubuntu) and other Free/Libre Open Source Software (FLOSS) packages to be able to configure their own personal laptop or desktop system.</text:p>
      <text:p text:style-name="P18">Each <text:span text:style-name="T76">laptop’s</text:span> Linux <text:span text:style-name="T60">partition (or VM)</text:span> <text:span text:style-name="T106">will</text:span> be configured as follows:</text:p>
      <text:list xml:id="list5195454214208999999" text:style-name="L5">
        <text:list-item>
          <text:p text:style-name="P102">Current Ubuntu (Linux) distro, currently 1<text:span text:style-name="T60">4</text:span>.04 “<text:span text:style-name="T60">Trusty Tahr</text:span>”</text:p>
        </text:list-item>
        <text:list-item>
          <text:p text:style-name="P117">Default user account <text:span text:style-name="T16">sysadmin</text:span> (password <text:span text:style-name="T16">SysAdmin</text:span>): will be used to create at least one developer (personal) account per laptop</text:p>
        </text:list-item>
        <text:list-item>
          <text:p text:style-name="P118">Ruby <text:span text:style-name="T74">enVironment</text:span> Manager (RVM) <text:span text:style-name="T60">to support Ruby (MRI) versions 1.9.3 and/or 2.x</text:span></text:p>
        </text:list-item>
        <text:list-item>
          <text:p text:style-name="P119">Sublime Text editor/IDE (free evaluation copy)</text:p>
        </text:list-item>
      </text:list>
      <text:p text:style-name="P19">Each student will, over the course of the Bootcamp, install the following components (at a minimum) on their own laptop computer <text:span text:style-name="T76">(note that these are all free/open-source packages, available at no cost to the student)</text:span>:</text:p>
      <text:list xml:id="list4883350215043531823" text:style-name="L6">
        <text:list-item>
          <text:p text:style-name="P129">Linux packages:</text:p>
        </text:list-item>
        <text:list-item>
          <text:p text:style-name="P131">Sublime Text (free evaluation copy)</text:p>
        </text:list-item>
        <text:list-item>
          <text:p text:style-name="P136">Git (revision control repository)</text:p>
        </text:list-item>
        <text:list-item>
          <text:p text:style-name="P137">RVM (Ruby enVironment Manager)</text:p>
        </text:list-item>
        <text:list-item>
          <text:p text:style-name="P137">Ruby (latest version)</text:p>
        </text:list-item>
        <text:list-item>
          <text:p text:style-name="P136">(others to be determined)</text:p>
        </text:list-item>
        <text:list-item>
          <text:p text:style-name="P130">Ruby Gems:</text:p>
        </text:list-item>
        <text:list-item>
          <text:p text:style-name="P136">R<text:span text:style-name="T74">ake</text:span></text:p>
        </text:list-item>
        <text:list-item>
          <text:p text:style-name="P141">pry</text:p>
        </text:list-item>
        <text:list-item>
          <text:p text:style-name="P136">RSpec / RDoc / <text:span text:style-name="T106">ri</text:span></text:p>
        </text:list-item>
        <text:list-item>
          <text:p text:style-name="P138">(others to be determined)</text:p>
        </text:list-item>
      </text:list>
      <text:p text:style-name="P23"><text:soft-page-break/>Text Editor —</text:p>
      <text:p text:style-name="P43">The text editor is perhaps <text:span text:style-name="T17">the programmer's most important and frequently-used software tool</text:span>. <text:s/>And although developers who use other languages (e.g., Java, C, Perl, Python, etc.) usually rely on text editors which are embedded in more comprehensive (and <text:span text:style-name="T96">costly</text:span>) “Integrated Development Environments”(IDEs), Ruby's syntax and development environment is considerably more straight<text:span text:style-name="T96">­</text:span>forward, and such IDE resources provide only complexity and confusion without contributing value to the experience...</text:p>
      <text:p text:style-name="P37">Fortunately, the Ruby community enjoys (and has largely embraced) a relative newcomer to the text editor toolkit, Sublime Text (<text:a xlink:type="simple" xlink:href="http://www.sublimetext.com/"><text:span text:style-name="T47">http://www.SublimeText.com</text:span></text:a>), which is exquisitely attuned to the Ruby programming language and attendant development cycle. <text:s/>It runs cross-platform (available for Linux, Mac/OSX, and Windows). <text:s/>It is an excellent choice for <text:span text:style-name="T107">Ruby </text:span>Bootcamp students.</text:p>
      <text:p text:style-name="P36">And, although Sublime Text is sold for professional use on a single-user licensing basis (its EULA is <text:span text:style-name="T81">not </text:span>a GPL), it is made available to any potential user for unrestricted evaluation, without feature-disabling or functional timeouts. <text:s/>Sublime Text will be used during the Bootcamp for all text edit<text:span text:style-name="T81">­</text:span>ing tasks and requirements, as an exemplar of a modern, advanced-feature editor. <text:s/>And because it is reasonably priced (currently <text:span text:style-name="T75">~</text:span>$70 for the single-user license), students can elect to purchase Sublime Text for their own personal use <text:s/>after the conclusion of the Bootcamp.</text:p>
      <text:p text:style-name="P24">Te<text:span text:style-name="T70">amwork</text:span> —</text:p>
      <text:p text:style-name="P44">All students will be <text:span text:style-name="T72">requir</text:span>ed to work together in team units, ranging from paired-programming sessions to four-to-six person development teams <text:span text:style-name="T77">working on class projects</text:span>. <text:s/><text:span text:style-name="T72">Because this parti­cipation is viewed as an essential, non-optional experience requiring in-classroom, physical presence, the Ruby Bootcamp does </text:span><text:span text:style-name="T23">not</text:span><text:span text:style-name="T26"> </text:span><text:span text:style-name="T72">allow or support “distance learning” (e-classroom).</text:span></text:p>
      <text:p text:style-name="P38">Students will be strongly encouraged to help each other, <text:span text:style-name="T72">in true peer support and collaborative learning</text:span>: <text:s/>“<text:span text:style-name="T17">If you don’t know, ask for help. <text:s/>If you really </text:span><text:span text:style-name="T22">get it</text:span><text:span text:style-name="T17">, help someone else.</text:span>”</text:p>
      <text:p text:style-name="P38">Students will be expected to “present” material to each other (the class), ranging in scope from individual units of Ruby material, solutions to exercises, original research, answers to questions, <text:span text:style-name="T77">even including</text:span> full project designs and defend<text:span text:style-name="T77">ing</text:span> particular implementation approaches.</text:p>
      <text:p text:style-name="P38">This approach models “the real world” of software development, where small, agile teams work closely together to produce high-quality software products, and where community support and participation is valuable, recognized and rewarded.</text:p>
      <text:p text:style-name="P65"><text:span text:style-name="T74">Student Evaluations</text:span> —</text:p>
      <text:p text:style-name="P22">Student evaluation (grading), including <text:span text:style-name="T77">recognition</text:span> for successful completion of the <text:span text:style-name="T52">coursework</text:span>, will <text:span text:style-name="T75">be based</text:span> on the following:</text:p>
      <text:list xml:id="list101032266469901" text:continue-list="list3967801280834327374" text:style-name="L3">
        <text:list-item>
          <text:p text:style-name="P95">Attendance, with: <text:span text:style-name="T3">i</text:span><text:span text:style-name="T60">) </text:span>no more than <text:span text:style-name="T52">one</text:span> (<text:span text:style-name="T52">1</text:span>) excused absence within <text:span text:style-name="T52">any single class-week; and </text:span><text:span text:style-name="T2">ii</text:span><text:span text:style-name="T52">) no more than two (2) excused absences over the course of</text:span> the entire <text:span text:style-name="T70">series of</text:span> Bootcamp <text:span text:style-name="T60">classes;</text:span> and <text:span text:style-name="T2">iii</text:span><text:span text:style-name="T52">) </text:span>with demonstrated and Instructor-accepted diligence and evidence of remedial (catch-up) efforts on any material/content missed due to absence.</text:p>
        </text:list-item>
        <text:list-item>
          <text:p text:style-name="P120">Various formal and/or informal pop quizzes at the discretion of the <text:span text:style-name="T96">I</text:span>nstructor.</text:p>
        </text:list-item>
        <text:list-item>
          <text:p text:style-name="P120">Student's vigorous, willing and productive participation in discussions, Q&amp;A, preparatory activities, and especially in his/her team participation and contribution.</text:p>
        </text:list-item>
        <text:list-item>
          <text:p text:style-name="P125">Student's own formal evaluation, conducted and provided by other class (team) members, as to the student's participation, contribution and efficacy as a team/project member.</text:p>
        </text:list-item>
        <text:list-item>
          <text:p text:style-name="P142">The Instructor shall be the ultimate determiner (arbiter) of each student's final evaluation, and the completion of each class of the Bootcamp shall be based on a Pass/No-Pass grade.</text:p>
        </text:list-item>
      </text:list>
      <text:p text:style-name="P64"><text:span text:style-name="T61">Primary Course </text:span>Text<text:span text:style-name="T61">b</text:span>ook —</text:p>
      <text:p text:style-name="P9">A copy of <text:span text:style-name="T61">this</text:span> reference book will be provided to each studen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9"/>
          </table:table-cell>
          <table:table-cell table:style-name="Table1.B1" office:value-type="string">
            <text:p text:style-name="P80">Publisher, Year, ISBN</text:p>
          </table:table-cell>
          <table:table-cell table:style-name="Table1.B1" office:value-type="string">
            <text:p text:style-name="P81">List</text:p>
          </table:table-cell>
          <table:table-cell table:style-name="Table1.B1" office:value-type="string">
            <text:p text:style-name="P82">Used<text:span text:style-name="T53"> </text:span><text:span text:style-name="T55">*</text:span></text:p>
          </table:table-cell>
        </table:table-row>
        <table:table-row>
          <table:table-cell table:style-name="Table1.A2" office:value-type="string">
            <text:p text:style-name="P31">Programming Ruby 1.9 &amp; 2.0</text:p>
            <text:p text:style-name="P32"><text:s text:c="2"/><text:span text:style-name="T17">The Pragmatic Programmers Guide</text:span></text:p>
          </table:table-cell>
          <table:table-cell table:style-name="Table1.A2" table:number-rows-spanned="2" office:value-type="string">
            <text:p text:style-name="P28">Pragmatic Bookshelf, 2013</text:p>
            <text:p text:style-name="P28">978-1-93778-549-9</text:p>
          </table:table-cell>
          <table:table-cell table:style-name="Table1.A2" table:number-rows-spanned="2" office:value-type="string">
            <text:p text:style-name="P29">$50.00</text:p>
          </table:table-cell>
          <table:table-cell table:style-name="Table1.A2" table:number-rows-spanned="2" office:value-type="string">
            <text:p text:style-name="P29">~ $3<text:span text:style-name="T71">0</text:span>.00</text:p>
          </table:table-cell>
        </table:table-row>
        <table:table-row>
          <table:table-cell table:style-name="Table1.A1" office:value-type="string">
            <text:p text:style-name="P45"><text:s/><text:span text:style-name="T44"><text:s/>— </text:span><text:span text:style-name="T46">Dave Thomas,</text:span></text:p>
            <text:p text:style-name="P92">with Chad Fowler and Andy Hunt</text:p>
          </table:table-cell>
          <table:covered-table-cell/>
          <table:covered-table-cell/>
          <table:covered-table-cell/>
        </table:table-row>
      </table:table>
      <text:p text:style-name="P91">The “Programming Ruby” book is commonly known as “the Pick-Ax book” in Ruby circles because of the picture/logo on its front cover. <text:s/>This volume, now in its third edition edition, has been a main­stay of Ruby learning and reference since 1999, and will become a comprehensive and often-used resource for students during the Bootcamp and throughout their careers.</text:p>
      <text:p text:style-name="P23">Other <text:span text:style-name="T61">Textbook</text:span> Resources —</text:p>
      <text:p text:style-name="P17"><text:span text:style-name="T61">A</text:span> substantial library of Ruby and Rails text and reference books has evolved over the past decade, and the Bootcamp will make use of a selection of these (<text:span text:style-name="T62">but will not provide or require them as part of the course itself). <text:s/>T</text:span>his list is not comprehensive, <text:span text:style-name="T61">merely representative</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79"/>
            </table:table-cell>
            <table:table-cell table:style-name="Table2.B1" office:value-type="string">
              <text:p text:style-name="P80">Publisher, Year, ISBN</text:p>
            </table:table-cell>
            <table:table-cell table:style-name="Table2.B1" office:value-type="string">
              <text:p text:style-name="P81">List</text:p>
            </table:table-cell>
            <table:table-cell table:style-name="Table2.B1" office:value-type="string">
              <text:p text:style-name="P83"><text:span text:style-name="T112">Discount</text:span><text:span text:style-name="T53"> </text:span><text:span text:style-name="T55">*</text:span></text:p>
            </table:table-cell>
          </table:table-row>
        </table:table-header-rows>
        <table:table-row>
          <table:table-cell table:style-name="Table2.A1" office:value-type="string">
            <text:p text:style-name="P35">Build Awesome Command-Line Applications in Ruby <text:span text:style-name="T65">2</text:span><text:span text:style-name="T94"> (2</text:span><text:span text:style-name="T57">nd</text:span><text:span text:style-name="T94"> Ed.)</text:span></text:p>
          </table:table-cell>
          <table:table-cell table:style-name="Table2.B2" table:number-rows-spanned="2" office:value-type="string">
            <text:p text:style-name="P28">Pragmatic Bookshelf, 201<text:span text:style-name="T66">3</text:span></text:p>
            <text:p text:style-name="P33">978-1-93<text:span text:style-name="T65">778</text:span>-<text:span text:style-name="T65">575</text:span>-<text:span text:style-name="T65">8</text:span></text:p>
          </table:table-cell>
          <table:table-cell table:style-name="Table2.B2" table:number-rows-spanned="2" office:value-type="string">
            <text:p text:style-name="P29">$3<text:span text:style-name="T65">0</text:span>.00</text:p>
          </table:table-cell>
          <table:table-cell table:style-name="Table2.B2" table:number-rows-spanned="2" office:value-type="string">
            <text:p text:style-name="P29">~ $<text:span text:style-name="T82">20.00</text:span></text:p>
          </table:table-cell>
        </table:table-row>
        <table:table-row>
          <table:table-cell table:style-name="Table2.A1" office:value-type="string">
            <text:p text:style-name="P50"><text:s text:c="2"/>— <text:span text:style-name="T10">David B. Copeland</text:span></text:p>
          </table:table-cell>
          <table:covered-table-cell/>
          <table:covered-table-cell/>
          <table:covered-table-cell/>
        </table:table-row>
        <table:table-row>
          <table:table-cell table:style-name="Table2.B2" office:value-type="string">
            <text:p text:style-name="P77">The Ruby Programming Language</text:p>
          </table:table-cell>
          <table:table-cell table:style-name="Table2.B2" table:number-rows-spanned="2" office:value-type="string">
            <text:p text:style-name="P4">O'Reilly, 2008</text:p>
            <text:p text:style-name="P4">978-0-59651-617-8</text:p>
          </table:table-cell>
          <table:table-cell table:style-name="Table2.B2" table:number-rows-spanned="2" office:value-type="string">
            <text:p text:style-name="P29">$39.99</text:p>
          </table:table-cell>
          <table:table-cell table:style-name="Table2.B2" table:number-rows-spanned="2" office:value-type="string">
            <text:p text:style-name="P29"><text:s/>~ $19.00</text:p>
          </table:table-cell>
        </table:table-row>
        <table:table-row>
          <table:table-cell table:style-name="Table2.A1" office:value-type="string">
            <text:p text:style-name="P46"><text:s text:c="2"/>— <text:span text:style-name="T50">David Flanagan </text:span><text:span text:style-name="T51">and</text:span><text:span text:style-name="T50"> Yukihiro Matsumoto</text:span></text:p>
          </table:table-cell>
          <table:covered-table-cell/>
          <table:covered-table-cell/>
          <table:covered-table-cell/>
        </table:table-row>
        <table:table-row>
          <table:table-cell table:style-name="Table2.B2" office:value-type="string">
            <text:p text:style-name="P151">Ruby Cookbook<text:span text:style-name="T95"> (2</text:span><text:span text:style-name="T58">nd</text:span><text:span text:style-name="T95"> Ed.)</text:span></text:p>
          </table:table-cell>
          <table:table-cell table:style-name="Table2.B2" table:number-rows-spanned="2" office:value-type="string">
            <text:p text:style-name="P56">O'Reilly, 20<text:span text:style-name="T112">14</text:span></text:p>
            <text:p text:style-name="P4">978-<text:span text:style-name="T112">1</text:span>-<text:span text:style-name="T112">44937-372</text:span>-<text:span text:style-name="T112">9</text:span></text:p>
          </table:table-cell>
          <table:table-cell table:style-name="Table2.B2" table:number-rows-spanned="2" office:value-type="string">
            <text:p text:style-name="P57">$49.99</text:p>
          </table:table-cell>
          <table:table-cell table:style-name="Table2.B2" table:number-rows-spanned="2" office:value-type="string">
            <text:p text:style-name="P57"><text:s/>~ $<text:span text:style-name="T112">34.35</text:span></text:p>
          </table:table-cell>
        </table:table-row>
        <table:table-row>
          <table:table-cell table:style-name="Table2.B2" office:value-type="string">
            <text:p text:style-name="P51"><text:s text:c="2"/>— <text:span text:style-name="T50">Lucas Carlson </text:span><text:span text:style-name="T51">and</text:span><text:span text:style-name="T50"> Leonard Richardson</text:span></text:p>
          </table:table-cell>
          <table:covered-table-cell/>
          <table:covered-table-cell/>
          <table:covered-table-cell/>
        </table:table-row>
        <table:table-row>
          <table:table-cell table:style-name="Table2.B2" office:value-type="string">
            <text:p text:style-name="P152">Pro Git<text:span text:style-name="T92"> (2</text:span><text:span text:style-name="T57">nd</text:span><text:span text:style-name="T92"> Ed.)</text:span></text:p>
          </table:table-cell>
          <table:table-cell table:style-name="Table2.B2" table:number-rows-spanned="2" office:value-type="string">
            <text:p text:style-name="P8">Apress, 20<text:span text:style-name="T113">14</text:span></text:p>
            <text:p text:style-name="P5">978-1-4<text:span text:style-name="T113">8420-077</text:span>-3</text:p>
          </table:table-cell>
          <table:table-cell table:style-name="Table2.B2" table:number-rows-spanned="2" office:value-type="string">
            <text:p text:style-name="P58">$<text:span text:style-name="T113">59</text:span>.99</text:p>
          </table:table-cell>
          <table:table-cell table:style-name="Table2.B2" table:number-rows-spanned="2" office:value-type="string">
            <text:p text:style-name="P58">~ $<text:span text:style-name="T113">53.99</text:span></text:p>
          </table:table-cell>
        </table:table-row>
        <table:table-row>
          <table:table-cell table:style-name="Table2.B2" office:value-type="string">
            <text:p text:style-name="P51"><text:s text:c="2"/><text:span text:style-name="T79">― Scott Chacon and Ben Straub</text:span></text:p>
          </table:table-cell>
          <table:covered-table-cell/>
          <table:covered-table-cell/>
          <table:covered-table-cell/>
        </table:table-row>
        <table:table-row>
          <table:table-cell table:style-name="Table2.B2" office:value-type="string">
            <text:p text:style-name="P48">Mastering Regular Expressions<text:span text:style-name="T10"> </text:span><text:span text:style-name="T92">(</text:span><text:span text:style-name="T93">3</text:span><text:span text:style-name="T57">rd</text:span><text:span text:style-name="T92"> Ed.)</text:span></text:p>
          </table:table-cell>
          <table:table-cell table:style-name="Table2.B2" table:number-rows-spanned="2" office:value-type="string">
            <text:p text:style-name="P6">O'Reilly, 20<text:span text:style-name="T112">06</text:span></text:p>
            <text:p text:style-name="P7">978-0-59652-812-6</text:p>
          </table:table-cell>
          <table:table-cell table:style-name="Table2.B2" table:number-rows-spanned="2" office:value-type="string">
            <text:p text:style-name="P59">$49.99</text:p>
          </table:table-cell>
          <table:table-cell table:style-name="Table2.B2" table:number-rows-spanned="2" office:value-type="string">
            <text:p text:style-name="P59">~ $<text:span text:style-name="T112">20.99</text:span></text:p>
          </table:table-cell>
        </table:table-row>
        <table:table-row>
          <table:table-cell table:style-name="Table2.B2" office:value-type="string">
            <text:p text:style-name="P54"><text:s text:c="2"/><text:span text:style-name="T97">― Jeffery E.F. Friedl</text:span></text:p>
          </table:table-cell>
          <table:covered-table-cell/>
          <table:covered-table-cell/>
          <table:covered-table-cell/>
        </table:table-row>
        <table:table-row>
          <table:table-cell table:style-name="Table2.B2" office:value-type="string">
            <text:p text:style-name="P151">Regular Expressions Cookbook<text:span text:style-name="T92"> (2</text:span><text:span text:style-name="T57">nd</text:span><text:span text:style-name="T92"> Ed.)</text:span></text:p>
          </table:table-cell>
          <table:table-cell table:style-name="Table2.B2" table:number-rows-spanned="2" office:value-type="string">
            <text:p text:style-name="P4">O'Reilly, 20<text:span text:style-name="T112">12</text:span></text:p>
            <text:p text:style-name="P4">978-<text:span text:style-name="T112">1</text:span>-<text:span text:style-name="T112">44931</text:span>-<text:span text:style-name="T112">943</text:span>-<text:span text:style-name="T112">4</text:span></text:p>
          </table:table-cell>
          <table:table-cell table:style-name="Table2.B2" table:number-rows-spanned="2" office:value-type="string">
            <text:p text:style-name="P57">$4<text:span text:style-name="T112">9</text:span>.99</text:p>
          </table:table-cell>
          <table:table-cell table:style-name="Table2.B2" table:number-rows-spanned="2" office:value-type="string">
            <text:p text:style-name="P57">~ $<text:span text:style-name="T112">33.34</text:span></text:p>
          </table:table-cell>
        </table:table-row>
        <table:table-row>
          <table:table-cell table:style-name="Table2.B2" office:value-type="string">
            <text:p text:style-name="P51"><text:s text:c="2"/>— <text:span text:style-name="T50">Jan Goyvaerts </text:span><text:span text:style-name="T51">and</text:span><text:span text:style-name="T50"> Steven Levithan</text:span></text:p>
          </table:table-cell>
          <table:covered-table-cell/>
          <table:covered-table-cell/>
          <table:covered-table-cell/>
        </table:table-row>
        <table:table-row>
          <table:table-cell table:style-name="Table2.B2" office:value-type="string">
            <text:p text:style-name="P78"><text:span text:style-name="T24">Ruby on Rails Tutorial</text:span> (2<text:span text:style-name="T59">nd</text:span> Ed.)</text:p>
          </table:table-cell>
          <table:table-cell table:style-name="Table2.B2" table:number-rows-spanned="2" office:value-type="string">
            <text:p text:style-name="P28">Addison-Wesley, 2013</text:p>
            <text:p text:style-name="P28">978-0-32183-205-4</text:p>
          </table:table-cell>
          <table:table-cell table:style-name="Table2.B2" table:number-rows-spanned="2" office:value-type="string">
            <text:p text:style-name="P29">$44.99</text:p>
          </table:table-cell>
          <table:table-cell table:style-name="Table2.B2" table:number-rows-spanned="2" office:value-type="string">
            <text:p text:style-name="P29"><text:s/>~ $29.00</text:p>
          </table:table-cell>
        </table:table-row>
        <table:table-row>
          <table:table-cell table:style-name="Table2.B2" office:value-type="string">
            <text:p text:style-name="P52"><text:s/><text:span text:style-name="T44"><text:s/>— Michael Hartl</text:span></text:p>
          </table:table-cell>
          <table:covered-table-cell/>
          <table:covered-table-cell/>
          <table:covered-table-cell/>
        </table:table-row>
        <table:table-row>
          <table:table-cell table:style-name="Table2.B2" office:value-type="string">
            <text:p text:style-name="P47">Ruby <text:span text:style-name="T17">for</text:span> Rails</text:p>
          </table:table-cell>
          <table:table-cell table:style-name="Table2.B2" table:number-rows-spanned="2" office:value-type="string">
            <text:p text:style-name="P56">Manning, 2006</text:p>
            <text:p text:style-name="P4">978-1-93239-469-6</text:p>
          </table:table-cell>
          <table:table-cell table:style-name="Table2.B2" table:number-rows-spanned="2" office:value-type="string">
            <text:p text:style-name="P57">$44.99</text:p>
          </table:table-cell>
          <table:table-cell table:style-name="Table2.B2" table:number-rows-spanned="2" office:value-type="string">
            <text:p text:style-name="P57">~ $4.25</text:p>
          </table:table-cell>
        </table:table-row>
        <table:table-row>
          <table:table-cell table:style-name="Table2.B2" office:value-type="string">
            <text:p text:style-name="P51"><text:s text:c="2"/>— David A. Black</text:p>
          </table:table-cell>
          <table:covered-table-cell/>
          <table:covered-table-cell/>
          <table:covered-table-cell/>
        </table:table-row>
        <table:table-row>
          <table:table-cell table:style-name="Table2.B2" office:value-type="string">
            <text:p text:style-name="P47">The Well-Grounded Rubyist</text:p>
          </table:table-cell>
          <table:table-cell table:style-name="Table2.B2" table:number-rows-spanned="2" office:value-type="string">
            <text:p text:style-name="P72">Manning, 2009</text:p>
            <text:p text:style-name="P70">978-1-93398-865-8</text:p>
          </table:table-cell>
          <table:table-cell table:style-name="Table2.B2" table:number-rows-spanned="2" office:value-type="string">
            <text:p text:style-name="P71">$44.99</text:p>
          </table:table-cell>
          <table:table-cell table:style-name="Table2.B2" table:number-rows-spanned="2" office:value-type="string">
            <text:p text:style-name="P71">~ $19.50</text:p>
          </table:table-cell>
        </table:table-row>
        <table:table-row>
          <table:table-cell table:style-name="Table2.B2" office:value-type="string">
            <text:p text:style-name="P55"><text:s text:c="2"/>— David A. Black</text:p>
          </table:table-cell>
          <table:covered-table-cell/>
          <table:covered-table-cell/>
          <table:covered-table-cell/>
        </table:table-row>
        <table:table-row>
          <table:table-cell table:style-name="Table2.B2" office:value-type="string">
            <text:p text:style-name="P47">Eloquent Ruby</text:p>
          </table:table-cell>
          <table:table-cell table:style-name="Table2.B2" table:number-rows-spanned="2" office:value-type="string">
            <text:p text:style-name="P56">Addison-Wesley, 2011</text:p>
            <text:p text:style-name="P4">978-0-32158-410-6</text:p>
          </table:table-cell>
          <table:table-cell table:style-name="Table2.B2" table:number-rows-spanned="2" office:value-type="string">
            <text:p text:style-name="P57">$39.99</text:p>
          </table:table-cell>
          <table:table-cell table:style-name="Table2.B2" table:number-rows-spanned="2" office:value-type="string">
            <text:p text:style-name="P57">~ $27.00</text:p>
          </table:table-cell>
        </table:table-row>
        <table:table-row>
          <table:table-cell table:style-name="Table2.B2" office:value-type="string">
            <text:p text:style-name="P51"><text:s text:c="2"/>— Russ Olsen</text:p>
          </table:table-cell>
          <table:covered-table-cell/>
          <table:covered-table-cell/>
          <table:covered-table-cell/>
        </table:table-row>
        <table:table-row>
          <table:table-cell table:style-name="Table2.B2" office:value-type="string">
            <text:p text:style-name="P47">Design Patterns in Ruby</text:p>
          </table:table-cell>
          <table:table-cell table:style-name="Table2.B2" table:number-rows-spanned="2" office:value-type="string">
            <text:p text:style-name="P4">Addison-Wesley, 2007</text:p>
            <text:p text:style-name="P4">978-0-32149-045-2</text:p>
          </table:table-cell>
          <table:table-cell table:style-name="Table2.B2" table:number-rows-spanned="2" office:value-type="string">
            <text:p text:style-name="P57">$54.99</text:p>
          </table:table-cell>
          <table:table-cell table:style-name="Table2.B2" table:number-rows-spanned="2" office:value-type="string">
            <text:p text:style-name="P57">~ $21.50</text:p>
          </table:table-cell>
        </table:table-row>
        <table:table-row>
          <table:table-cell table:style-name="Table2.B2" office:value-type="string">
            <text:p text:style-name="P51"><text:s text:c="2"/>— Russ Olsen</text:p>
          </table:table-cell>
          <table:covered-table-cell/>
          <table:covered-table-cell/>
          <table:covered-table-cell/>
        </table:table-row>
        <table:table-row>
          <table:table-cell table:style-name="Table2.B2" office:value-type="string">
            <text:p text:style-name="P153">Metaprogramming Ruby<text:span text:style-name="T92"> (2</text:span><text:span text:style-name="T57">nd</text:span><text:span text:style-name="T92"> Ed.)</text:span></text:p>
          </table:table-cell>
          <table:table-cell table:style-name="Table2.B2" table:number-rows-spanned="2" office:value-type="string">
            <text:p text:style-name="P30">Pragmatic Bookshelf, 201<text:span text:style-name="T113">4</text:span></text:p>
            <text:p text:style-name="P61">978-1-<text:span text:style-name="T113">94122</text:span>-<text:span text:style-name="T113">212</text:span>-<text:span text:style-name="T113">6</text:span></text:p>
          </table:table-cell>
          <table:table-cell table:style-name="Table2.B2" table:number-rows-spanned="2" office:value-type="string">
            <text:p text:style-name="P60">$3<text:span text:style-name="T113">8.00</text:span></text:p>
          </table:table-cell>
          <table:table-cell table:style-name="Table2.B2" table:number-rows-spanned="2" office:value-type="string">
            <text:p text:style-name="P60">~ $<text:span text:style-name="T113">2</text:span>6.<text:span text:style-name="T113">79</text:span></text:p>
          </table:table-cell>
        </table:table-row>
        <table:table-row>
          <table:table-cell table:style-name="Table2.B2" office:value-type="string">
            <text:p text:style-name="P53"><text:s text:c="2"/><text:span text:style-name="T45">― Paolo Perrotta</text:span></text:p>
          </table:table-cell>
          <table:covered-table-cell/>
          <table:covered-table-cell/>
          <table:covered-table-cell/>
        </table:table-row>
        <table:table-row>
          <table:table-cell table:style-name="Table2.B2" office:value-type="string">
            <text:p text:style-name="P49">Ruby Best Practices</text:p>
          </table:table-cell>
          <table:table-cell table:style-name="Table2.B2" table:number-rows-spanned="2" office:value-type="string">
            <text:p text:style-name="P56">O'Reilly, 2009</text:p>
            <text:p text:style-name="P4">978-0-59652-300-8</text:p>
          </table:table-cell>
          <table:table-cell table:style-name="Table2.B2" table:number-rows-spanned="2" office:value-type="string">
            <text:p text:style-name="P57">$34.99</text:p>
          </table:table-cell>
          <table:table-cell table:style-name="Table2.B2" table:number-rows-spanned="2" office:value-type="string">
            <text:p text:style-name="P57"><text:span text:style-name="T67">~ </text:span>$3.50</text:p>
          </table:table-cell>
        </table:table-row>
        <table:table-row>
          <table:table-cell table:style-name="Table2.B2" office:value-type="string">
            <text:p text:style-name="P51"><text:s text:c="2"/>— Gregory Brown</text:p>
          </table:table-cell>
          <table:covered-table-cell/>
          <table:covered-table-cell/>
          <table:covered-table-cell/>
        </table:table-row>
      </table:table>
      <text:p text:style-name="P150"><text:span text:style-name="T56">* </text:span><text:span text:style-name="T101">Students are encouraged to purchase </text:span><text:span text:style-name="T102">used</text:span><text:span text:style-name="T101"> professional textbooks whenever feasible. <text:s/>Used books prices varies widely based on book condition, age and seller. <text:s/>Prices listed here are samplings from Amazon.com’s used book affiliates at an arbitrary point in time, and are not intended to be anything more than comparative.</text:span></text:p>
      <text:p text:style-name="P25"><text:soft-page-break/><text:span text:style-name="T61">Online</text:span> Resources —</text:p>
      <text:p text:style-name="P27">As for most FLOSS programming languages and environments, there is a <text:span text:style-name="T49">wealth</text:span> of online (web-based) informational resources available for the Ruby community, and the Bootcamp will refer to and make use of as many of these as practical, in an effort to demonstrate and instill informational independence for each student. <text:s/><text:span text:style-name="T62">T</text:span>hese include (this is <text:span text:style-name="T63">not</text:span> an exhaustive list):</text:p>
      <text:list xml:id="list5181135641570676234" text:style-name="L7">
        <text:list-item>
          <text:p text:style-name="P103"><text:a xlink:type="simple" xlink:href="http://www.ruby-lang.org/en/">http://www.ruby-lang.org/en/</text:a> — The official Ruby website</text:p>
        </text:list-item>
        <text:list-item>
          <text:p text:style-name="P96"><text:a xlink:type="simple" xlink:href="http://ruby-doc.org/">http://ruby-doc.org/</text:a> — The official documentation site for the Ruby language, core API, standard library, and many commonly-used gems</text:p>
        </text:list-item>
        <text:list-item>
          <text:p text:style-name="P96"><text:a xlink:type="simple" xlink:href="http://rubygems.org/">http://rubygems.org/</text:a> — The official RubyGems website</text:p>
        </text:list-item>
        <text:list-item>
          <text:p text:style-name="P96"><text:a xlink:type="simple" xlink:href="http://github.com/">http://</text:a><text:a xlink:type="simple" xlink:href="http://github.com/"><text:span text:style-name="T64">github.com</text:span></text:a><text:a xlink:type="simple" xlink:href="http://github.com/">/</text:a> — A community site for open source Ruby <text:span text:style-name="T78">(and other) </text:span>projects</text:p>
        </text:list-item>
        <text:list-item>
          <text:p text:style-name="P97"><text:a xlink:type="simple" xlink:href="http://rubyonrails.org/">http://rubyonrails.org/</text:a> — The official Ruby on Rails website</text:p>
        </text:list-item>
      </text:list>
      <text:p text:style-name="P73">Weekly/Daily Class <text:span text:style-name="T104">Schedule</text:span></text:p>
      <text:p text:style-name="P21">The next pages <text:span text:style-name="T108">provide a topical outline, followed by</text:span> the week-by-week, day-by-day top-level <text:span text:style-name="T104">schedule</text:span> for the Bootcamp.</text:p>
      <text:p text:style-name="P9">Each page outlines the topical contents of each day's morning and afternoon sessions. <text:s/>Each morning and afternoon session will include one or more breaks as needed.</text:p>
      <text:p text:style-name="P9">Each session consists of (either exclusively or in some appropriate combination):</text:p>
      <text:list xml:id="list3219251869073441352" text:style-name="L8">
        <text:list-item>
          <text:p text:style-name="P98">Lecture (informal style) with full student discussion and feedback;</text:p>
        </text:list-item>
        <text:list-item>
          <text:p text:style-name="P143">Exercises, guided hands-on efforts where students begin to apply knowledge and approaches just covered in lecture/discussion;</text:p>
        </text:list-item>
        <text:list-item>
          <text:p text:style-name="P143">Lab activities where, in groups of small teams, students apply and practice learned skills to class projects;</text:p>
        </text:list-item>
        <text:list-item>
          <text:p text:style-name="P143">Guest-speaker presentations, including a formal presentation, but followed immediately by informal student interaction, including Q&amp;A, discussion, more in-depth conversation and relationship-building.</text:p>
        </text:list-item>
      </text:list>
      <text:p text:style-name="P21">Notes:</text:p>
      <text:list xml:id="list6044134398360148762" text:style-name="L9">
        <text:list-item>
          <text:p text:style-name="P144">Because a certain amount of basic and getting-started material must be covered in order to allow students to commence productive exercises and lab work, Week 1 is weighted with more lecture/discussion hours than <text:span text:style-name="T98">subsequent</text:span> weeks.</text:p>
        </text:list-item>
        <text:list-item>
          <text:p text:style-name="P145">Students should <text:span text:style-name="T21">not</text:span><text:span text:style-name="T25"> make return-home travel plans for Friday afternoons, as each class week will include a </text:span><text:span text:style-name="T27">full</text:span><text:span text:style-name="T25"> in-class day on Friday, much of which will be devoted to students’ presentations of team projects.</text:span></text:p>
        </text:list-item>
      </text:list>
      <text:p text:style-name="P66"/>
      <text:p text:style-name="P68">Ruby Bootcamp Topical Outline</text:p>
      <text:p text:style-name="P69"><text:span text:style-name="T111">Newbie</text:span> ― Week 1</text:p>
      <text:list xml:id="list3676004452585215687" text:style-name="L10">
        <text:list-item>
          <text:p text:style-name="P99">What is Ruby, and what is it used for?</text:p>
        </text:list-item>
        <text:list-item>
          <text:p text:style-name="P126">An overview of Ruby</text:p>
        </text:list-item>
        <text:list-item>
          <text:p text:style-name="P121">Laptop resources: Linux, command line, Ruby and RVM, Sublime Text</text:p>
        </text:list-item>
        <text:list-item>
          <text:p text:style-name="P121">Programming teams, pair programming</text:p>
        </text:list-item>
        <text:list-item>
          <text:p text:style-name="P121">Ruby ―</text:p>
        </text:list-item>
        <text:list-item>
          <text:p text:style-name="P132">puts (output)</text:p>
        </text:list-item>
        <text:list-item>
          <text:p text:style-name="P132">gets (input)</text:p>
        </text:list-item>
        <text:list-item>
          <text:p text:style-name="P132">strings, string interpolation</text:p>
        </text:list-item>
        <text:list-item>
          <text:p text:style-name="P132">expression values and objects</text:p>
        </text:list-item>
        <text:list-item>
          <text:p text:style-name="P132">true/false, conditions</text:p>
        </text:list-item>
        <text:list-item>
          <text:p text:style-name="P132">statements, expressions</text:p>
        </text:list-item>
        <text:list-item>
          <text:p text:style-name="P132">flow control, if/then/else, case, loops</text:p>
        </text:list-item>
        <text:list-item>
          <text:p text:style-name="P132">iterators</text:p>
        </text:list-item>
        <text:list-item>
          <text:p text:style-name="P132">intro to blocks</text:p>
        </text:list-item>
        <text:list-item>
          <text:p text:style-name="P132">program structure</text:p>
        </text:list-item>
        <text:list-item>
          <text:p text:style-name="P132">naming conventions</text:p>
        </text:list-item>
        <text:list-item>
          <text:p text:style-name="P132">irb (interactive Ruby)</text:p>
        </text:list-item>
        <text:list-item>
          <text:p text:style-name="P132">intro to object oriented programming</text:p>
        </text:list-item>
        <text:list-item>
          <text:p text:style-name="P132">objects</text:p>
        </text:list-item>
        <text:list-item>
          <text:p text:style-name="P132">methods and messages</text:p>
        </text:list-item>
        <text:list-item>
          <text:p text:style-name="P132">data types</text:p>
        </text:list-item>
        <text:list-item>
          <text:p text:style-name="P132">invoking methods</text:p>
        </text:list-item>
        <text:list-item>
          <text:p text:style-name="P132">arguments, parameters and defaults</text:p>
        </text:list-item>
        <text:list-item>
          <text:p text:style-name="P132">return values</text:p>
        </text:list-item>
        <text:list-item>
          <text:p text:style-name="P132">duck typing</text:p>
        </text:list-item>
        <text:list-item>
          <text:p text:style-name="P132">build-in data objects</text:p>
        </text:list-item>
        <text:list-item>
          <text:p text:style-name="P146">numerics</text:p>
        </text:list-item>
        <text:list-item>
          <text:p text:style-name="P148">string &amp; regexp</text:p>
        </text:list-item>
        <text:list-item>
          <text:p text:style-name="P148">array</text:p>
        </text:list-item>
        <text:list-item>
          <text:p text:style-name="P148">hash</text:p>
        </text:list-item>
        <text:list-item>
          <text:p text:style-name="P132">enumeration and iteration</text:p>
        </text:list-item>
        <text:list-item>
          <text:p text:style-name="P132">introduction to git and github</text:p>
        </text:list-item>
        <text:list-item>
          <text:p text:style-name="P132">Ruby library (intro and survey)</text:p>
        </text:list-item>
      </text:list>
      <text:p text:style-name="P67"><text:span text:style-name="T111">Foundational</text:span> ― Week 2</text:p>
      <text:list xml:id="list2989871552438760761" text:style-name="L11">
        <text:list-item>
          <text:p text:style-name="P100">Ruby <text:span text:style-name="T109">―</text:span></text:p>
        </text:list-item>
        <text:list-item>
          <text:p text:style-name="P135">strings (in more depth)</text:p>
        </text:list-item>
        <text:list-item>
          <text:p text:style-name="P133">interpolation</text:p>
        </text:list-item>
        <text:list-item>
          <text:p text:style-name="P133">searching and substitutions</text:p>
        </text:list-item>
        <text:list-item>
          <text:p text:style-name="P133">string library methods</text:p>
        </text:list-item>
        <text:list-item>
          <text:p text:style-name="P133">intro to regexps and pattern matching</text:p>
        </text:list-item>
        <text:list-item>
          <text:p text:style-name="P133"><text:soft-page-break/>Ruby library (in more depth)</text:p>
        </text:list-item>
        <text:list-item>
          <text:p text:style-name="P147">string methods</text:p>
        </text:list-item>
        <text:list-item>
          <text:p text:style-name="P149">numeric methods</text:p>
        </text:list-item>
        <text:list-item>
          <text:p text:style-name="P149">hash and array methods</text:p>
        </text:list-item>
        <text:list-item>
          <text:p text:style-name="P149">file methods</text:p>
        </text:list-item>
        <text:list-item>
          <text:p text:style-name="P149">kernel and process methods</text:p>
        </text:list-item>
        <text:list-item>
          <text:p text:style-name="P122">Ruby Gems (intro)</text:p>
        </text:list-item>
        <text:list-item>
          <text:p text:style-name="P122">building a command line interface (OptionParser)</text:p>
        </text:list-item>
        <text:list-item>
          <text:p text:style-name="P122">configuration files (YAML)</text:p>
        </text:list-item>
        <text:list-item>
          <text:p text:style-name="P122">intro to debugging</text:p>
        </text:list-item>
      </text:list>
      <text:p text:style-name="P67"><text:span text:style-name="T111">Essentials</text:span> ― Week 3</text:p>
      <text:list xml:id="list101032732639232" text:continue-numbering="true" text:style-name="L11">
        <text:list-item>
          <text:p text:style-name="P100">Ruby review (kick it up a notch)</text:p>
        </text:list-item>
        <text:list-item>
          <text:p text:style-name="P127">methods: invoking, defining, parameters and arg-lists</text:p>
        </text:list-item>
        <text:list-item>
          <text:p text:style-name="P122">classes: defining, initialize, attributes</text:p>
        </text:list-item>
        <text:list-item>
          <text:p text:style-name="P122">method taxidermy: instance methods, class methods, singleton, self</text:p>
        </text:list-item>
        <text:list-item>
          <text:p text:style-name="P122">Ruby’s object oriented model</text:p>
        </text:list-item>
        <text:list-item>
          <text:p text:style-name="P122">object scoping</text:p>
        </text:list-item>
        <text:list-item>
          <text:p text:style-name="P133">constants</text:p>
        </text:list-item>
        <text:list-item>
          <text:p text:style-name="P139">globals</text:p>
        </text:list-item>
        <text:list-item>
          <text:p text:style-name="P139">instance variables</text:p>
        </text:list-item>
        <text:list-item>
          <text:p text:style-name="P139">class variables</text:p>
        </text:list-item>
        <text:list-item>
          <text:p text:style-name="P122">duck typing</text:p>
        </text:list-item>
        <text:list-item>
          <text:p text:style-name="P122">error<text:span text:style-name="T110">s</text:span> and exception<text:span text:style-name="T110">s</text:span></text:p>
        </text:list-item>
        <text:list-item>
          <text:p text:style-name="P133">begin/rescue</text:p>
        </text:list-item>
        <text:list-item>
          <text:p text:style-name="P139">raise</text:p>
        </text:list-item>
        <text:list-item>
          <text:p text:style-name="P139">throw/catch</text:p>
        </text:list-item>
        <text:list-item>
          <text:p text:style-name="P122">access control</text:p>
        </text:list-item>
        <text:list-item>
          <text:p text:style-name="P133">public, protected and private methods</text:p>
        </text:list-item>
        <text:list-item>
          <text:p text:style-name="P139">aliases</text:p>
        </text:list-item>
      </text:list>
      <text:p text:style-name="P67"><text:span text:style-name="T111">(Meta)Mastery</text:span> ― Week 4</text:p>
      <text:list xml:id="list101033192531917" text:continue-numbering="true" text:style-name="L11">
        <text:list-item>
          <text:p text:style-name="P101">Ruby review (kick it up a<text:span text:style-name="T109">nother</text:span> notch)</text:p>
        </text:list-item>
        <text:list-item>
          <text:p text:style-name="P128">advanced Ruby techniques</text:p>
        </text:list-item>
        <text:list-item>
          <text:p text:style-name="P124"><text:span text:style-name="T43">i</text:span><text:span text:style-name="T42">ntro to metaprogramming, reflection and introspection</text:span></text:p>
        </text:list-item>
        <text:list-item>
          <text:p text:style-name="P123">how Ruby finds and invokes methods</text:p>
        </text:list-item>
        <text:list-item>
          <text:p text:style-name="P134">method search process</text:p>
        </text:list-item>
        <text:list-item>
          <text:p text:style-name="P140">the missing method</text:p>
        </text:list-item>
        <text:list-item>
          <text:p text:style-name="P140">hooks</text:p>
        </text:list-item>
        <text:list-item>
          <text:p text:style-name="P123">open classes and modules</text:p>
        </text:list-item>
        <text:list-item>
          <text:p text:style-name="P123">intro to Rake &amp; Rails</text:p>
        </text:list-item>
        <text:list-item>
          <text:p text:style-name="P123">Ruby Gems</text:p>
        </text:list-item>
        <text:list-item>
          <text:p text:style-name="P123">metaprogramming use cases</text:p>
        </text:list-item>
      </text:list>
      <text:p text:style-name="P9"/>
      <text:p text:style-name="P104"><draw:frame draw:style-name="fr1" draw:name="Object1" text:anchor-type="paragraph" svg:x="-3.6pt" svg:y="13.1pt" svg:width="735.25pt" svg:height="521.89pt" draw:z-index="8"><draw:object xlink:href="./Object 1" xlink:type="simple" xlink:show="embed" xlink:actuate="onLoad"/><draw:image xlink:href="./ObjectReplacements/Object 1" xlink:type="simple" xlink:show="embed" xlink:actuate="onLoad"/></draw:frame></text:p>
      <text:p text:style-name="P20"><draw:frame draw:style-name="fr1" draw:name="Object2" text:anchor-type="paragraph" svg:x="-3.2pt" svg:y="11.91pt" svg:width="734.46pt" svg:height="522.11pt" draw:z-index="9"><draw:object xlink:href="./Object 2" xlink:type="simple" xlink:show="embed" xlink:actuate="onLoad"/><draw:image xlink:href="./ObjectReplacements/Object 2" xlink:type="simple" xlink:show="embed" xlink:actuate="onLoad"/></draw:frame></text:p>
      <text:p text:style-name="P14"><draw:frame draw:style-name="fr1" draw:name="Object3" text:anchor-type="paragraph" svg:x="-3.2pt" svg:y="14pt" svg:width="734.46pt" svg:height="522.11pt" draw:z-index="10"><draw:object xlink:href="./Object 3" xlink:type="simple" xlink:show="embed" xlink:actuate="onLoad"/><draw:image xlink:href="./ObjectReplacements/Object 3" xlink:type="simple" xlink:show="embed" xlink:actuate="onLoad"/></draw:frame><text:soft-page-break/></text:p>
      <text:p text:style-name="P20"><draw:frame draw:style-name="fr1" draw:name="Object4" text:anchor-type="paragraph" svg:x="-3.15pt" svg:y="10.86pt" svg:width="734.29pt" svg:height="522.11pt" draw:z-index="11"><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alibri" svg:font-family="Calibri" style:font-family-generic="swiss"/>
    <style:font-face style:name="DejaVu Sans1" svg:font-family="'DejaVu Sans'" style:font-family-generic="swiss"/>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FZSongS-Extended(SIP)"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Calibri" fo:font-size="12pt" fo:language="en" fo:country="US" style:letter-kerning="true" style:font-name-asian="FZSongS-Extended(SIP)"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FZSongS-Extended(SIP)" style:font-family-asian="FZSongS-Extended(SIP)"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6.01pt" style:contextual-spacing="false"/>
    </style:style>
    <style:style style:name="List" style:family="paragraph" style:parent-style-name="Text_20_body" style:class="list">
      <style:text-properties style:font-name="Calibri" fo:font-family="Calibri" style:font-family-generic="swiss" style:font-size-asian="12pt" style:font-name-complex="Lohit Hindi1" style:font-family-complex="'Lohit Hindi'"/>
    </style:style>
    <style:style style:name="Caption" style:family="paragraph" style:parent-style-name="Standard" style:class="extra">
      <style:paragraph-properties fo:margin-top="6.01pt" fo:margin-bottom="6.01pt" style:contextual-spacing="false" text:number-lines="false" text:line-number="0"/>
      <style:text-properties style:font-name="Calibri" fo:font-family="Calibri" style:font-family-generic="swiss"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0.5pt" style:font-size-asian="12pt" style:font-name-complex="Lohit Hindi1" style:font-family-complex="'Lohit Hindi'"/>
    </style:style>
    <style:style style:name="Footer" style:family="paragraph" style:parent-style-name="Footer_20_left"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7pt" fo:margin-bottom="6.01pt"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text-properties fo:font-size="8pt" officeooo:rsid="006a6b66" officeooo:paragraph-rsid="006a6b66" style:font-size-asian="8pt" style:font-size-complex="8pt"/>
    </style:style>
    <style:style style:name="MP2"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612pt" fo:page-height="792pt" style:num-format="1" style:print-orientation="portrait" fo:margin-top="42.01pt" fo:margin-bottom="42.01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792pt" fo:page-height="612pt" style:num-format="1" style:print-orientation="landscape" fo:margin-top="32pt" fo:margin-bottom="32pt" fo:margin-left="32pt" fo:margin-right="32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layout-properties fo:page-width="612pt" fo:page-height="792pt" style:num-format="1" style:print-orientation="portrait" fo:margin-top="72pt" fo:margin-bottom="72pt" fo:margin-left="90pt" fo:margin-right="90pt" fo:background-color="transparent" style:writing-mode="lr-tb" style:footnote-max-height="0pt">
        <style:background-image/>
        <style:columns fo:column-count="1" fo:column-gap="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draw:line text:anchor-type="paragraph" draw:z-index="7" draw:style-name="Mgr1" draw:text-style-name="MP2" svg:x1="-1.59pt" svg:y1="-1.5pt" svg:x2="500.71pt" svg:y2="-1.5pt"><text:p/></draw:line>PARSEC Ruby Bootcamp<text:tab/>Syllabus &amp; Curriculum<text:tab/>page <text:page-number text:select-page="current">8</text:page-number></text:p>
      </style:footer>
    </style:master-page>
    <style:master-page style:name="Landscape" style:page-layout-name="Mpm2"/>
    <style:master-page style:name="Portrait"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in Ricker</meta:initial-creator>
    <meta:creation-date>2013-09-06T12:39:09</meta:creation-date>
    <dc:date>2014-08-29T10:10:31.342796937</dc:date>
    <dc:creator>Lorin Ricker</dc:creator>
    <meta:editing-duration>P1DT33M9S</meta:editing-duration>
    <meta:editing-cycles>160</meta:editing-cycles>
    <meta:generator>LibreOffice/4.2.4.2$Linux_X86_64 LibreOffice_project/420m0$Build-2</meta:generator>
    <meta:printed-by>Lorin Ricker</meta:printed-by>
    <meta:print-date>2014-06-23T12:44:49.958725484</meta:print-date>
    <meta:document-statistic meta:table-count="2" meta:image-count="0" meta:object-count="4" meta:page-count="12" meta:paragraph-count="278" meta:word-count="3138" meta:character-count="21198" meta:non-whitespace-character-count="183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7047in"/>
    </style:style>
    <style:style style:name="co2" style:family="table-column">
      <style:table-column-properties fo:break-before="auto" style:column-width="1.9016in"/>
    </style:style>
    <style:style style:name="co3"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2984in" fo:break-before="auto" style:use-optimal-row-height="false"/>
    </style:style>
    <style:style style:name="ro4" style:family="table-row">
      <style:table-row-properties style:row-height="0.199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fo:font-size="16pt" fo:font-style="italic" fo:font-weight="bold" style:font-size-asian="16pt" style:font-style-asian="italic" style:font-weight-asian="bold" style:font-size-complex="16pt" style:font-style-complex="italic" style:font-weight-complex="bold"/>
    </style:style>
    <style:style style:name="ce2" style:family="table-cell" style:parent-style-name="Default">
      <style:table-cell-properties style:text-align-source="fix" style:repeat-content="false" style:vertical-align="middle"/>
      <style:paragraph-properties fo:text-align="end" fo:margin-left="0in"/>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wrap-option="wrap" fo:border="0.06pt solid #000000" style:vertical-align="middle"/>
      <style:text-properties style:text-position="" fo:font-size="9pt" style:font-size-asian="9pt" style:font-size-complex="9pt"/>
    </style:style>
    <style:style style:name="ce5"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style:text-position="" fo:font-style="italic" fo:font-weight="bold" style:font-style-asian="italic" style:font-weight-asian="bold" style:font-style-complex="italic" style:font-weight-complex="bold"/>
    </style:style>
    <style:style style:name="ce6" style:family="table-cell" style:parent-style-name="Default">
      <style:table-cell-properties fo:background-color="transparent" fo:wrap-option="wrap" fo:border="0.06pt solid #000000" style:vertical-align="middle"/>
      <style:text-properties style:text-position="" fo:font-size="9pt" style:font-size-asian="9pt" style:font-size-complex="9pt"/>
    </style:style>
    <style:style style:name="ce7" style:family="table-cell" style:parent-style-name="Default">
      <style:table-cell-properties fo:background-color="#d7f7f7" fo:wrap-option="wrap" fo:border="0.06pt solid #000000" style:vertical-align="middle"/>
      <style:text-properties fo:color="#0000ff" style:text-position="" fo:font-size="9pt" style:font-size-asian="9pt" style:font-size-complex="9pt"/>
    </style:style>
    <style:style style:name="ce8" style:family="table-cell" style:parent-style-name="Default">
      <style:table-cell-properties fo:background-color="#d7f7f7" fo:wrap-option="wrap" fo:border="0.06pt solid #000000" style:vertical-align="middle"/>
      <style:text-properties fo:color="#0000ff" style:text-position="" style:font-name="Liberation Sans" fo:font-size="9pt" style:font-name-asian="FZSongS-Extended(SIP)" style:font-size-asian="9pt" style:font-name-complex="Lohit Hindi" style:font-size-complex="9pt"/>
    </style:style>
    <style:style style:name="ce9" style:family="table-cell" style:parent-style-name="Default">
      <style:table-cell-properties style:text-align-source="fix" style:repeat-content="false"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e10" style:family="table-cell" style:parent-style-name="Default">
      <style:table-cell-properties style:text-align-source="fix" style:repeat-content="false" style:vertical-align="middle"/>
      <style:paragraph-properties fo:text-align="end" fo:margin-left="0in"/>
      <style:text-properties fo:font-size="8pt" style:font-size-asian="8pt" style:font-size-complex="8pt"/>
    </style:style>
    <style:style style:name="ce11" style:family="table-cell" style:parent-style-name="Default">
      <style:table-cell-properties style:text-align-source="fix" style:repeat-content="false"/>
      <style:paragraph-properties fo:text-align="center" fo:margin-left="0in"/>
      <style:text-properties fo:font-style="italic" fo:font-weight="bold" style:font-style-asian="italic" style:font-weight-asian="bold" style:font-style-complex="italic" style:font-weight-complex="bold"/>
    </style:style>
    <style:style style:name="ce12" style:family="table-cell" style:parent-style-name="Default">
      <style:table-cell-properties fo:wrap-option="wrap" fo:border="0.06pt solid #000000" style:vertical-align="middle"/>
      <style:text-properties fo:font-size="9pt" style:font-size-asian="9pt" style:font-size-complex="9pt"/>
    </style:style>
    <style:style style:name="ce13"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fo:font-style="italic" fo:font-weight="bold" style:font-style-asian="italic" style:font-weight-asian="bold" style:font-style-complex="italic" style:font-weight-complex="bold"/>
    </style:style>
    <style:style style:name="ce14" style:family="table-cell" style:parent-style-name="Default">
      <style:table-cell-properties fo:background-color="transparent" fo:wrap-option="wrap" fo:border="0.06pt solid #000000" style:vertical-align="middle"/>
      <style:text-properties fo:font-size="9pt" style:font-size-asian="9pt" style:font-size-complex="9pt"/>
    </style:style>
    <style:style style:name="ce15" style:family="table-cell" style:parent-style-name="Default">
      <style:table-cell-properties fo:background-color="#d7f7f7" fo:wrap-option="wrap" fo:border="0.06pt solid #000000" style:vertical-align="middle"/>
      <style:text-properties fo:color="#0000ff" fo:font-size="9pt" style:font-size-asian="9pt" style:font-size-complex="9pt"/>
    </style:style>
    <style:style style:name="ce16" style:family="table-cell" style:parent-style-name="Default">
      <style:table-cell-properties fo:background-color="#d7f7f7" fo:wrap-option="wrap" fo:border="0.06pt solid #000000" style:vertical-align="middle"/>
      <style:text-properties fo:color="#0000ff" style:font-name="Liberation Sans" fo:font-size="9pt" style:font-name-asian="FZSongS-Extended(SIP)" style:font-size-asian="9pt" style:font-name-complex="Lohit Hindi" style:font-size-complex="9pt"/>
    </style:style>
    <style:style style:name="T1" style:family="text">
      <style:text-properties fo:color="#ab00ab"/>
    </style:style>
    <style:style style:name="T2" style:family="text">
      <style:text-properties fo:color="#ab00ab"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5" style:family="text">
      <style:text-properties fo:color="#ab00ab" fo:font-style="normal" style:text-underline-style="none" style:font-style-asian="normal" style:font-style-complex="normal"/>
    </style:style>
    <style:style style:name="T6" style:family="text">
      <style:text-properties fo:font-style="normal" style:text-underline-style="none" style:font-style-asian="normal" style:font-style-complex="normal"/>
    </style:style>
    <style:style style:name="T8" style:family="text">
      <style:text-properties fo:color="#ab00ab" fo:font-style="normal" style:text-underline-style="none" fo:font-weight="bold" style:font-style-asian="normal" style:font-weight-asian="bold" style:font-style-complex="normal" style:font-weight-complex="bold"/>
    </style:style>
    <style:style style:name="T9" style:family="text">
      <style:text-properties fo:font-style="italic" style:text-underline-style="none" style:font-style-asian="italic" style:font-style-complex="italic"/>
    </style:style>
    <style:style style:name="T10" style:family="text">
      <style:text-properties fo:color="#0000ff"/>
    </style:style>
    <style:style style:name="T11" style:family="text">
      <style:text-properties fo:color="#0000ff" fo:font-weight="bold" style:font-weight-asian="bold" style:font-weight-complex="bold"/>
    </style:style>
    <style:style style:name="T3" style:family="text">
      <style:text-properties fo:color="#0000d5"/>
    </style:style>
    <style:style style:name="T4" style:family="text">
      <style:text-properties fo:color="#0000d5"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7" style:family="text">
      <style:text-properties fo:color="#0000ff" fo:font-style="normal" style:text-underline-style="none" style:font-style-asian="normal" style:font-style-complex="normal"/>
    </style:style>
    <style:style style:name="T15" style:family="text">
      <style:text-properties fo:color="#ab00ab"/>
    </style:style>
    <style:style style:name="T16" style:family="text">
      <style:text-properties fo:color="#ab00ab"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17" style:family="text">
      <style:text-properties fo:color="#0000d5"/>
    </style:style>
    <style:style style:name="T18" style:family="text">
      <style:text-properties fo:color="#0000d5"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19" style:family="text">
      <style:text-properties fo:color="#ab00ab" style:text-underline-style="none" style:text-underline-color="font-color" fo:font-style="normal" style:font-style-asian="normal" style:font-style-complex="normal"/>
    </style:style>
    <style:style style:name="T20" style:family="text">
      <style:text-properties style:text-underline-style="none" style:text-underline-color="font-color" fo:font-style="normal" style:font-style-asian="normal" style:font-style-complex="normal"/>
    </style:style>
    <style:style style:name="T21" style:family="text">
      <style:text-properties fo:color="#0000ff" style:text-underline-style="none" style:text-underline-color="font-color" fo:font-style="normal" style:font-style-asian="normal" style:font-style-complex="normal"/>
    </style:style>
    <style:style style:name="T22" style:family="text">
      <style:text-properties fo:color="#ab00ab" fo:font-weight="bold" style:text-underline-style="none" style:text-underline-color="font-color" fo:font-style="normal" style:font-weight-asian="bold" style:font-weight-complex="bold" style:font-style-asian="normal" style:font-style-complex="normal"/>
    </style:style>
    <style:style style:name="T23" style:family="text">
      <style:text-properties style:text-underline-style="none" style:text-underline-color="font-color" fo:font-style="italic" style:font-style-asian="italic" style:font-style-complex="italic"/>
    </style:style>
    <style:style style:name="T24" style:family="text">
      <style:text-properties fo:color="#0000ff"/>
    </style:style>
    <style:style style:name="T25" style:family="text">
      <style:text-properties fo:color="#0000ff" fo:font-weight="bold" style:font-weight-asian="bold" style:font-weight-complex="bold"/>
    </style:style>
  </office:automatic-styles>
  <office:body>
    <office:spreadsheet>
      <table:table table:name="PRB-Newbie - Week 1" table:style-name="ta1">
        <table:table-column table:style-name="co1" table:default-cell-style-name="ce10"/>
        <table:table-column table:style-name="co2" table:default-cell-style-name="Default"/>
        <table:table-column table:style-name="co2" table:number-columns-repeated="2" table:default-cell-style-name="ce12"/>
        <table:table-column table:style-name="co2" table:default-cell-style-name="Default"/>
        <table:table-column table:style-name="co2" table:default-cell-style-name="ce16"/>
        <table:table-row table:style-name="ro1">
          <table:table-cell table:style-name="ce9" office:value-type="string" calcext:value-type="string" table:number-columns-spanned="6" table:number-rows-spanned="1">
            <text:p>PARSEC Ruby Bootcamp – Newbie – Week 1</text:p>
          </table:table-cell>
          <table:covered-table-cell/>
          <table:covered-table-cell table:number-columns-repeated="2" table:style-name="Default"/>
          <table:covered-table-cell/>
          <table:covered-table-cell table:style-name="Default"/>
        </table:table-row>
        <table:table-row table:style-name="ro2">
          <table:table-cell table:style-name="Default"/>
          <table:table-cell table:style-name="ce11" office:value-type="string" calcext:value-type="string">
            <text:p>Monday</text:p>
          </table:table-cell>
          <table:table-cell table:style-name="ce11" office:value-type="string" calcext:value-type="string">
            <text:p>Tuesday</text:p>
          </table:table-cell>
          <table:table-cell table:style-name="ce11" office:value-type="string" calcext:value-type="string">
            <text:p>Wednesday</text:p>
          </table:table-cell>
          <table:table-cell table:style-name="ce11" office:value-type="string" calcext:value-type="string">
            <text:p>Thursday</text:p>
          </table:table-cell>
          <table:table-cell table:style-name="ce11" office:value-type="string" calcext:value-type="string">
            <text:p>Friday</text:p>
          </table:table-cell>
        </table:table-row>
        <table:table-row table:style-name="ro3">
          <table:table-cell office:value-type="string" calcext:value-type="string">
            <text:p><text:span text:style-name="T15">9:00am</text:span></text:p>
            <text:p/>
            <text:p/>
            <text:p/>
            <text:p/>
            <text:p/>
            <text:p/>
            <text:p/>
            <text:p/>
            <text:p/>
            <text:p/>
            <text:p><text:span text:style-name="T16">Morning</text:span></text:p>
            <text:p/>
            <text:p/>
            <text:p/>
            <text:p/>
            <text:p/>
            <text:p/>
            <text:p/>
            <text:p/>
            <text:p/>
            <text:p/>
            <text:p/>
            <text:p/>
            <text:p><text:span text:style-name="T15">12:00am</text:span></text:p>
          </table:table-cell>
          <table:table-cell table:style-name="ce12" office:value-type="string" calcext:value-type="string">
            <text:p><text:span text:style-name="T15">1. Introductions: instructor</text:span></text:p>
            <text:p><text:span text:style-name="T19">    and students</text:span></text:p>
            <text:p/>
            <text:p><text:span text:style-name="T20">2. Week/class overview</text:span></text:p>
            <text:p/>
            <text:p><text:span text:style-name="T20">3. Setting the stage:</text:span></text:p>
            <text:p><text:span text:style-name="T20">  ● Why are you here?</text:span></text:p>
            <text:p><text:span text:style-name="T20">  ● Experience &amp; expectations?</text:span></text:p>
            <text:p><text:span text:style-name="T20">  ● What is Ruby?</text:span></text:p>
            <text:p><text:span text:style-name="T20">  ● What's Ruby used for?</text:span></text:p>
            <text:p/>
            <text:p><text:span text:style-name="T20">4. The Ruby programming language... from 5,000 feet</text:span></text:p>
            <text:p>  ● Just enough Ruby to start...</text:p>
            <text:p>  ● Reading Ruby code...</text:p>
          </table:table-cell>
          <table:table-cell office:value-type="string" calcext:value-type="string">
            <text:p>1. Teams – we all help each other... no one left behind!</text:p>
            <text:p/>
            <text:p>2. Intro to Pair-Programming –</text:p>
            <text:p>  ● All Labs are pair-pro...</text:p>
            <text:p>  ● Team projects are bigger!</text:p>
            <text:p/>
            <text:p><text:span text:style-name="T22">3. Lab – featuring:</text:span></text:p>
            <text:p><text:span text:style-name="T22">  ● Getting comfortable with</text:span></text:p>
            <text:p><text:span text:style-name="T22">     the Sublime Text editor</text:span></text:p>
            <text:p/>
            <text:p>4. Ruby … getting started:</text:p>
            <text:p><text:span text:style-name="T20">  ● puts (output)</text:span></text:p>
            <text:p><text:span text:style-name="T20">  ● gets (input)</text:span></text:p>
            <text:p><text:span text:style-name="T20">  ● Strings, interpolation</text:span></text:p>
            <text:p><text:span text:style-name="T20">  ● Everything returns an object</text:span></text:p>
            <text:p><text:span text:style-name="T20">  ● What’s true? ...what’s false?</text:span></text:p>
          </table:table-cell>
          <table:table-cell office:value-type="string" calcext:value-type="string">
            <text:p><text:span text:style-name="T15">1. Questions – no one gets</text:span></text:p>
            <text:p><text:span text:style-name="T15">    left behind!</text:span></text:p>
            <text:p/>
            <text:p><text:span text:style-name="T20">2. Gentle intro to OOPS...</text:span></text:p>
            <text:p><text:span text:style-name="T20">  ● What is an Object</text:span></text:p>
            <text:p><text:span text:style-name="T20">  ● Methods and Messages</text:span></text:p>
            <text:p><text:span text:style-name="T20">  ● Data – </text:span><text:span text:style-name="T23">everything</text:span><text:span text:style-name="T20"> is</text:span></text:p>
            <text:p><text:span text:style-name="T20">     an Object!</text:span></text:p>
            <text:p><text:span text:style-name="T20">  ● Why is this important?</text:span></text:p>
            <text:p/>
            <text:p>3. Calling “subroutines”</text:p>
            <text:p><text:span text:style-name="T20">  ● Method invocation</text:span></text:p>
            <text:p><text:span text:style-name="T20">  ● What is a message?</text:span></text:p>
            <text:p><text:span text:style-name="T20">  ● Arguments, parameters,</text:span></text:p>
            <text:p><text:span text:style-name="T20">     and defaults</text:span></text:p>
            <text:p><text:span text:style-name="T20">  ● return values</text:span></text:p>
            <text:p/>
            <text:p/>
          </table:table-cell>
          <table:table-cell table:style-name="ce12" office:value-type="string" calcext:value-type="string">
            <text:p><text:span text:style-name="T15">1. Questions – leave no</text:span></text:p>
            <text:p><text:span text:style-name="T15">    teammate behind!</text:span></text:p>
            <text:p/>
            <text:p>2. Intro to Git –</text:p>
            <text:p>  ● Initializing your</text:p>
            <text:p>     repository</text:p>
            <text:p>  ● Checking in source code</text:p>
            <text:p>  ● Repository status</text:p>
            <text:p/>
            <text:p>3. The Ruby Library –</text:p>
            <text:p>  ● Intro to the Library Routines</text:p>
            <text:p>  ● Survey: the good ones...</text:p>
            <text:p/>
            <text:p><text:span text:style-name="T24">4. Intro to Team Project </text:span><text:span text:style-name="T25">#1</text:span></text:p>
            <text:p><text:span text:style-name="T24">  ● Team organization –</text:span></text:p>
            <text:p><text:span text:style-name="T24">     teams selected and named</text:span></text:p>
            <text:p><text:span text:style-name="T24">  ● Discussion of project</text:span></text:p>
            <text:p><text:span text:style-name="T24">  ● Clarifications</text:span></text:p>
            <text:p><text:span text:style-name="T24">  ● Expectations</text:span></text:p>
            <text:p><text:span text:style-name="T24">  ● Project setups</text:span></text:p>
          </table:table-cell>
          <table:table-cell office:value-type="string" calcext:value-type="string">
            <text:p><text:span text:style-name="T15">1. Questions – leave no</text:span></text:p>
            <text:p><text:span text:style-name="T15">    teammate behind!</text:span></text:p>
            <text:p/>
            <text:p>2. Team status reports (brief!) –</text:p>
            <text:p>  ● Class feedback &amp; help to</text:p>
            <text:p>     each team...</text:p>
            <text:p>  ● How is Ruby helping you to</text:p>
            <text:p>     rapid-prototype and develop?</text:p>
            <text:p/>
            <text:p>3. Team coding session...</text:p>
          </table:table-cell>
        </table:table-row>
        <table:table-row table:style-name="ro4">
          <table:table-cell/>
          <table:table-cell table:number-columns-repeated="5" table:style-name="ce13" office:value-type="string" calcext:value-type="string">
            <text:p>[ Lunch Break ]</text:p>
          </table:table-cell>
        </table:table-row>
        <table:table-row table:style-name="ro3">
          <table:table-cell office:value-type="string" calcext:value-type="string">
            <text:p><text:span text:style-name="T17">1:00pm</text:span></text:p>
            <text:p/>
            <text:p/>
            <text:p/>
            <text:p/>
            <text:p/>
            <text:p/>
            <text:p/>
            <text:p/>
            <text:p/>
            <text:p/>
            <text:p><text:span text:style-name="T18">Afternoon</text:span></text:p>
            <text:p/>
            <text:p/>
            <text:p/>
            <text:p/>
            <text:p/>
            <text:p/>
            <text:p/>
            <text:p/>
            <text:p/>
            <text:p/>
            <text:p/>
            <text:p/>
            <text:p><text:span text:style-name="T17">5:00pm</text:span></text:p>
          </table:table-cell>
          <table:table-cell table:style-name="ce14" office:value-type="string" calcext:value-type="string">
            <text:p><text:span text:style-name="T21">5. Team-building... What is collaboration? How do software development teams work?</text:span></text:p>
            <text:p/>
            <text:p><text:span text:style-name="T15">6. Laptop setup – Linux, login, command line (bash), Sublime Text (editing), creating project directories</text:span></text:p>
            <text:p/>
            <text:p>7. Resources:</text:p>
            <text:p><text:span text:style-name="T20">  ● Laptops</text:span></text:p>
            <text:p><text:span text:style-name="T20">  ● Linux &amp; Command Line</text:span></text:p>
            <text:p><text:span text:style-name="T20">  ● RVM &amp; Ruby</text:span></text:p>
            <text:p><text:span text:style-name="T20">  ● Sublime Text (editor)</text:span></text:p>
          </table:table-cell>
          <table:table-cell office:value-type="string" calcext:value-type="string">
            <text:p>5. Ruby</text:p>
            <text:p><text:span text:style-name="T20">  ● Statements, expressions</text:span></text:p>
            <text:p><text:span text:style-name="T20">  ● Flow control</text:span></text:p>
            <text:p><text:span text:style-name="T20">  ● if/then/else and case</text:span></text:p>
            <text:p><text:span text:style-name="T20">  ● loops</text:span></text:p>
            <text:p><text:span text:style-name="T20">  ● iterators</text:span></text:p>
            <text:p><text:span text:style-name="T20">  ● intro to Blocks</text:span></text:p>
            <text:p/>
            <text:p><text:span text:style-name="T20">6. Ruby program structure –</text:span></text:p>
            <text:p><text:span text:style-name="T20">    the big picture...</text:span></text:p>
            <text:p/>
            <text:p><text:span text:style-name="T20">7. The name of the thing:</text:span></text:p>
            <text:p><text:span text:style-name="T20">    naming Ruby programs,</text:span></text:p>
            <text:p><text:span text:style-name="T20">    files, and more...</text:span></text:p>
            <text:p/>
            <text:p><text:span text:style-name="T22">8. Lab – featuring:</text:span></text:p>
            <text:p><text:span text:style-name="T22">  ● REPL – irb</text:span></text:p>
            <text:p><text:span text:style-name="T22">  ● Scales and études</text:span></text:p>
          </table:table-cell>
          <table:table-cell office:value-type="string" calcext:value-type="string">
            <text:p><text:span text:style-name="T20">4. Data in more depth...</text:span></text:p>
            <text:p><text:span text:style-name="T20">  ● Data types?</text:span></text:p>
            <text:p><text:span text:style-name="T20">  ● Duck typing!</text:span></text:p>
            <text:p><text:span text:style-name="T20">  ● Ruby's built-in Data Objects:</text:span></text:p>
            <text:p><text:span text:style-name="T20">     Numeric, String, Array, Hash</text:span></text:p>
            <text:p><text:span text:style-name="T20">  ● Enumeration vs Iteration</text:span></text:p>
            <text:p/>
            <text:p>5. Team development –</text:p>
            <text:p><text:span text:style-name="T20">  ● Presenting to team</text:span></text:p>
            <text:p><text:span text:style-name="T20">  ● Reading/understanding</text:span></text:p>
            <text:p><text:span text:style-name="T20">     someone else's code...</text:span></text:p>
            <text:p><text:span text:style-name="T20">  ● Code review etiquette</text:span></text:p>
            <text:p><text:span text:style-name="T20">  ● How to work in and</text:span></text:p>
            <text:p><text:span text:style-name="T20">     contribute to a coding</text:span></text:p>
            <text:p><text:span text:style-name="T20">     team...</text:span></text:p>
            <text:p/>
            <text:p><text:span text:style-name="T22">6. Lab – featuring:</text:span></text:p>
            <text:p><text:span text:style-name="T22">  ● Edit/test/debug cycle</text:span></text:p>
            <text:p><text:span text:style-name="T22">  ● Scales and études</text:span></text:p>
            <text:p/>
          </table:table-cell>
          <table:table-cell table:style-name="ce15" office:value-type="string" calcext:value-type="string">
            <text:p>5. Team breakouts –</text:p>
            <text:p>  ● Discuss approach and</text:p>
            <text:p>     methodology</text:p>
            <text:p>  ● Select roles: captain, scribe,</text:p>
            <text:p>     archivist &amp; spokesperson</text:p>
            <text:p>  ● Discuss program design,</text:p>
            <text:p>     how to get started...</text:p>
            <text:p/>
            <text:p>6. Team coding session...</text:p>
            <text:p/>
            <text:p>7. Session wrap-up – what’s</text:p>
            <text:p>    going well, what’s in the way?</text:p>
          </table:table-cell>
          <table:table-cell office:value-type="string" calcext:value-type="string">
            <text:p>4. Team coding session...</text:p>
            <text:p>    Wrap-up! (~90 minutes)</text:p>
            <text:p/>
            <text:p>5. Team presentations of working</text:p>
            <text:p>    code/programs to class...</text:p>
            <text:p/>
            <text:p>6. Evaluations –</text:p>
            <text:p>  ● Best design</text:p>
            <text:p>  ● Best code/implementation</text:p>
            <text:p>  ● Best documentation</text:p>
            <text:p>  ● Best presentation</text:p>
            <text:p>  ● Best teamwork</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FZSongS-Extended(SIP)" style:font-family-asian="FZSongS-Extended(SIP)"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25in" fo:margin-bottom="0.25in" fo:margin-left="0.15in" fo:margin-right="0.15in" style:shadow="none" fo:background-color="transparent" style:table-centering="both" style:writing-mode="lr-tb">
        <style:background-image/>
      </style:page-layout-properties>
      <style:header-style>
        <style:header-footer-properties fo:min-height="0.3in" fo:margin-left="0in" fo:margin-right="0in" fo:margin-bottom="0.1in"/>
      </style:header-style>
      <style:footer-style>
        <style:header-footer-properties svg:height="0.1402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style style:name="MT1" style:family="text">
      <style:text-properties fo:font-size="8pt" fo:font-style="italic"/>
    </style:style>
  </office:automatic-styles>
  <office:master-styles>
    <style:master-page style:name="Default" style:page-layout-name="Mpm1">
      <style:header style:display="false">
        <text:p><text:sheet-name>???</text:sheet-name></text:p>
      </style:header>
      <style:header-left style:display="false"/>
      <style:footer>
        <style:region-right>
          <text:p><text:span text:style-name="MT1">rev. 1.00 (</text:span><text:span text:style-name="MT1"><text:date style:data-style-name="N2" text:date-value="2014-08-12">00/00/0000</text:date></text:span><text:span text:style-name="MT1">)</text:span></text:p>
        </style:region-right>
      </style:footer>
      <style:footer-left/>
    </style:master-page>
    <style:master-page style:name="Report" style:page-layout-name="Mpm2">
      <style:header>
        <style:region-left>
          <text:p><text:sheet-name>???</text:sheet-name> (<text:title>???</text:title>)</text:p>
        </style:region-left>
        <style:region-right>
          <text:p><text:date style:data-style-name="N2" text:date-value="2014-08-12">00/00/0000</text:date>, <text:time style:data-style-name="N2" text:time-value="14:57:09.858717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9in"/>
    </style:style>
    <style:style style:name="co3"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3in" fo:break-before="auto" style:use-optimal-row-height="false"/>
    </style:style>
    <style:style style:name="ro4" style:family="table-row">
      <style:table-row-properties style:row-height="0.1992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style:text-properties style:text-position="" fo:font-size="16pt" fo:font-style="italic" fo:font-weight="bold" style:font-size-asian="16pt" style:font-style-asian="italic" style:font-weight-asian="bold" style:font-size-complex="16pt" style:font-style-complex="italic" style:font-weight-complex="bold"/>
    </style:style>
    <style:style style:name="ce2" style:family="table-cell" style:parent-style-name="Default">
      <style:table-cell-properties style:text-align-source="fix" style:repeat-content="false" style:vertical-align="middle"/>
      <style:paragraph-properties fo:text-align="end" fo:margin-left="0in"/>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wrap-option="wrap" fo:border="0.06pt solid #000000" style:vertical-align="middle"/>
      <style:text-properties style:text-position="" fo:font-size="9pt" style:font-size-asian="9pt" style:font-size-complex="9pt"/>
    </style:style>
    <style:style style:name="ce5"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style:text-position="" fo:font-style="italic" fo:font-weight="bold" style:font-style-asian="italic" style:font-weight-asian="bold" style:font-style-complex="italic" style:font-weight-complex="bold"/>
    </style:style>
    <style:style style:name="ce6" style:family="table-cell" style:parent-style-name="Default">
      <style:table-cell-properties fo:wrap-option="wrap" fo:border="0.06pt solid #000000" style:vertical-align="middle"/>
      <style:text-properties style:text-position="" style:font-name="Liberation Sans" fo:font-size="9pt" style:font-name-asian="FZSongS-Extended(SIP)" style:font-size-asian="9pt" style:font-name-complex="Lohit Hindi" style:font-size-complex="9pt"/>
    </style:style>
    <style:style style:name="ce7" style:family="table-cell" style:parent-style-name="Default">
      <style:table-cell-properties fo:background-color="#d7f7f7" fo:wrap-option="wrap" fo:border="0.06pt solid #000000" style:vertical-align="middle"/>
      <style:text-properties fo:color="#0000ff" style:text-position="" fo:font-size="9pt" style:font-size-asian="9pt" style:font-size-complex="9pt"/>
    </style:style>
    <style:style style:name="ce8" style:family="table-cell" style:parent-style-name="Default" style:data-style-name="N37">
      <style:table-cell-properties fo:background-color="#f3e1b5" style:text-align-source="fix" style:repeat-content="false" fo:wrap-option="wrap" fo:border="0.06pt solid #000000" style:vertical-align="middle"/>
      <style:paragraph-properties fo:text-align="center" fo:margin-left="0in"/>
      <style:text-properties fo:color="#b81233" style:text-position="" fo:font-size="9pt" fo:font-style="italic" fo:font-weight="bold" style:font-size-asian="9pt" style:font-style-asian="italic" style:font-weight-asian="bold" style:font-size-complex="9pt" style:font-style-complex="italic" style:font-weight-complex="bold"/>
    </style:style>
    <style:style style:name="ce9" style:family="table-cell" style:parent-style-name="Default">
      <style:table-cell-properties fo:background-color="#d7f7f7" fo:wrap-option="wrap" fo:border="0.06pt solid #000000" style:vertical-align="middle"/>
      <style:text-properties fo:color="#0000ff" style:text-position="" style:font-name="Liberation Sans" fo:font-size="9pt" style:font-name-asian="FZSongS-Extended(SIP)" style:font-size-asian="9pt" style:font-name-complex="Lohit Hindi" style:font-size-complex="9pt"/>
    </style:style>
    <style:style style:name="ce10" style:family="table-cell" style:parent-style-name="Default">
      <style:table-cell-properties style:text-align-source="fix" style:repeat-content="false"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e11" style:family="table-cell" style:parent-style-name="Default">
      <style:table-cell-properties style:text-align-source="fix" style:repeat-content="false" style:vertical-align="middle"/>
      <style:paragraph-properties fo:text-align="end" fo:margin-left="0in"/>
      <style:text-properties fo:font-size="8pt" style:font-size-asian="8pt" style:font-size-complex="8pt"/>
    </style:style>
    <style:style style:name="ce12" style:family="table-cell" style:parent-style-name="Default">
      <style:table-cell-properties style:text-align-source="fix" style:repeat-content="false"/>
      <style:paragraph-properties fo:text-align="center" fo:margin-left="0in"/>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fo:border="0.06pt solid #000000" style:vertical-align="middle"/>
      <style:text-properties fo:font-size="9pt" style:font-size-asian="9pt" style:font-size-complex="9pt"/>
    </style:style>
    <style:style style:name="ce14"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fo:font-style="italic" fo:font-weight="bold" style:font-style-asian="italic" style:font-weight-asian="bold" style:font-style-complex="italic" style:font-weight-complex="bold"/>
    </style:style>
    <style:style style:name="ce15" style:family="table-cell" style:parent-style-name="Default">
      <style:table-cell-properties fo:wrap-option="wrap" fo:border="0.06pt solid #000000" style:vertical-align="middle"/>
      <style:text-properties style:font-name="Liberation Sans" fo:font-size="9pt" style:font-name-asian="FZSongS-Extended(SIP)" style:font-size-asian="9pt" style:font-name-complex="Lohit Hindi" style:font-size-complex="9pt"/>
    </style:style>
    <style:style style:name="ce16" style:family="table-cell" style:parent-style-name="Default">
      <style:table-cell-properties fo:background-color="#d7f7f7" fo:wrap-option="wrap" fo:border="0.06pt solid #000000" style:vertical-align="middle"/>
      <style:text-properties fo:color="#0000ff" fo:font-size="9pt" style:font-size-asian="9pt" style:font-size-complex="9pt"/>
    </style:style>
    <style:style style:name="ce17" style:family="table-cell" style:parent-style-name="Default" style:data-style-name="N37">
      <style:table-cell-properties fo:background-color="#f3e1b5" style:text-align-source="fix" style:repeat-content="false" fo:wrap-option="wrap" fo:border="0.06pt solid #000000" style:vertical-align="middle"/>
      <style:paragraph-properties fo:text-align="center" fo:margin-left="0in"/>
      <style:text-properties fo:color="#b81233" fo:font-size="9pt" fo:font-style="italic" fo:font-weight="bold" style:font-size-asian="9pt" style:font-style-asian="italic" style:font-weight-asian="bold" style:font-size-complex="9pt" style:font-style-complex="italic" style:font-weight-complex="bold"/>
    </style:style>
    <style:style style:name="ce18" style:family="table-cell" style:parent-style-name="Default">
      <style:table-cell-properties fo:background-color="#d7f7f7" fo:wrap-option="wrap" fo:border="0.06pt solid #000000" style:vertical-align="middle"/>
      <style:text-properties fo:color="#0000ff" style:font-name="Liberation Sans" fo:font-size="9pt" style:font-name-asian="FZSongS-Extended(SIP)" style:font-size-asian="9pt" style:font-name-complex="Lohit Hindi" style:font-size-complex="9pt"/>
    </style:style>
    <style:style style:name="T1" style:family="text">
      <style:text-properties fo:color="#ab00ab"/>
    </style:style>
    <style:style style:name="T2" style:family="text">
      <style:text-properties fo:color="#ab00ab"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6" style:family="text">
      <style:text-properties fo:color="#0000ff"/>
    </style:style>
    <style:style style:name="T7" style:family="text">
      <style:text-properties fo:color="#0000ff" fo:font-weight="bold" style:font-weight-asian="bold" style:font-weight-complex="bold"/>
    </style:style>
    <style:style style:name="T3" style:family="text">
      <style:text-properties fo:color="#0000d5"/>
    </style:style>
    <style:style style:name="T4" style:family="text">
      <style:text-properties fo:color="#0000d5"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5" style:family="text">
      <style:text-properties fo:color="#ab00ab" fo:font-style="normal" style:text-underline-style="none"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11" style:family="text">
      <style:text-properties fo:color="#ab00ab"/>
    </style:style>
    <style:style style:name="T12" style:family="text">
      <style:text-properties fo:color="#ab00ab"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13" style:family="text">
      <style:text-properties fo:color="#0000d5"/>
    </style:style>
    <style:style style:name="T14" style:family="text">
      <style:text-properties fo:color="#0000d5"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15" style:family="text">
      <style:text-properties fo:color="#ab00ab" fo:font-weight="bold" style:text-underline-style="none" style:text-underline-color="font-color" fo:font-style="normal" style:font-weight-asian="bold" style:font-weight-complex="bold" style:font-style-asian="normal" style:font-style-complex="normal"/>
    </style:style>
    <style:style style:name="T16" style:family="text">
      <style:text-properties fo:color="#0000ff"/>
    </style:style>
    <style:style style:name="T17" style:family="text">
      <style:text-properties fo:color="#0000ff" fo:font-weight="bold" style:font-weight-asian="bold" style:font-weight-complex="bold"/>
    </style:style>
    <style:style style:name="T18" style:family="text">
      <style:text-properties style:text-underline-style="solid" style:text-underline-width="auto" style:text-underline-color="font-color"/>
    </style:style>
  </office:automatic-styles>
  <office:body>
    <office:spreadsheet>
      <table:table table:name="PRB-Foundational - Week 2" table:style-name="ta1">
        <table:table-column table:style-name="co1" table:default-cell-style-name="ce11"/>
        <table:table-column table:style-name="co2" table:default-cell-style-name="ce13"/>
        <table:table-column table:style-name="co2" table:default-cell-style-name="ce15"/>
        <table:table-column table:style-name="co2" table:number-columns-repeated="2" table:default-cell-style-name="Default"/>
        <table:table-column table:style-name="co2" table:default-cell-style-name="ce18"/>
        <table:table-row table:style-name="ro1">
          <table:table-cell table:style-name="ce10" office:value-type="string" calcext:value-type="string" table:number-columns-spanned="6" table:number-rows-spanned="1">
            <text:p>PARSEC Ruby Bootcamp – Foundational – Week 2</text:p>
          </table:table-cell>
          <table:covered-table-cell table:number-columns-repeated="2" table:style-name="Default"/>
          <table:covered-table-cell table:number-columns-repeated="2"/>
          <table:covered-table-cell table:style-name="Default"/>
        </table:table-row>
        <table:table-row table:style-name="ro2">
          <table:table-cell table:style-name="Default"/>
          <table:table-cell table:style-name="ce12" office:value-type="string" calcext:value-type="string">
            <text:p>Monday</text:p>
          </table:table-cell>
          <table:table-cell table:style-name="ce12" office:value-type="string" calcext:value-type="string">
            <text:p>Tuesday</text:p>
          </table:table-cell>
          <table:table-cell table:style-name="ce12" office:value-type="string" calcext:value-type="string">
            <text:p>Wednesday</text:p>
          </table:table-cell>
          <table:table-cell table:style-name="ce12" office:value-type="string" calcext:value-type="string">
            <text:p>Thursday</text:p>
          </table:table-cell>
          <table:table-cell table:style-name="ce12" office:value-type="string" calcext:value-type="string">
            <text:p>Friday</text:p>
          </table:table-cell>
        </table:table-row>
        <table:table-row table:style-name="ro3">
          <table:table-cell office:value-type="string" calcext:value-type="string">
            <text:p><text:span text:style-name="T11">9:00am</text:span></text:p>
            <text:p/>
            <text:p/>
            <text:p/>
            <text:p/>
            <text:p/>
            <text:p/>
            <text:p/>
            <text:p/>
            <text:p/>
            <text:p/>
            <text:p><text:span text:style-name="T12">Morning</text:span></text:p>
            <text:p/>
            <text:p/>
            <text:p/>
            <text:p/>
            <text:p/>
            <text:p/>
            <text:p/>
            <text:p/>
            <text:p/>
            <text:p/>
            <text:p/>
            <text:p/>
            <text:p><text:span text:style-name="T11">12:00am</text:span></text:p>
          </table:table-cell>
          <table:table-cell office:value-type="string" calcext:value-type="string">
            <text:p>1. Strings are powerful –</text:p>
            <text:p>  ● Interpolation “#{s}”</text:p>
            <text:p>  ● Searching and substitutions</text:p>
            <text:p>  ● Other String lib-methods</text:p>
            <text:p/>
            <text:p>2. Intro to RegExs</text:p>
            <text:p>    (regular expressions) –</text:p>
            <text:p>  ● What good is a regex?</text:p>
            <text:p>  ● Pattern matching</text:p>
            <text:p>  ● Regex compared to other</text:p>
            <text:p>     string operations</text:p>
          </table:table-cell>
          <table:table-cell office:value-type="string" calcext:value-type="string">
            <text:p>1. Building a command line</text:p>
            <text:p>    interface –</text:p>
            <text:p>  ● by-hand, the hard way...</text:p>
            <text:p>  ● with the OptionParser gem...</text:p>
            <text:p>  ● making the Ruby program</text:p>
            <text:p>     respond to com-line options</text:p>
            <text:p/>
            <text:p>2. Configuration files –</text:p>
            <text:p>  ● with the YAML gem...</text:p>
            <text:p>  ● interaction with com-line</text:p>
            <text:p>     options...</text:p>
          </table:table-cell>
          <table:table-cell table:style-name="ce15" office:value-type="string" calcext:value-type="string">
            <text:p><text:span text:style-name="T11">1. Questions – leave no</text:span></text:p>
            <text:p><text:span text:style-name="T11">    teammate behind!</text:span></text:p>
            <text:p/>
            <text:p><text:span text:style-name="T16">2. Intro to Team Project </text:span><text:span text:style-name="T17">#2</text:span></text:p>
            <text:p><text:span text:style-name="T16">  ● Team organization – new</text:span></text:p>
            <text:p><text:span text:style-name="T16">     teams selected and named</text:span></text:p>
            <text:p><text:span text:style-name="T16">  ● Discussion of project</text:span></text:p>
            <text:p><text:span text:style-name="T16">  ● Clarifications</text:span></text:p>
            <text:p><text:span text:style-name="T16">  ● Expectations</text:span></text:p>
            <text:p><text:span text:style-name="T16">  ● Project setups</text:span></text:p>
          </table:table-cell>
          <table:table-cell table:style-name="ce16" office:value-type="string" calcext:value-type="string">
            <text:p><text:span text:style-name="T11">1. Questions – leave no</text:span></text:p>
            <text:p><text:span text:style-name="T11">    teammate behind!</text:span></text:p>
            <text:p/>
            <text:p>2. Team coding session...</text:p>
            <text:p/>
            <text:p>3. Session wrap-up – what’s</text:p>
            <text:p>    going well, what’s in the way?</text:p>
          </table:table-cell>
          <table:table-cell office:value-type="string" calcext:value-type="string">
            <text:p><text:span text:style-name="T11">1. Questions – leave no</text:span></text:p>
            <text:p><text:span text:style-name="T11">    teammate behind!</text:span></text:p>
            <text:p/>
            <text:p>2. Team status reports (brief!) –</text:p>
            <text:p>  ● Class feedback &amp; help to</text:p>
            <text:p>     each team...</text:p>
            <text:p>  ● How is Ruby helping you to</text:p>
            <text:p>     rapid-prototype and develop?</text:p>
            <text:p/>
            <text:p>3. Team coding session...</text:p>
          </table:table-cell>
        </table:table-row>
        <table:table-row table:style-name="ro4">
          <table:table-cell/>
          <table:table-cell table:number-columns-repeated="5" table:style-name="ce14" office:value-type="string" calcext:value-type="string">
            <text:p>[ Lunch Break ]</text:p>
          </table:table-cell>
        </table:table-row>
        <table:table-row table:style-name="ro3">
          <table:table-cell office:value-type="string" calcext:value-type="string">
            <text:p><text:span text:style-name="T13">1:00pm</text:span></text:p>
            <text:p/>
            <text:p/>
            <text:p/>
            <text:p/>
            <text:p/>
            <text:p/>
            <text:p/>
            <text:p/>
            <text:p/>
            <text:p/>
            <text:p><text:span text:style-name="T14">Afternoon</text:span></text:p>
            <text:p/>
            <text:p/>
            <text:p/>
            <text:p/>
            <text:p/>
            <text:p/>
            <text:p/>
            <text:p/>
            <text:p/>
            <text:p/>
            <text:p/>
            <text:p/>
            <text:p><text:span text:style-name="T13">5:00pm</text:span></text:p>
          </table:table-cell>
          <table:table-cell office:value-type="string" calcext:value-type="string">
            <text:p>3. More fun with Ruby Library –</text:p>
            <text:p>  ● String class methods</text:p>
            <text:p>  ● Numeric class methods</text:p>
            <text:p>  ● Hash &amp; Array methods</text:p>
            <text:p>  ● File class methods</text:p>
            <text:p>  ● Kernel &amp; Process methods</text:p>
            <text:p>  ● Finding the hard-to-find ones</text:p>
            <text:p/>
            <text:p>4. Intro to Ruby Gems –</text:p>
            <text:p>  ● What are “Gems”?</text:p>
            <text:p>  ● Where do they come from?</text:p>
            <text:p>  ● How are they organized?</text:p>
            <text:p>  ● How to find “the good ones”?</text:p>
            <text:p/>
            <text:p><text:span text:style-name="T15">5. Lab – featuring:</text:span></text:p>
            <text:p><text:span text:style-name="T15">  ● Scales and études</text:span></text:p>
          </table:table-cell>
          <table:table-cell office:value-type="string" calcext:value-type="string">
            <text:p>3. Intro to Debugging –</text:p>
            <text:p>  ● The print/puts method</text:p>
            <text:p>  ● Responding to the com-line:</text:p>
            <text:p>     ...if options[:verbose]</text:p>
            <text:p>     and ...if options[:debug]</text:p>
            <text:p>  ● Ruby debugger</text:p>
            <text:p>  ● pry</text:p>
            <text:p/>
            <text:p><text:span text:style-name="T15">4. Lab – featuring:</text:span></text:p>
            <text:p><text:span text:style-name="T15">  ● Scales and études</text:span></text:p>
          </table:table-cell>
          <table:table-cell table:style-name="ce16" office:value-type="string" calcext:value-type="string">
            <text:p>3. Team breakouts –</text:p>
            <text:p>  ● Discuss approach and</text:p>
            <text:p>     methodology</text:p>
            <text:p>  ● Select roles: captain, scribe,</text:p>
            <text:p>     archivist &amp; spokesperson</text:p>
            <text:p>  ● Discuss program design,</text:p>
            <text:p>     how to get started...</text:p>
            <text:p/>
            <text:p>4. Team coding session...</text:p>
            <text:p/>
            <text:p>5. Session wrap-up – what’s</text:p>
            <text:p>    going well, what’s in the way?</text:p>
          </table:table-cell>
          <table:table-cell table:style-name="ce17" office:value-type="string" calcext:value-type="string">
            <text:p>Guest Speaker</text:p>
            <text:p><text:span text:style-name="T18">Special Presentation</text:span>:</text:p>
            <text:p>Working on a</text:p>
            <text:p>Ruby Project Team;</text:p>
            <text:p>your first Ruby job</text:p>
          </table:table-cell>
          <table:table-cell office:value-type="string" calcext:value-type="string">
            <text:p>4. Team coding session...</text:p>
            <text:p>    Wrap-up! (~90 minutes)</text:p>
            <text:p/>
            <text:p>5. Team presentations of working</text:p>
            <text:p>    code/programs to class...</text:p>
            <text:p/>
            <text:p>6. Evaluations –</text:p>
            <text:p>  ● Best design</text:p>
            <text:p>  ● Best code/implementation</text:p>
            <text:p>  ● Best documentation</text:p>
            <text:p>  ● Best presentation</text:p>
            <text:p>  ● Best teamwork</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FZSongS-Extended(SIP)" style:font-family-asian="FZSongS-Extended(SIP)"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25in" fo:margin-bottom="0.25in" fo:margin-left="0.15in" fo:margin-right="0.15in" style:shadow="none" fo:background-color="transparent" style:table-centering="both" style:writing-mode="lr-tb">
        <style:background-image/>
      </style:page-layout-properties>
      <style:header-style>
        <style:header-footer-properties fo:min-height="0.3in" fo:margin-left="0in" fo:margin-right="0in" fo:margin-bottom="0.1in"/>
      </style:header-style>
      <style:footer-style>
        <style:header-footer-properties svg:height="0.1402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style style:name="MT1" style:family="text">
      <style:text-properties fo:font-size="8pt" fo:font-style="italic"/>
    </style:style>
  </office:automatic-styles>
  <office:master-styles>
    <style:master-page style:name="Default" style:page-layout-name="Mpm1">
      <style:header style:display="false">
        <text:p><text:sheet-name>???</text:sheet-name></text:p>
      </style:header>
      <style:header-left style:display="false"/>
      <style:footer>
        <style:region-right>
          <text:p><text:span text:style-name="MT1">rev. 1.00 (</text:span><text:span text:style-name="MT1"><text:date style:data-style-name="N2" text:date-value="2014-08-12">00/00/0000</text:date></text:span><text:span text:style-name="MT1">)</text:span></text:p>
        </style:region-right>
      </style:footer>
      <style:footer-left/>
    </style:master-page>
    <style:master-page style:name="Report" style:page-layout-name="Mpm2">
      <style:header>
        <style:region-left>
          <text:p><text:sheet-name>???</text:sheet-name> (<text:title>???</text:title>)</text:p>
        </style:region-left>
        <style:region-right>
          <text:p><text:date style:data-style-name="N2" text:date-value="2014-08-12">00/00/0000</text:date>, <text:time style:data-style-name="N2" text:time-value="14:57:42.6038199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9in"/>
    </style:style>
    <style:style style:name="co3"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3in" fo:break-before="auto" style:use-optimal-row-height="false"/>
    </style:style>
    <style:style style:name="ro4" style:family="table-row">
      <style:table-row-properties style:row-height="0.199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fo:font-size="16pt" fo:font-style="italic" fo:font-weight="bold" style:font-size-asian="16pt" style:font-style-asian="italic" style:font-weight-asian="bold" style:font-size-complex="16pt" style:font-style-complex="italic" style:font-weight-complex="bold"/>
    </style:style>
    <style:style style:name="ce2" style:family="table-cell" style:parent-style-name="Default">
      <style:table-cell-properties style:text-align-source="fix" style:repeat-content="false" style:vertical-align="middle"/>
      <style:paragraph-properties fo:text-align="end" fo:margin-left="0in"/>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wrap-option="wrap" fo:border="0.06pt solid #000000" style:vertical-align="middle"/>
      <style:text-properties style:text-position="" fo:font-size="9pt" style:font-size-asian="9pt" style:font-size-complex="9pt"/>
    </style:style>
    <style:style style:name="ce5"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style:text-position="" fo:font-style="italic" fo:font-weight="bold" style:font-style-asian="italic" style:font-weight-asian="bold" style:font-style-complex="italic" style:font-weight-complex="bold"/>
    </style:style>
    <style:style style:name="ce6" style:family="table-cell" style:parent-style-name="Default">
      <style:table-cell-properties fo:background-color="#d7f7f7" fo:wrap-option="wrap" fo:border="0.06pt solid #000000" style:vertical-align="middle"/>
      <style:text-properties fo:color="#0000ff" style:text-position="" fo:font-size="9pt" style:font-size-asian="9pt" style:font-size-complex="9pt"/>
    </style:style>
    <style:style style:name="ce7" style:family="table-cell" style:parent-style-name="Default">
      <style:table-cell-properties fo:background-color="#f3e1b5" style:text-align-source="fix" style:repeat-content="false" fo:wrap-option="wrap" fo:border="0.06pt solid #000000" style:vertical-align="middle"/>
      <style:paragraph-properties fo:text-align="center" fo:margin-left="0in"/>
      <style:text-properties fo:color="#b81233" style:text-position="" fo:font-size="9pt" fo:font-style="italic" fo:font-weight="bold" style:font-size-asian="9pt" style:font-style-asian="italic" style:font-weight-asian="bold" style:font-size-complex="9pt" style:font-style-complex="italic" style:font-weight-complex="bold"/>
    </style:style>
    <style:style style:name="ce8" style:family="table-cell" style:parent-style-name="Default">
      <style:table-cell-properties fo:background-color="#d7f7f7" fo:wrap-option="wrap" fo:border="0.06pt solid #000000" style:vertical-align="middle"/>
      <style:text-properties fo:color="#0000ff" style:text-position="" style:font-name="Liberation Sans" fo:font-size="9pt" style:font-name-asian="FZSongS-Extended(SIP)" style:font-size-asian="9pt" style:font-name-complex="Lohit Hindi" style:font-size-complex="9pt"/>
    </style:style>
    <style:style style:name="ce9" style:family="table-cell" style:parent-style-name="Default">
      <style:table-cell-properties style:text-align-source="fix" style:repeat-content="false"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e10" style:family="table-cell" style:parent-style-name="Default">
      <style:table-cell-properties style:text-align-source="fix" style:repeat-content="false" style:vertical-align="middle"/>
      <style:paragraph-properties fo:text-align="end" fo:margin-left="0in"/>
      <style:text-properties fo:font-size="8pt" style:font-size-asian="8pt" style:font-size-complex="8pt"/>
    </style:style>
    <style:style style:name="ce11" style:family="table-cell" style:parent-style-name="Default">
      <style:table-cell-properties style:text-align-source="fix" style:repeat-content="false"/>
      <style:paragraph-properties fo:text-align="center" fo:margin-left="0in"/>
      <style:text-properties fo:font-style="italic" fo:font-weight="bold" style:font-style-asian="italic" style:font-weight-asian="bold" style:font-style-complex="italic" style:font-weight-complex="bold"/>
    </style:style>
    <style:style style:name="ce12" style:family="table-cell" style:parent-style-name="Default">
      <style:table-cell-properties fo:wrap-option="wrap" fo:border="0.06pt solid #000000" style:vertical-align="middle"/>
      <style:text-properties fo:font-size="9pt" style:font-size-asian="9pt" style:font-size-complex="9pt"/>
    </style:style>
    <style:style style:name="ce13"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fo:font-style="italic" fo:font-weight="bold" style:font-style-asian="italic" style:font-weight-asian="bold" style:font-style-complex="italic" style:font-weight-complex="bold"/>
    </style:style>
    <style:style style:name="ce14" style:family="table-cell" style:parent-style-name="Default">
      <style:table-cell-properties fo:background-color="#d7f7f7" fo:wrap-option="wrap" fo:border="0.06pt solid #000000" style:vertical-align="middle"/>
      <style:text-properties fo:color="#0000ff" fo:font-size="9pt" style:font-size-asian="9pt" style:font-size-complex="9pt"/>
    </style:style>
    <style:style style:name="ce15" style:family="table-cell" style:parent-style-name="Default">
      <style:table-cell-properties fo:background-color="#f3e1b5" style:text-align-source="fix" style:repeat-content="false" fo:wrap-option="wrap" fo:border="0.06pt solid #000000" style:vertical-align="middle"/>
      <style:paragraph-properties fo:text-align="center" fo:margin-left="0in"/>
      <style:text-properties fo:color="#b81233" fo:font-size="9pt" fo:font-style="italic" fo:font-weight="bold" style:font-size-asian="9pt" style:font-style-asian="italic" style:font-weight-asian="bold" style:font-size-complex="9pt" style:font-style-complex="italic" style:font-weight-complex="bold"/>
    </style:style>
    <style:style style:name="ce16" style:family="table-cell" style:parent-style-name="Default">
      <style:table-cell-properties fo:background-color="#d7f7f7" fo:wrap-option="wrap" fo:border="0.06pt solid #000000" style:vertical-align="middle"/>
      <style:text-properties fo:color="#0000ff" style:font-name="Liberation Sans" fo:font-size="9pt" style:font-name-asian="FZSongS-Extended(SIP)" style:font-size-asian="9pt" style:font-name-complex="Lohit Hindi" style:font-size-complex="9pt"/>
    </style:style>
    <style:style style:name="T1" style:family="text">
      <style:text-properties fo:color="#ab00ab"/>
    </style:style>
    <style:style style:name="T2" style:family="text">
      <style:text-properties fo:color="#ab00ab"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5" style:family="text">
      <style:text-properties fo:color="#ab00ab" fo:font-style="normal" style:text-underline-style="none"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style:text-underline-style="solid" style:text-underline-width="auto" style:text-underline-color="font-color"/>
    </style:style>
    <style:style style:name="T10" style:family="text">
      <style:text-properties fo:color="#0000ff"/>
    </style:style>
    <style:style style:name="T11" style:family="text">
      <style:text-properties fo:color="#0000ff" fo:font-weight="bold" style:font-weight-asian="bold" style:font-weight-complex="bold"/>
    </style:style>
    <style:style style:name="T3" style:family="text">
      <style:text-properties fo:color="#0000d5"/>
    </style:style>
    <style:style style:name="T4" style:family="text">
      <style:text-properties fo:color="#0000d5"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ab00ab" fo:font-style="normal" style:text-underline-style="none" fo:font-weight="bold" style:font-style-asian="normal" style:font-weight-asian="bold" style:font-style-complex="normal" style:font-weight-complex="bold"/>
    </style:style>
    <style:style style:name="T16" style:family="text">
      <style:text-properties fo:color="#ab00ab"/>
    </style:style>
    <style:style style:name="T17" style:family="text">
      <style:text-properties fo:color="#ab00ab"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18" style:family="text">
      <style:text-properties fo:color="#0000d5"/>
    </style:style>
    <style:style style:name="T19" style:family="text">
      <style:text-properties fo:color="#0000d5"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20" style:family="text">
      <style:text-properties fo:color="#ab00ab" style:text-underline-style="none" style:text-underline-color="font-color" fo:font-style="normal" style:font-style-asian="normal" style:font-style-complex="normal"/>
    </style:style>
    <style:style style:name="T21" style:family="text">
      <style:text-properties style:text-underline-style="none" style:text-underline-color="font-color" fo:font-style="normal" style:font-style-asian="normal" style:font-style-complex="normal"/>
    </style:style>
    <style:style style:name="T22" style:family="text">
      <style:text-properties style:text-underline-style="solid" style:text-underline-width="auto" style:text-underline-color="font-color"/>
    </style:style>
    <style:style style:name="T23" style:family="text">
      <style:text-properties fo:font-weight="normal" style:text-underline-style="none" style:text-underline-color="font-color" fo:font-style="normal" style:font-weight-asian="normal" style:font-weight-complex="normal" style:font-style-asian="normal" style:font-style-complex="normal"/>
    </style:style>
    <style:style style:name="T24" style:family="text">
      <style:text-properties fo:color="#ab00ab" fo:font-weight="bold" style:text-underline-style="none" style:text-underline-color="font-color" fo:font-style="normal" style:font-weight-asian="bold" style:font-weight-complex="bold" style:font-style-asian="normal" style:font-style-complex="normal"/>
    </style:style>
    <style:style style:name="T25" style:family="text">
      <style:text-properties fo:color="#0000ff"/>
    </style:style>
    <style:style style:name="T26" style:family="text">
      <style:text-properties fo:color="#0000ff" fo:font-weight="bold" style:font-weight-asian="bold" style:font-weight-complex="bold"/>
    </style:style>
  </office:automatic-styles>
  <office:body>
    <office:spreadsheet>
      <table:table table:name="PRB-Essentials - Week 3" table:style-name="ta1">
        <table:table-column table:style-name="co1" table:default-cell-style-name="ce10"/>
        <table:table-column table:style-name="co2" table:number-columns-repeated="2" table:default-cell-style-name="ce12"/>
        <table:table-column table:style-name="co2" table:default-cell-style-name="ce14"/>
        <table:table-column table:style-name="co2" table:default-cell-style-name="Default"/>
        <table:table-column table:style-name="co2" table:default-cell-style-name="ce16"/>
        <table:table-row table:style-name="ro1">
          <table:table-cell table:style-name="ce9" office:value-type="string" calcext:value-type="string" table:number-columns-spanned="6" table:number-rows-spanned="1">
            <text:p>PARSEC Ruby Bootcamp – Essentials – Week 3</text:p>
          </table:table-cell>
          <table:covered-table-cell table:number-columns-repeated="3" table:style-name="Default"/>
          <table:covered-table-cell/>
          <table:covered-table-cell table:style-name="Default"/>
        </table:table-row>
        <table:table-row table:style-name="ro2">
          <table:table-cell table:style-name="Default"/>
          <table:table-cell table:style-name="ce11" office:value-type="string" calcext:value-type="string">
            <text:p>Monday</text:p>
          </table:table-cell>
          <table:table-cell table:style-name="ce11" office:value-type="string" calcext:value-type="string">
            <text:p>Tuesday</text:p>
          </table:table-cell>
          <table:table-cell table:style-name="ce11" office:value-type="string" calcext:value-type="string">
            <text:p>Wednesday</text:p>
          </table:table-cell>
          <table:table-cell table:style-name="ce11" office:value-type="string" calcext:value-type="string">
            <text:p>Thursday</text:p>
          </table:table-cell>
          <table:table-cell table:style-name="ce11" office:value-type="string" calcext:value-type="string">
            <text:p>Friday</text:p>
          </table:table-cell>
        </table:table-row>
        <table:table-row table:style-name="ro3">
          <table:table-cell office:value-type="string" calcext:value-type="string">
            <text:p><text:span text:style-name="T16">9:00am</text:span></text:p>
            <text:p/>
            <text:p/>
            <text:p/>
            <text:p/>
            <text:p/>
            <text:p/>
            <text:p/>
            <text:p/>
            <text:p/>
            <text:p/>
            <text:p><text:span text:style-name="T17">Morning</text:span></text:p>
            <text:p/>
            <text:p/>
            <text:p/>
            <text:p/>
            <text:p/>
            <text:p/>
            <text:p/>
            <text:p/>
            <text:p/>
            <text:p/>
            <text:p/>
            <text:p/>
            <text:p><text:span text:style-name="T16">12:00am</text:span></text:p>
          </table:table-cell>
          <table:table-cell office:value-type="string" calcext:value-type="string">
            <text:p><text:span text:style-name="T16">1. Introductions: instructor</text:span></text:p>
            <text:p><text:span text:style-name="T20">    and students</text:span></text:p>
            <text:p/>
            <text:p><text:span text:style-name="T21">2. Week/class overview</text:span></text:p>
            <text:p/>
            <text:p><text:span text:style-name="T21">3. Ruby Review – the basics</text:span></text:p>
            <text:p><text:span text:style-name="T21">    are comfortable...</text:span></text:p>
            <text:p>  ● Idioms</text:p>
            <text:p/>
            <text:p><text:span text:style-name="T21">4. Methods</text:span></text:p>
            <text:p>  ● Invoking a method</text:p>
            <text:p>  ● Defining a method</text:p>
          </table:table-cell>
          <table:table-cell office:value-type="string" calcext:value-type="string">
            <text:p>1. Method taxonomy –</text:p>
            <text:p>  ● Instance methods</text:p>
            <text:p>  ● Class methods</text:p>
            <text:p>  ● The Singleton method</text:p>
            <text:p>  ● What is <text:span text:style-name="T22">self</text:span></text:p>
            <text:p/>
            <text:p>2. The Ruby OO-model</text:p>
            <text:p>  ● Everything is an Object</text:p>
            <text:p>  ● What’s an Object?</text:p>
            <text:p>  ● What’s an Attribute?</text:p>
            <text:p>  ● Modules and Classes</text:p>
            <text:p>  ● Modules Mixin</text:p>
            <text:p>  ● Class Inheritance</text:p>
            <text:p>  ● Open Classes</text:p>
            <text:p>  ● The Monkeypatch</text:p>
          </table:table-cell>
          <table:table-cell office:value-type="string" calcext:value-type="string">
            <text:p><text:span text:style-name="T25">1. Intro to Team Project </text:span><text:span text:style-name="T26">#3</text:span></text:p>
            <text:p><text:span text:style-name="T25">  ● Team organization – new</text:span></text:p>
            <text:p><text:span text:style-name="T25">     teams selected and named</text:span></text:p>
            <text:p>  ● Discuss approach and</text:p>
            <text:p>     methodology</text:p>
            <text:p>  ● Select roles: captain, scribe,</text:p>
            <text:p>     archivist &amp; spokesperson</text:p>
            <text:p>  ● Discuss program design,</text:p>
            <text:p>     how to get started...</text:p>
            <text:p/>
            <text:p>2. Team coding session...</text:p>
            <text:p/>
          </table:table-cell>
          <table:table-cell table:style-name="ce14" office:value-type="string" calcext:value-type="string">
            <text:p><text:span text:style-name="T16">1. Questions – leave no</text:span></text:p>
            <text:p><text:span text:style-name="T16">    teammate behind!</text:span></text:p>
            <text:p/>
            <text:p>2. Team coding session...</text:p>
            <text:p/>
            <text:p>3. Session wrap-up – what’s</text:p>
            <text:p>    going well, what’s in the way?</text:p>
          </table:table-cell>
          <table:table-cell office:value-type="string" calcext:value-type="string">
            <text:p><text:span text:style-name="T16">1. Questions – leave no</text:span></text:p>
            <text:p><text:span text:style-name="T16">    teammate behind!</text:span></text:p>
            <text:p/>
            <text:p>2. Team status reports (brief!) –</text:p>
            <text:p>  ● Class feedback &amp; help to</text:p>
            <text:p>     each team...</text:p>
            <text:p>  ● How is Ruby helping you to</text:p>
            <text:p>     rapid-prototype and develop?</text:p>
            <text:p/>
            <text:p>3. Team coding session...</text:p>
          </table:table-cell>
        </table:table-row>
        <table:table-row table:style-name="ro4">
          <table:table-cell/>
          <table:table-cell table:number-columns-repeated="5" table:style-name="ce13" office:value-type="string" calcext:value-type="string">
            <text:p>[ Lunch Break ]</text:p>
          </table:table-cell>
        </table:table-row>
        <table:table-row table:style-name="ro3">
          <table:table-cell office:value-type="string" calcext:value-type="string">
            <text:p><text:span text:style-name="T18">1:00pm</text:span></text:p>
            <text:p/>
            <text:p/>
            <text:p/>
            <text:p/>
            <text:p/>
            <text:p/>
            <text:p/>
            <text:p/>
            <text:p/>
            <text:p/>
            <text:p><text:span text:style-name="T19">Afternoon</text:span></text:p>
            <text:p/>
            <text:p/>
            <text:p/>
            <text:p/>
            <text:p/>
            <text:p/>
            <text:p/>
            <text:p/>
            <text:p/>
            <text:p/>
            <text:p/>
            <text:p/>
            <text:p><text:span text:style-name="T18">5:00pm</text:span></text:p>
          </table:table-cell>
          <table:table-cell office:value-type="string" calcext:value-type="string">
            <text:p>5. Methods (continued)</text:p>
            <text:p>  ● Parameters</text:p>
            <text:p>     – defining</text:p>
            <text:p>     – default values</text:p>
            <text:p>     – aggregates (splat)</text:p>
            <text:p>     – keyword (hash)</text:p>
            <text:p>     – variable length arg-lists</text:p>
            <text:p>     – block</text:p>
            <text:p/>
            <text:p>6. Classes –</text:p>
            <text:p>  ● foo = Foo.new( … )</text:p>
            <text:p>  ● The initialize method</text:p>
            <text:p>  ● Class attributes and</text:p>
            <text:p>     attr_* macros</text:p>
          </table:table-cell>
          <table:table-cell office:value-type="string" calcext:value-type="string">
            <text:p>3. Object Scoping</text:p>
            <text:p>  ● Constants &amp; Globals</text:p>
            <text:p>  ● Instance Variables</text:p>
            <text:p>  ● Class Variables</text:p>
            <text:p/>
            <text:p>4. Duck typing</text:p>
            <text:p/>
            <text:p>5. Errors and Exceptions</text:p>
            <text:p>  ● begin/rescue/...</text:p>
            <text:p>  ● raise</text:p>
            <text:p>  ● throw/catch</text:p>
            <text:p/>
            <text:p><text:span text:style-name="T23">6. Access control</text:span></text:p>
            <text:p><text:span text:style-name="T23">  ● Public methods</text:span></text:p>
            <text:p><text:span text:style-name="T23">  ● Protected methods</text:span></text:p>
            <text:p><text:span text:style-name="T23">  ● Private methods</text:span></text:p>
            <text:p><text:span text:style-name="T23">  ● Aliases</text:span></text:p>
            <text:p/>
            <text:p><text:span text:style-name="T24">7. Lab – featuring:</text:span></text:p>
            <text:p><text:span text:style-name="T24">  ● Scales and études</text:span></text:p>
          </table:table-cell>
          <table:table-cell office:value-type="string" calcext:value-type="string">
            <text:p>3. Team coding session...</text:p>
            <text:p/>
            <text:p>4. Session wrap-up – what’s</text:p>
            <text:p>    going well, what’s in the way?</text:p>
          </table:table-cell>
          <table:table-cell table:style-name="ce15" office:value-type="string" calcext:value-type="string">
            <text:p>Guest Speaker</text:p>
            <text:p><text:span text:style-name="T22">Special Presentation</text:span>:</text:p>
            <text:p>What Does It Take</text:p>
            <text:p>to be a Great</text:p>
            <text:p>Software Developer</text:p>
          </table:table-cell>
          <table:table-cell office:value-type="string" calcext:value-type="string">
            <text:p>4. Team coding session...</text:p>
            <text:p>    Wrap-up! (~90 minutes)</text:p>
            <text:p/>
            <text:p>5. Team presentations of working</text:p>
            <text:p>    code/programs to class...</text:p>
            <text:p/>
            <text:p>6. Evaluations –</text:p>
            <text:p>  ● Best design</text:p>
            <text:p>  ● Best code/implementation</text:p>
            <text:p>  ● Best documentation</text:p>
            <text:p>  ● Best presentation</text:p>
            <text:p>  ● Best teamwork</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FZSongS-Extended(SIP)" style:font-family-asian="FZSongS-Extended(SIP)"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25in" fo:margin-bottom="0.25in" fo:margin-left="0.15in" fo:margin-right="0.15in" style:shadow="none" fo:background-color="transparent" style:table-centering="both" style:writing-mode="lr-tb">
        <style:background-image/>
      </style:page-layout-properties>
      <style:header-style>
        <style:header-footer-properties fo:min-height="0.3in" fo:margin-left="0in" fo:margin-right="0in" fo:margin-bottom="0.1in"/>
      </style:header-style>
      <style:footer-style>
        <style:header-footer-properties svg:height="0.1402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style style:name="MT1" style:family="text">
      <style:text-properties fo:font-size="8pt" fo:font-style="italic"/>
    </style:style>
  </office:automatic-styles>
  <office:master-styles>
    <style:master-page style:name="Default" style:page-layout-name="Mpm1">
      <style:header style:display="false">
        <text:p><text:sheet-name>???</text:sheet-name></text:p>
      </style:header>
      <style:header-left style:display="false"/>
      <style:footer>
        <style:region-right>
          <text:p><text:span text:style-name="MT1">rev. 1.00 (</text:span><text:span text:style-name="MT1"><text:date style:data-style-name="N2" text:date-value="2014-08-12">00/00/0000</text:date></text:span><text:span text:style-name="MT1">)</text:span></text:p>
        </style:region-right>
      </style:footer>
      <style:footer-left/>
    </style:master-page>
    <style:master-page style:name="Report" style:page-layout-name="Mpm2">
      <style:header>
        <style:region-left>
          <text:p><text:sheet-name>???</text:sheet-name> (<text:title>???</text:title>)</text:p>
        </style:region-left>
        <style:region-right>
          <text:p><text:date style:data-style-name="N2" text:date-value="2014-08-12">00/00/0000</text:date>, <text:time style:data-style-name="N2" text:time-value="14:58:20.9611936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1.9in"/>
    </style:style>
    <style:style style:name="co3"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3.3in" fo:break-before="auto" style:use-optimal-row-height="false"/>
    </style:style>
    <style:style style:name="ro4" style:family="table-row">
      <style:table-row-properties style:row-height="0.199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fo:font-size="16pt" fo:font-style="italic" fo:font-weight="bold" style:font-size-asian="16pt" style:font-style-asian="italic" style:font-weight-asian="bold" style:font-size-complex="16pt" style:font-style-complex="italic" style:font-weight-complex="bold"/>
    </style:style>
    <style:style style:name="ce2" style:family="table-cell" style:parent-style-name="Default">
      <style:table-cell-properties style:text-align-source="fix" style:repeat-content="false" style:vertical-align="middle"/>
      <style:paragraph-properties fo:text-align="end" fo:margin-left="0in"/>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in"/>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wrap-option="wrap" fo:border="0.06pt solid #000000" style:vertical-align="middle"/>
      <style:text-properties style:text-position="" fo:font-size="9pt" style:font-size-asian="9pt" style:font-size-complex="9pt"/>
    </style:style>
    <style:style style:name="ce5"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style:text-position="" fo:font-style="italic" fo:font-weight="bold" style:font-style-asian="italic" style:font-weight-asian="bold" style:font-style-complex="italic" style:font-weight-complex="bold"/>
    </style:style>
    <style:style style:name="ce6" style:family="table-cell" style:parent-style-name="Default">
      <style:table-cell-properties fo:wrap-option="wrap" fo:border="0.06pt solid #000000" style:vertical-align="middle"/>
      <style:text-properties style:text-position="" style:font-name="Liberation Sans" fo:font-size="9pt" style:font-name-asian="FZSongS-Extended(SIP)" style:font-size-asian="9pt" style:font-name-complex="Lohit Hindi" style:font-size-complex="9pt"/>
    </style:style>
    <style:style style:name="ce7" style:family="table-cell" style:parent-style-name="Default">
      <style:table-cell-properties fo:background-color="#d7f7f7" fo:wrap-option="wrap" fo:border="0.06pt solid #000000" style:vertical-align="middle"/>
      <style:text-properties fo:color="#0000ff" style:text-position="" fo:font-size="9pt" style:font-size-asian="9pt" style:font-size-complex="9pt"/>
    </style:style>
    <style:style style:name="ce8" style:family="table-cell" style:parent-style-name="Default">
      <style:table-cell-properties fo:background-color="#f3e1b5" style:text-align-source="fix" style:repeat-content="false" fo:wrap-option="wrap" fo:border="0.06pt solid #000000" style:vertical-align="middle"/>
      <style:paragraph-properties fo:text-align="center" fo:margin-left="0in"/>
      <style:text-properties fo:color="#b81233" style:text-position="" fo:font-size="9pt" fo:font-style="italic" fo:font-weight="bold" style:font-size-asian="9pt" style:font-style-asian="italic" style:font-weight-asian="bold" style:font-size-complex="9pt" style:font-style-complex="italic" style:font-weight-complex="bold"/>
    </style:style>
    <style:style style:name="ce9" style:family="table-cell" style:parent-style-name="Default">
      <style:table-cell-properties fo:background-color="#d7f7f7" fo:wrap-option="wrap" fo:border="0.06pt solid #000000" style:vertical-align="middle"/>
      <style:text-properties fo:color="#0000ff" style:text-position="" style:font-name="Liberation Sans" fo:font-size="9pt" style:font-name-asian="FZSongS-Extended(SIP)" style:font-size-asian="9pt" style:font-name-complex="Lohit Hindi" style:font-size-complex="9pt"/>
    </style:style>
    <style:style style:name="ce10" style:family="table-cell" style:parent-style-name="Default">
      <style:table-cell-properties style:text-align-source="fix" style:repeat-content="false"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e11" style:family="table-cell" style:parent-style-name="Default">
      <style:table-cell-properties style:text-align-source="fix" style:repeat-content="false" style:vertical-align="middle"/>
      <style:paragraph-properties fo:text-align="end" fo:margin-left="0in"/>
      <style:text-properties fo:font-size="8pt" style:font-size-asian="8pt" style:font-size-complex="8pt"/>
    </style:style>
    <style:style style:name="ce12" style:family="table-cell" style:parent-style-name="Default">
      <style:table-cell-properties style:text-align-source="fix" style:repeat-content="false"/>
      <style:paragraph-properties fo:text-align="center" fo:margin-left="0in"/>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fo:border="0.06pt solid #000000" style:vertical-align="middle"/>
      <style:text-properties fo:font-size="9pt" style:font-size-asian="9pt" style:font-size-complex="9pt"/>
    </style:style>
    <style:style style:name="ce14" style:family="table-cell" style:parent-style-name="Default">
      <style:table-cell-properties fo:background-color="#ffffaa" style:text-align-source="fix" style:repeat-content="false" fo:wrap-option="wrap" fo:border="0.06pt solid #000000" style:vertical-align="middle"/>
      <style:paragraph-properties fo:text-align="center" fo:margin-left="0in"/>
      <style:text-properties fo:color="#00d500" fo:font-style="italic" fo:font-weight="bold" style:font-style-asian="italic" style:font-weight-asian="bold" style:font-style-complex="italic" style:font-weight-complex="bold"/>
    </style:style>
    <style:style style:name="ce15" style:family="table-cell" style:parent-style-name="Default">
      <style:table-cell-properties fo:wrap-option="wrap" fo:border="0.06pt solid #000000" style:vertical-align="middle"/>
      <style:text-properties style:font-name="Liberation Sans" fo:font-size="9pt" style:font-name-asian="FZSongS-Extended(SIP)" style:font-size-asian="9pt" style:font-name-complex="Lohit Hindi" style:font-size-complex="9pt"/>
    </style:style>
    <style:style style:name="ce16" style:family="table-cell" style:parent-style-name="Default">
      <style:table-cell-properties fo:background-color="#d7f7f7" fo:wrap-option="wrap" fo:border="0.06pt solid #000000" style:vertical-align="middle"/>
      <style:text-properties fo:color="#0000ff" fo:font-size="9pt" style:font-size-asian="9pt" style:font-size-complex="9pt"/>
    </style:style>
    <style:style style:name="ce17" style:family="table-cell" style:parent-style-name="Default">
      <style:table-cell-properties fo:background-color="#f3e1b5" style:text-align-source="fix" style:repeat-content="false" fo:wrap-option="wrap" fo:border="0.06pt solid #000000" style:vertical-align="middle"/>
      <style:paragraph-properties fo:text-align="center" fo:margin-left="0in"/>
      <style:text-properties fo:color="#b81233" fo:font-size="9pt" fo:font-style="italic" fo:font-weight="bold" style:font-size-asian="9pt" style:font-style-asian="italic" style:font-weight-asian="bold" style:font-size-complex="9pt" style:font-style-complex="italic" style:font-weight-complex="bold"/>
    </style:style>
    <style:style style:name="ce18" style:family="table-cell" style:parent-style-name="Default">
      <style:table-cell-properties fo:background-color="#d7f7f7" fo:wrap-option="wrap" fo:border="0.06pt solid #000000" style:vertical-align="middle"/>
      <style:text-properties fo:color="#0000ff" style:font-name="Liberation Sans" fo:font-size="9pt" style:font-name-asian="FZSongS-Extended(SIP)" style:font-size-asian="9pt" style:font-name-complex="Lohit Hindi" style:font-size-complex="9pt"/>
    </style:style>
    <style:style style:name="T1" style:family="text">
      <style:text-properties fo:color="#ab00ab"/>
    </style:style>
    <style:style style:name="T2" style:family="text">
      <style:text-properties fo:color="#ab00ab"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5" style:family="text">
      <style:text-properties fo:color="#ab00ab" fo:font-style="normal" style:text-underline-style="none"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color="#0000ff"/>
    </style:style>
    <style:style style:name="T8" style:family="text">
      <style:text-properties fo:color="#0000ff" fo:font-weight="bold" style:font-weight-asian="bold" style:font-weight-complex="bold"/>
    </style:style>
    <style:style style:name="T3" style:family="text">
      <style:text-properties fo:color="#0000d5"/>
    </style:style>
    <style:style style:name="T4" style:family="text">
      <style:text-properties fo:color="#0000d5"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9" style:family="text">
      <style:text-properties style:text-underline-style="solid" style:text-underline-width="auto" style:text-underline-color="font-color"/>
    </style:style>
    <style:style style:name="T12" style:family="text">
      <style:text-properties fo:color="#ab00ab"/>
    </style:style>
    <style:style style:name="T13" style:family="text">
      <style:text-properties fo:color="#ab00ab"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14" style:family="text">
      <style:text-properties fo:color="#0000d5"/>
    </style:style>
    <style:style style:name="T15" style:family="text">
      <style:text-properties fo:color="#0000d5" fo:font-size="9pt" fo:font-weight="bold" style:text-underline-style="solid" style:text-underline-width="auto" style:text-underline-color="font-color" fo:font-style="italic" style:font-size-asian="9pt" style:font-size-complex="9pt" style:font-weight-asian="bold" style:font-weight-complex="bold" style:font-style-asian="italic" style:font-style-complex="italic"/>
    </style:style>
    <style:style style:name="T16" style:family="text">
      <style:text-properties fo:color="#ab00ab" style:text-underline-style="none" style:text-underline-color="font-color" fo:font-style="normal" style:font-style-asian="normal" style:font-style-complex="normal"/>
    </style:style>
    <style:style style:name="T17" style:family="text">
      <style:text-properties style:text-underline-style="none" style:text-underline-color="font-color" fo:font-style="normal" style:font-style-asian="normal" style:font-style-complex="normal"/>
    </style:style>
    <style:style style:name="T18" style:family="text">
      <style:text-properties fo:color="#0000ff"/>
    </style:style>
    <style:style style:name="T19" style:family="text">
      <style:text-properties fo:color="#0000ff" fo:font-weight="bold" style:font-weight-asian="bold" style:font-weight-complex="bold"/>
    </style:style>
    <style:style style:name="T20" style:family="text">
      <style:text-properties style:text-underline-style="solid" style:text-underline-width="auto" style:text-underline-color="font-color"/>
    </style:style>
  </office:automatic-styles>
  <office:body>
    <office:spreadsheet>
      <table:table table:name="PRB-(Meta)Mastery - Week 4" table:style-name="ta1">
        <table:table-column table:style-name="co1" table:default-cell-style-name="ce11"/>
        <table:table-column table:style-name="co2" table:default-cell-style-name="ce13"/>
        <table:table-column table:style-name="co2" table:default-cell-style-name="Default"/>
        <table:table-column table:style-name="co2" table:default-cell-style-name="ce16"/>
        <table:table-column table:style-name="co2" table:default-cell-style-name="Default"/>
        <table:table-column table:style-name="co2" table:default-cell-style-name="ce18"/>
        <table:table-row table:style-name="ro1">
          <table:table-cell table:style-name="ce10" office:value-type="string" calcext:value-type="string" table:number-columns-spanned="6" table:number-rows-spanned="1">
            <text:p>PARSEC Ruby Bootcamp – (Meta)Mastery – Week 4</text:p>
          </table:table-cell>
          <table:covered-table-cell table:style-name="Default"/>
          <table:covered-table-cell/>
          <table:covered-table-cell table:style-name="Default"/>
          <table:covered-table-cell/>
          <table:covered-table-cell table:style-name="Default"/>
        </table:table-row>
        <table:table-row table:style-name="ro2">
          <table:table-cell table:style-name="Default"/>
          <table:table-cell table:style-name="ce12" office:value-type="string" calcext:value-type="string">
            <text:p>Monday</text:p>
          </table:table-cell>
          <table:table-cell table:style-name="ce12" office:value-type="string" calcext:value-type="string">
            <text:p>Tuesday</text:p>
          </table:table-cell>
          <table:table-cell table:style-name="ce12" office:value-type="string" calcext:value-type="string">
            <text:p>Wednesday</text:p>
          </table:table-cell>
          <table:table-cell table:style-name="ce12" office:value-type="string" calcext:value-type="string">
            <text:p>Thursday</text:p>
          </table:table-cell>
          <table:table-cell table:style-name="ce12" office:value-type="string" calcext:value-type="string">
            <text:p>Friday</text:p>
          </table:table-cell>
        </table:table-row>
        <table:table-row table:style-name="ro3">
          <table:table-cell office:value-type="string" calcext:value-type="string">
            <text:p><text:span text:style-name="T12">9:00am</text:span></text:p>
            <text:p/>
            <text:p/>
            <text:p/>
            <text:p/>
            <text:p/>
            <text:p/>
            <text:p/>
            <text:p/>
            <text:p/>
            <text:p/>
            <text:p><text:span text:style-name="T13">Morning</text:span></text:p>
            <text:p/>
            <text:p/>
            <text:p/>
            <text:p/>
            <text:p/>
            <text:p/>
            <text:p/>
            <text:p/>
            <text:p/>
            <text:p/>
            <text:p/>
            <text:p/>
            <text:p><text:span text:style-name="T12">12:00am</text:span></text:p>
          </table:table-cell>
          <table:table-cell office:value-type="string" calcext:value-type="string">
            <text:p><text:span text:style-name="T12">1. Introductions: instructor</text:span></text:p>
            <text:p><text:span text:style-name="T16">    and students</text:span></text:p>
            <text:p/>
            <text:p><text:span text:style-name="T17">2. Week/class overview</text:span></text:p>
            <text:p/>
            <text:p><text:span text:style-name="T17">3. Ruby Review – The basics</text:span></text:p>
            <text:p><text:span text:style-name="T17">    are mastered...</text:span></text:p>
            <text:p/>
            <text:p><text:span text:style-name="T17">4. Advanced Ruby</text:span></text:p>
            <text:p>  ● Lots of code examples</text:p>
          </table:table-cell>
          <table:table-cell table:style-name="ce13" office:value-type="string" calcext:value-type="string">
            <text:p>1. Rake – Ruby’s answer to</text:p>
            <text:p>    make... on steroids</text:p>
            <text:p/>
            <text:p>2. Code walkthroughs:</text:p>
            <text:p>  ● Sample Gems</text:p>
            <text:p>  ● Rake idioms</text:p>
            <text:p>  ● Building and submitting</text:p>
            <text:p>     a Ruby Gem</text:p>
          </table:table-cell>
          <table:table-cell office:value-type="string" calcext:value-type="string">
            <text:p><text:span text:style-name="T18">1. Intro to Team Project </text:span><text:span text:style-name="T19">#4</text:span></text:p>
            <text:p><text:span text:style-name="T18">  ● Team organization – new</text:span></text:p>
            <text:p><text:span text:style-name="T18">     teams selected and named</text:span></text:p>
            <text:p>  ● Discuss approach and</text:p>
            <text:p>     methodology</text:p>
            <text:p>  ● Select roles: captain, scribe,</text:p>
            <text:p>     archivist &amp; spokesperson</text:p>
            <text:p>  ● Discuss program design,</text:p>
            <text:p>     how to get started...</text:p>
            <text:p/>
            <text:p>2. Team coding session...</text:p>
            <text:p/>
          </table:table-cell>
          <table:table-cell table:style-name="ce16" office:value-type="string" calcext:value-type="string">
            <text:p><text:span text:style-name="T12">1. Questions – leave no</text:span></text:p>
            <text:p><text:span text:style-name="T12">    teammate behind!</text:span></text:p>
            <text:p/>
            <text:p>2. Team coding session...</text:p>
            <text:p/>
            <text:p>3. Session wrap-up – what’s</text:p>
            <text:p>    going well, what’s in the way?</text:p>
          </table:table-cell>
          <table:table-cell office:value-type="string" calcext:value-type="string">
            <text:p><text:span text:style-name="T12">1. Questions – leave no</text:span></text:p>
            <text:p><text:span text:style-name="T12">    teammate behind!</text:span></text:p>
            <text:p/>
            <text:p>2. Team status reports (brief!) –</text:p>
            <text:p>  ● Class feedback &amp; help to</text:p>
            <text:p>     each team...</text:p>
            <text:p>  ● How is Ruby helping you to</text:p>
            <text:p>     rapid-prototype and develop?</text:p>
            <text:p/>
            <text:p>3. Team coding session...</text:p>
          </table:table-cell>
        </table:table-row>
        <table:table-row table:style-name="ro4">
          <table:table-cell/>
          <table:table-cell table:number-columns-repeated="5" table:style-name="ce14" office:value-type="string" calcext:value-type="string">
            <text:p>[ Lunch Break ]</text:p>
          </table:table-cell>
        </table:table-row>
        <table:table-row table:style-name="ro3">
          <table:table-cell office:value-type="string" calcext:value-type="string">
            <text:p><text:span text:style-name="T14">1:00pm</text:span></text:p>
            <text:p/>
            <text:p/>
            <text:p/>
            <text:p/>
            <text:p/>
            <text:p/>
            <text:p/>
            <text:p/>
            <text:p/>
            <text:p/>
            <text:p><text:span text:style-name="T15">Afternoon</text:span></text:p>
            <text:p/>
            <text:p/>
            <text:p/>
            <text:p/>
            <text:p/>
            <text:p/>
            <text:p/>
            <text:p/>
            <text:p/>
            <text:p/>
            <text:p/>
            <text:p/>
            <text:p><text:span text:style-name="T14">5:00pm</text:span></text:p>
          </table:table-cell>
          <table:table-cell office:value-type="string" calcext:value-type="string">
            <text:p>5. Intro to –</text:p>
            <text:p>  ● Metaprogramming</text:p>
            <text:p>  ● Reflection &amp; Introspection</text:p>
            <text:p/>
            <text:p>6. How Ruby finds &amp; invokes</text:p>
            <text:p>    methods</text:p>
            <text:p>  ● The method search process</text:p>
            <text:p>  ● The “missing method”</text:p>
            <text:p/>
            <text:p>7. Open Classes &amp; Modules:</text:p>
            <text:p>    the Monkeypatch and the</text:p>
            <text:p>    Mix-In revisited</text:p>
          </table:table-cell>
          <table:table-cell table:style-name="ce15" office:value-type="string" calcext:value-type="string">
            <text:p>3. Metaprogramming use cases</text:p>
            <text:p/>
            <text:p>4. Code walkthroughs:</text:p>
            <text:p>  ● Rails idioms</text:p>
          </table:table-cell>
          <table:table-cell office:value-type="string" calcext:value-type="string">
            <text:p>3. Team coding session...</text:p>
            <text:p/>
            <text:p>4. Session wrap-up – what’s</text:p>
            <text:p>    going well, what’s in the way?</text:p>
          </table:table-cell>
          <table:table-cell table:style-name="ce17" office:value-type="string" calcext:value-type="string">
            <text:p>Guest Speaker</text:p>
            <text:p><text:span text:style-name="T20">Special Presentation</text:span>:</text:p>
            <text:p>Participating in an</text:p>
            <text:p>Open Source Project</text:p>
          </table:table-cell>
          <table:table-cell office:value-type="string" calcext:value-type="string">
            <text:p>4. Team coding session...</text:p>
            <text:p>    Wrap-up! (~90 minutes)</text:p>
            <text:p/>
            <text:p>5. Team presentations of working</text:p>
            <text:p>    code/programs to class...</text:p>
            <text:p/>
            <text:p>6. Evaluations –</text:p>
            <text:p>  ● Best design</text:p>
            <text:p>  ● Best code/implementation</text:p>
            <text:p>  ● Best documentation</text:p>
            <text:p>  ● Best presentation</text:p>
            <text:p>  ● Best teamwork</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ZSongS-Extended(SIP)" svg:font-family="FZSongS-Extended(SIP)"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FZSongS-Extended(SIP)" style:font-family-asian="FZSongS-Extended(SIP)"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25in" fo:margin-bottom="0.25in" fo:margin-left="0.15in" fo:margin-right="0.15in" style:shadow="none" fo:background-color="transparent" style:table-centering="both" style:writing-mode="lr-tb">
        <style:background-image/>
      </style:page-layout-properties>
      <style:header-style>
        <style:header-footer-properties fo:min-height="0.3in" fo:margin-left="0in" fo:margin-right="0in" fo:margin-bottom="0.1in"/>
      </style:header-style>
      <style:footer-style>
        <style:header-footer-properties svg:height="0.1402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style style:name="MT1" style:family="text">
      <style:text-properties fo:font-size="8pt" fo:font-style="italic"/>
    </style:style>
  </office:automatic-styles>
  <office:master-styles>
    <style:master-page style:name="Default" style:page-layout-name="Mpm1">
      <style:header style:display="false">
        <text:p><text:sheet-name>???</text:sheet-name></text:p>
      </style:header>
      <style:header-left style:display="false"/>
      <style:footer>
        <style:region-right>
          <text:p><text:span text:style-name="MT1">rev. 1.00 (</text:span><text:span text:style-name="MT1"><text:date style:data-style-name="N2" text:date-value="2014-08-12">00/00/0000</text:date></text:span><text:span text:style-name="MT1">)</text:span></text:p>
        </style:region-right>
      </style:footer>
      <style:footer-left/>
    </style:master-page>
    <style:master-page style:name="Report" style:page-layout-name="Mpm2">
      <style:header>
        <style:region-left>
          <text:p><text:sheet-name>???</text:sheet-name> (<text:title>???</text:title>)</text:p>
        </style:region-left>
        <style:region-right>
          <text:p><text:date style:data-style-name="N2" text:date-value="2014-08-12">00/00/0000</text:date>, <text:time style:data-style-name="N2" text:time-value="14:58:43.868204460">00:00:00</text:time></text:p>
        </style:region-right>
      </style:header>
      <style:header-left style:display="false"/>
      <style:footer>
        <text:p>Page <text:page-number>1</text:page-number> / <text:page-count>99</text:page-count></text:p>
      </style:footer>
      <style:footer-left style:display="false"/>
    </style:master-page>
  </office:master-styles>
</office:document-styles>
</file>